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0800000002D5E89E8847C2C493A.png" manifest:media-type="image/png"/>
  <manifest:file-entry manifest:full-path="Pictures/100000000000002000000020B2FF2A327EABC87D.png" manifest:media-type="image/png"/>
  <manifest:file-entry manifest:full-path="Pictures/1000269E00000D3B000004A17F1B39DA458958AF.svg" manifest:media-type="image/svg+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graphic-properties style:protect="position size"/>
    </style:style>
    <style:style style:name="gr4" style:family="graphic" style:parent-style-name="standard">
      <style:graphic-properties svg:stroke-width="0.035cm" svg:stroke-color="#000000" draw:marker-start-width="0.252cm" draw:marker-end-width="0.252cm" draw:fill-color="#cccccc" draw:opacity="100%" draw:textarea-vertical-align="middle" fo:padding-top="0.142cm" fo:padding-bottom="0.142cm" fo:padding-left="0.267cm" fo:padding-right="0.267cm"/>
    </style:style>
    <style:style style:name="gr5" style:family="graphic" style:parent-style-name="standard">
      <style:graphic-properties svg:stroke-width="0.035cm" svg:stroke-color="#000000" draw:marker-start-width="0.252cm" draw:marker-end-width="0.252cm" draw:fill-color="#ffffff" draw:opacity="100%" draw:textarea-vertical-align="middle" fo:padding-top="0.142cm" fo:padding-bottom="0.142cm" fo:padding-left="0.267cm" fo:padding-right="0.267cm"/>
    </style:style>
    <style:style style:name="gr6" style:family="graphic" style:parent-style-name="standard">
      <style:graphic-properties svg:stroke-width="0.035cm" svg:stroke-color="#000000" draw:marker-start-width="0.252cm" draw:marker-end-width="0.252cm" draw:fill-color="#333333" draw:opacity="100%" draw:textarea-vertical-align="middle" fo:padding-top="0.142cm" fo:padding-bottom="0.142cm" fo:padding-left="0.267cm" fo:padding-right="0.267cm"/>
    </style:style>
    <style:style style:name="gr7" style:family="graphic" style:parent-style-name="standard">
      <style:graphic-properties svg:stroke-width="0.035cm" svg:stroke-color="#000000" draw:marker-start-width="0.252cm" draw:marker-end-width="0.252cm" draw:fill-color="#cccccc" draw:opacity="100%" draw:textarea-horizontal-align="justify" draw:textarea-vertical-align="middle" draw:auto-grow-height="false" fo:min-height="2.73cm" fo:min-width="2.428cm" fo:padding-top="0.142cm" fo:padding-bottom="0.142cm" fo:padding-left="0.267cm" fo:padding-right="0.267cm"/>
    </style:style>
    <style:style style:name="gr8" style:family="graphic" style:parent-style-name="standard">
      <style:graphic-properties svg:stroke-width="0.049cm" svg:stroke-color="#ff3333" draw:marker-start-width="0.429cm" draw:marker-end-width="0.429cm" draw:textarea-horizontal-align="center" draw:textarea-vertical-align="middle" fo:padding-top="0.026cm" fo:padding-bottom="0.026cm" fo:padding-left="0.026cm" fo:padding-right="0.026cm"/>
    </style:style>
    <style:style style:name="gr9" style:family="graphic" style:parent-style-name="standard">
      <style:graphic-properties draw:stroke="dash" draw:stroke-dash="Fine_20_Dashed" svg:stroke-width="0.101cm" svg:stroke-color="#0000ff" draw:marker-start-width="0.503cm" draw:marker-end-width="0.503cm" draw:fill="none" draw:fill-color="#ffffff" fo:min-height="3.11cm" fo:padding-top="0.049cm" fo:padding-bottom="0.049cm" fo:padding-left="0.049cm" fo:padding-right="0.049cm"/>
    </style:style>
    <style:style style:name="gr10" style:family="graphic" style:parent-style-name="standard">
      <style:graphic-properties svg:stroke-width="0.101cm" svg:stroke-color="#0000ff" draw:marker-start-width="0.503cm" draw:marker-end-width="0.503cm" draw:fill-color="#729fcf" draw:textarea-horizontal-align="center" draw:textarea-vertical-align="middle" fo:padding-top="0.049cm" fo:padding-bottom="0.049cm" fo:padding-left="0.049cm" fo:padding-right="0.049cm"/>
    </style:style>
    <style:style style:name="gr11" style:family="graphic" style:parent-style-name="standard">
      <style:graphic-properties draw:stroke="dash" draw:stroke-dash="Fine_20_Dashed" svg:stroke-width="0.049cm" svg:stroke-color="#0000ff" draw:marker-start-width="0.427cm" draw:marker-end-width="0.427cm" draw:textarea-horizontal-align="center" draw:textarea-vertical-align="middle" fo:padding-top="0.025cm" fo:padding-bottom="0.025cm" fo:padding-left="0.025cm" fo:padding-right="0.025cm"/>
    </style:style>
    <style:style style:name="gr12"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1.696cm" fo:min-width="1.446cm" fo:padding-top="0.142cm" fo:padding-bottom="0.142cm" fo:padding-left="0.267cm" fo:padding-right="0.267cm"/>
    </style:style>
    <style:style style:name="gr13" style:family="graphic" style:parent-style-name="standard">
      <style:graphic-properties draw:stroke="none" draw:fill="none" draw:textarea-horizontal-align="justify" draw:textarea-vertical-align="middle" draw:auto-grow-height="false" fo:min-height="0.12cm" fo:min-width="0cm"/>
    </style:style>
    <style:style style:name="gr14"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15" style:family="graphic" style:parent-style-name="standard">
      <style:graphic-properties draw:stroke="none" draw:fill="none" draw:textarea-horizontal-align="justify" draw:textarea-vertical-align="middle" draw:auto-grow-height="false" fo:min-height="0.091cm" fo:min-width="0cm"/>
    </style:style>
    <style:style style:name="gr16" style:family="graphic" style:parent-style-name="standard">
      <style:graphic-properties draw:stroke="none" draw:fill="none" draw:textarea-horizontal-align="justify" draw:textarea-vertical-align="middle" draw:auto-grow-height="false" fo:min-height="0.146cm" fo:min-width="0.17cm"/>
    </style:style>
    <style:style style:name="gr17" style:family="graphic" style:parent-style-name="standard">
      <style:graphic-properties draw:stroke="none" draw:fill="none" draw:textarea-horizontal-align="justify" draw:textarea-vertical-align="middle" draw:auto-grow-height="false" fo:min-height="0.048cm" fo:min-width="0.27cm"/>
    </style:style>
    <style:style style:name="gr18" style:family="graphic" style:parent-style-name="standard">
      <style:graphic-properties draw:stroke="none" draw:fill="none" draw:textarea-horizontal-align="justify" draw:textarea-vertical-align="middle" draw:auto-grow-height="false" fo:min-height="0.048cm" fo:min-width="0.104cm"/>
    </style:style>
    <style:style style:name="gr19" style:family="graphic" style:parent-style-name="standard">
      <style:graphic-properties draw:stroke="none" draw:fill="none" draw:textarea-horizontal-align="justify" draw:textarea-vertical-align="middle" draw:auto-grow-height="false" fo:min-height="0.048cm" fo:min-width="0cm"/>
    </style:style>
    <style:style style:name="gr20" style:family="graphic" style:parent-style-name="standard">
      <style:graphic-properties draw:stroke="solid" svg:stroke-width="0.035cm" svg:stroke-color="#000000" draw:marker-start-width="0.252cm" draw:marker-end-width="0.252cm" draw:fill="none" draw:textarea-horizontal-align="justify" draw:textarea-vertical-align="middle" draw:auto-grow-height="false" fo:min-height="0.111cm" fo:min-width="0.172cm" fo:padding-top="0.142cm" fo:padding-bottom="0.142cm" fo:padding-left="0.267cm" fo:padding-right="0.267cm"/>
    </style:style>
    <style:style style:name="gr21" style:family="graphic" style:parent-style-name="standard">
      <style:graphic-properties draw:stroke="solid" svg:stroke-width="0.035cm" svg:stroke-color="#000000" draw:marker-start-width="0.252cm" draw:marker-end-width="0.252cm" draw:fill="none" draw:textarea-horizontal-align="justify" draw:textarea-vertical-align="middle" draw:auto-grow-height="false" fo:min-height="0.112cm" fo:min-width="0.172cm" fo:padding-top="0.142cm" fo:padding-bottom="0.142cm" fo:padding-left="0.267cm" fo:padding-right="0.267cm"/>
    </style:style>
    <style:style style:name="gr22"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23"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1.13cm" fo:min-width="0.88cm" fo:padding-top="0.142cm" fo:padding-bottom="0.142cm" fo:padding-left="0.267cm" fo:padding-right="0.267cm"/>
    </style:style>
    <style:style style:name="gr24" style:family="graphic" style:parent-style-name="standard">
      <style:graphic-properties draw:stroke="none" draw:fill="none" draw:textarea-horizontal-align="justify" draw:textarea-vertical-align="middle" draw:auto-grow-height="false" fo:min-height="0.183cm" fo:min-width="0cm"/>
    </style:style>
    <style:style style:name="gr25" style:family="graphic" style:parent-style-name="objectwithoutfill">
      <style:graphic-properties svg:stroke-width="0.028cm" svg:stroke-color="#000000" draw:marker-start-width="0.242cm" draw:marker-end-width="0.242cm" svg:stroke-opacity="100%" draw:fill="none" draw:textarea-vertical-align="middle" fo:padding-top="0.139cm" fo:padding-bottom="0.139cm" fo:padding-left="0.264cm" fo:padding-right="0.264cm"/>
    </style:style>
    <style:style style:name="gr26" style:family="graphic" style:parent-style-name="objectwithoutfill">
      <style:graphic-properties svg:stroke-width="0.035cm" svg:stroke-color="#ffffff" draw:marker-start-width="0.252cm" draw:marker-end-width="0.252cm" draw:fill="none" draw:textarea-vertical-align="middle" fo:padding-top="0.142cm" fo:padding-bottom="0.142cm" fo:padding-left="0.267cm" fo:padding-right="0.267cm"/>
    </style:style>
    <style:style style:name="gr27" style:family="graphic" style:parent-style-name="standard">
      <style:graphic-properties svg:stroke-width="0.035cm" svg:stroke-color="#ffffff" draw:marker-start-width="0.252cm" draw:marker-end-width="0.252cm" draw:fill="none" draw:textarea-horizontal-align="justify" draw:textarea-vertical-align="middle" draw:auto-grow-height="false" fo:min-height="0.6cm" fo:min-width="0.35cm" fo:padding-top="0.142cm" fo:padding-bottom="0.142cm" fo:padding-left="0.267cm" fo:padding-right="0.267cm"/>
    </style:style>
    <style:style style:name="gr28" style:family="graphic" style:parent-style-name="objectwithoutfill">
      <style:graphic-properties svg:stroke-width="0.035cm" svg:stroke-color="#ffffff" draw:marker-start="Rounded_20_short_20_Arrow" draw:marker-start-width="0.12cm" draw:marker-end-width="0.252cm" draw:fill="none" draw:textarea-vertical-align="middle" fo:padding-top="0.142cm" fo:padding-bottom="0.142cm" fo:padding-left="0.267cm" fo:padding-right="0.267cm"/>
    </style:style>
    <style:style style:name="gr29" style:family="graphic" style:parent-style-name="objectwithoutfill">
      <style:graphic-properties svg:stroke-width="0.028cm" svg:stroke-color="#ffffff" draw:marker-start-width="0.242cm" draw:marker-end-width="0.242cm" svg:stroke-opacity="100%" draw:fill="none" draw:textarea-vertical-align="middle" fo:padding-top="0.139cm" fo:padding-bottom="0.139cm" fo:padding-left="0.264cm" fo:padding-right="0.264cm"/>
    </style:style>
    <style:style style:name="gr30" style:family="graphic" style:parent-style-name="objectwithoutfill">
      <style:graphic-properties svg:stroke-width="0.028cm" svg:stroke-color="#ffffff" draw:marker-start-width="0.242cm" draw:marker-end-width="0.242cm" svg:stroke-opacity="91%" draw:fill="none" draw:textarea-vertical-align="middle" fo:padding-top="0.139cm" fo:padding-bottom="0.139cm" fo:padding-left="0.264cm" fo:padding-right="0.264cm"/>
    </style:style>
    <style:style style:name="gr31" style:family="graphic" style:parent-style-name="standard">
      <style:graphic-properties draw:stroke="none" svg:stroke-color="#000000" draw:fill="none" draw:fill-color="#ffffff" draw:auto-grow-height="true" draw:auto-grow-width="false" fo:max-height="0cm" fo:min-height="1.423cm"/>
    </style:style>
    <style:style style:name="gr32" style:family="graphic" style:parent-style-name="standard">
      <style:graphic-properties svg:stroke-width="0.035cm" svg:stroke-color="#ffffff" draw:marker-start-width="0.252cm" draw:marker-end-width="0.252cm" draw:fill="none" draw:textarea-horizontal-align="justify" draw:textarea-vertical-align="middle" draw:auto-grow-height="false" fo:min-height="0cm" fo:min-width="0cm" fo:padding-top="0.142cm" fo:padding-bottom="0.142cm" fo:padding-left="0.267cm" fo:padding-right="0.267cm"/>
    </style:style>
    <style:style style:name="gr33" style:family="graphic" style:parent-style-name="standard">
      <style:graphic-properties svg:stroke-width="0.035cm" svg:stroke-color="#ffffff" draw:marker-start-width="0.252cm" draw:marker-end-width="0.252cm" draw:fill="none" draw:textarea-horizontal-align="justify" draw:textarea-vertical-align="middle" draw:auto-grow-height="false" fo:min-height="0.066cm" fo:min-width="0.458cm" fo:padding-top="0.142cm" fo:padding-bottom="0.142cm" fo:padding-left="0.267cm" fo:padding-right="0.267cm"/>
    </style:style>
    <style:style style:name="gr34" style:family="graphic" style:parent-style-name="standard">
      <style:graphic-properties svg:stroke-width="0.028cm" svg:stroke-color="#ffffff" draw:marker-start-width="0.242cm" draw:marker-end-width="0.242cm" draw:fill="none" draw:textarea-horizontal-align="justify" draw:textarea-vertical-align="middle" draw:auto-grow-height="false" fo:min-height="0cm" fo:min-width="0cm" fo:padding-top="0.139cm" fo:padding-bottom="0.139cm" fo:padding-left="0.264cm" fo:padding-right="0.264cm"/>
    </style:style>
    <style:style style:name="gr35" style:family="graphic" style:parent-style-name="standard">
      <style:graphic-properties svg:stroke-width="0.035cm" svg:stroke-color="#000000" draw:marker-start-width="0.252cm" draw:marker-end-width="0.252cm" svg:stroke-opacity="100%" draw:fill="none" draw:textarea-horizontal-align="justify" draw:textarea-vertical-align="middle" draw:auto-grow-height="false" fo:min-height="1.855cm" fo:min-width="1.879cm" fo:padding-top="0.142cm" fo:padding-bottom="0.142cm" fo:padding-left="0.267cm" fo:padding-right="0.267cm" draw:shadow="hidden"/>
    </style:style>
    <style:style style:name="gr36" style:family="graphic" style:parent-style-name="standard">
      <style:graphic-properties svg:stroke-width="0.028cm" svg:stroke-color="#000000" draw:marker-start-width="0.242cm" draw:marker-end-width="0.242cm" draw:fill="none" draw:textarea-vertical-align="middle" fo:padding-top="0.139cm" fo:padding-bottom="0.139cm" fo:padding-left="0.264cm" fo:padding-right="0.264cm"/>
    </style:style>
    <style:style style:name="gr37"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0.484cm" fo:min-width="0cm" fo:padding-top="0.139cm" fo:padding-bottom="0.139cm" fo:padding-left="0.264cm" fo:padding-right="0.264cm"/>
    </style:style>
    <style:style style:name="gr38"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cm" fo:min-width="0cm" fo:padding-top="0.142cm" fo:padding-bottom="0.142cm" fo:padding-left="0.267cm" fo:padding-right="0.267cm"/>
    </style:style>
    <style:style style:name="gr39" style:family="graphic" style:parent-style-name="standard">
      <style:graphic-properties svg:stroke-width="0.035cm" svg:stroke-color="#000000" draw:marker-start-width="0.252cm" draw:marker-end-width="0.252cm" draw:fill="solid" draw:fill-color="#ffffff" draw:opacity="100%" draw:textarea-horizontal-align="justify" draw:textarea-vertical-align="middle" draw:auto-grow-height="false" fo:min-height="1.912cm" fo:min-width="1.401cm" fo:padding-top="0.142cm" fo:padding-bottom="0.142cm" fo:padding-left="0.267cm" fo:padding-right="0.267cm"/>
    </style:style>
    <style:style style:name="gr40" style:family="graphic" style:parent-style-name="standard">
      <style:graphic-properties svg:stroke-width="0.049cm" svg:stroke-color="#ff3333" draw:marker-start-width="0.427cm" draw:marker-end-width="0.427cm" draw:textarea-horizontal-align="center" draw:textarea-vertical-align="middle" fo:padding-top="0.025cm" fo:padding-bottom="0.025cm" fo:padding-left="0.025cm" fo:padding-right="0.025cm"/>
    </style:style>
    <style:style style:name="gr41"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style:style>
    <style:style style:name="gr42"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6cm" fo:min-width="0.35cm" fo:padding-top="0.142cm" fo:padding-bottom="0.142cm" fo:padding-left="0.267cm" fo:padding-right="0.267cm"/>
    </style:style>
    <style:style style:name="gr43" style:family="graphic" style:parent-style-name="objectwithoutfill">
      <style:graphic-properties svg:stroke-width="0.035cm" svg:stroke-color="#000000" draw:marker-start="Rounded_20_short_20_Arrow" draw:marker-start-width="0.12cm" draw:marker-end-width="0.252cm" draw:fill="none" draw:textarea-vertical-align="middle" fo:padding-top="0.142cm" fo:padding-bottom="0.142cm" fo:padding-left="0.267cm" fo:padding-right="0.267cm"/>
    </style:style>
    <style:style style:name="gr44" style:family="graphic" style:parent-style-name="objectwithoutfill">
      <style:graphic-properties svg:stroke-width="0.028cm" svg:stroke-color="#000000" draw:marker-start-width="0.242cm" draw:marker-end-width="0.242cm" svg:stroke-opacity="91%" draw:fill="none" draw:textarea-vertical-align="middle" fo:padding-top="0.139cm" fo:padding-bottom="0.139cm" fo:padding-left="0.264cm" fo:padding-right="0.264cm"/>
    </style:style>
    <style:style style:name="gr45"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066cm" fo:min-width="0.458cm" fo:padding-top="0.142cm" fo:padding-bottom="0.142cm" fo:padding-left="0.267cm" fo:padding-right="0.267cm"/>
    </style:style>
    <style:style style:name="gr46"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0cm" fo:min-width="0cm" fo:padding-top="0.139cm" fo:padding-bottom="0.139cm" fo:padding-left="0.264cm" fo:padding-right="0.264cm"/>
    </style:style>
    <style:style style:name="gr47"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0.482cm" fo:min-width="0cm" fo:padding-top="0.139cm" fo:padding-bottom="0.139cm" fo:padding-left="0.264cm" fo:padding-right="0.264cm"/>
    </style:style>
    <style:style style:name="gr48" style:family="graphic" style:parent-style-name="standard">
      <style:graphic-properties svg:stroke-width="0.035cm" svg:stroke-color="#000000" draw:marker-start-width="0.252cm" draw:marker-end-width="0.252cm" draw:fill-color="#cccccc" draw:opacity="100%" draw:textarea-horizontal-align="center" draw:textarea-vertical-align="middle" fo:padding-top="0.142cm" fo:padding-bottom="0.142cm" fo:padding-left="0.267cm" fo:padding-right="0.267cm"/>
    </style:style>
    <style:style style:name="gr49" style:family="graphic" style:parent-style-name="standard">
      <style:graphic-properties svg:stroke-width="0.035cm" svg:stroke-color="#000000" draw:marker-start-width="0.252cm" draw:marker-end-width="0.252cm" draw:fill-color="#ffffff" draw:opacity="100%" draw:textarea-horizontal-align="justify" draw:textarea-vertical-align="middle" draw:auto-grow-height="false" fo:min-height="1.048cm" fo:min-width="0.49cm" fo:padding-top="0.142cm" fo:padding-bottom="0.142cm" fo:padding-left="0.267cm" fo:padding-right="0.267cm"/>
    </style:style>
    <style:style style:name="gr50" style:family="graphic" style:parent-style-name="standard">
      <style:graphic-properties svg:stroke-width="0.035cm" svg:stroke-color="#000000" draw:marker-start-width="0.252cm" draw:marker-end-width="0.252cm" draw:fill-color="#ffffff" draw:opacity="100%" draw:textarea-horizontal-align="justify" draw:textarea-vertical-align="middle" draw:auto-grow-height="false" fo:min-height="1.476cm" fo:min-width="1.745cm" fo:padding-top="0.142cm" fo:padding-bottom="0.142cm" fo:padding-left="0.267cm" fo:padding-right="0.267cm" draw:shadow="hidden"/>
    </style:style>
    <style:style style:name="pr1" style:family="presentation" style:parent-style-name="Default-title">
      <style:graphic-properties fo:min-height="3.366cm"/>
    </style:style>
    <style:style style:name="pr2" style:family="presentation" style:parent-style-name="Default-outline1">
      <style:graphic-properties fo:min-height="11.442cm"/>
    </style:style>
    <style:style style:name="pr3" style:family="presentation" style:parent-style-name="Default-notes">
      <style:graphic-properties draw:fill-color="#ffffff" fo:min-height="13.364cm"/>
    </style:style>
    <style:style style:name="pr4" style:family="presentation" style:parent-style-name="Default-notes">
      <style:graphic-properties draw:fill-color="#ffffff" draw:auto-grow-height="true" fo:min-height="13.364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loext:graphic-properties draw:fill-color="#cccccc" draw:opacity="100%"/>
      <style:paragraph-properties fo:text-align="center"/>
    </style:style>
    <style:style style:name="P5" style:family="paragraph">
      <loext:graphic-properties draw:fill-color="#ffffff" draw:opacity="100%"/>
      <style:paragraph-properties fo:text-align="center"/>
    </style:style>
    <style:style style:name="P6" style:family="paragraph">
      <loext:graphic-properties draw:fill-color="#333333" draw:opacity="100%"/>
      <style:paragraph-properties fo:text-align="center"/>
    </style:style>
    <style:style style:name="P7" style:family="paragraph">
      <style:paragraph-properties fo:text-align="center"/>
      <style:text-properties fo:font-size="12pt"/>
    </style:style>
    <style:style style:name="P8" style:family="paragraph">
      <loext:graphic-properties draw:fill="none" draw:fill-color="#ffffff"/>
      <style:text-properties fo:font-size="11.8999996185303pt"/>
    </style:style>
    <style:style style:name="P9" style:family="paragraph">
      <loext:graphic-properties draw:fill-color="#729fcf"/>
      <style:paragraph-properties fo:text-align="center"/>
      <style:text-properties fo:font-size="12pt"/>
    </style:style>
    <style:style style:name="P10" style:family="paragraph">
      <loext:graphic-properties draw:fill="none"/>
      <style:paragraph-properties fo:text-align="center"/>
      <style:text-properties style:font-name="Liberation Sans Narrow" fo:font-size="10.5pt" style:font-size-asian="10.5pt" style:font-size-complex="10.5pt"/>
    </style:style>
    <style:style style:name="P11" style:family="paragraph">
      <loext:graphic-properties draw:fill="none"/>
      <style:paragraph-properties fo:text-align="center"/>
      <style:text-properties style:font-name="Liberation Sans Narrow" fo:font-size="10pt" style:font-size-asian="10pt" style:font-size-complex="10pt"/>
    </style:style>
    <style:style style:name="P12" style:family="paragraph">
      <loext:graphic-properties draw:fill="none" draw:fill-color="#ffffff"/>
    </style:style>
    <style:style style:name="P13" style:family="paragraph">
      <loext:graphic-properties draw:fill="none"/>
      <style:paragraph-properties fo:text-align="center"/>
      <style:text-properties fo:font-size="14pt" style:font-size-asian="14pt" style:font-size-complex="14pt"/>
    </style:style>
    <style:style style:name="P14" style:family="paragraph">
      <loext:graphic-properties draw:fill-color="#ffffff"/>
    </style:style>
    <style:style style:name="P15" style:family="paragraph">
      <loext:graphic-properties draw:fill="none"/>
      <style:paragraph-properties fo:text-align="center"/>
      <style:text-properties style:text-underline-style="solid" style:text-underline-width="auto" style:text-underline-color="font-color"/>
    </style:style>
    <style:style style:name="P16" style:family="paragraph">
      <loext:graphic-properties draw:fill="solid" draw:fill-color="#ffffff" draw:opacity="100%"/>
      <style:paragraph-properties fo:text-align="center"/>
    </style:style>
    <style:style style:name="P17" style:family="paragraph">
      <loext:graphic-properties draw:fill="none" draw:fill-color="#ffffff"/>
      <style:text-properties fo:font-size="12pt"/>
    </style:style>
    <style:style style:name="T1" style:family="text">
      <style:text-properties fo:font-size="40pt" fo:language="en" fo:country="US" style:font-size-asian="40pt" style:font-size-complex="40pt"/>
    </style:style>
    <style:style style:name="T2" style:family="text">
      <style:text-properties fo:font-size="20pt" fo:language="en" fo:country="US" style:font-size-asian="20pt" style:font-size-complex="20pt"/>
    </style:style>
    <style:style style:name="T3" style:family="text">
      <style:text-properties fo:font-size="16pt" fo:language="en" fo:country="US" style:font-size-asian="16pt" style:font-size-complex="16pt"/>
    </style:style>
    <style:style style:name="T4" style:family="text">
      <style:text-properties fo:font-size="12pt"/>
    </style:style>
    <style:style style:name="T5" style:family="text">
      <style:text-properties style:font-name="Liberation Sans Narrow" fo:font-size="10.5pt" style:font-size-asian="10.5pt" style:font-size-complex="10.5pt"/>
    </style:style>
    <style:style style:name="T6" style:family="text">
      <style:text-properties style:font-name="Liberation Sans Narrow" fo:font-size="10pt" style:font-size-asian="10pt" style:font-size-complex="10pt"/>
    </style:style>
    <style:style style:name="T7" style:family="text">
      <style:text-properties fo:font-size="14pt" style:font-size-asian="14pt" style:font-size-complex="14pt"/>
    </style:style>
    <style:style style:name="T8"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style:text-properties fo:color="#000000" fo:font-size="45%"/>
      </text:list-level-style-number>
      <text:list-level-style-number text:level="2" style:num-format="">
        <style:list-level-properties text:space-before="1.5cm"/>
        <style:text-properties fo:color="#000000" fo:font-size="75%"/>
      </text:list-level-style-number>
      <text:list-level-style-number text:level="3" style:num-format="">
        <style:list-level-properties text:space-before="2.8cm"/>
        <style:text-properties fo:color="#000000" fo:font-size="45%"/>
      </text:list-level-style-number>
      <text:list-level-style-number text:level="4" style:num-format="">
        <style:list-level-properties text:space-before="4.2cm"/>
        <style:text-properties fo:color="#000000" fo:font-size="75%"/>
      </text:list-level-style-number>
      <text:list-level-style-number text:level="5" style:num-format="">
        <style:list-level-properties text:space-before="5.4cm"/>
        <style:text-properties fo:color="#000000" fo:font-size="45%"/>
      </text:list-level-style-number>
      <text:list-level-style-number text:level="6" style:num-format="">
        <style:list-level-properties text:space-before="6.6cm"/>
        <style:text-properties fo:color="#000000" fo:font-size="45%"/>
      </text:list-level-style-number>
      <text:list-level-style-number text:level="7" style:num-format="">
        <style:list-level-properties text:space-before="7.8cm"/>
        <style:text-properties fo:color="#000000" fo:font-size="45%"/>
      </text:list-level-style-number>
      <text:list-level-style-number text:level="8" style:num-format="">
        <style:list-level-properties text:space-before="9cm"/>
        <style:text-properties fo:color="#000000" fo:font-size="45%"/>
      </text:list-level-style-number>
      <text:list-level-style-number text:level="9" style:num-format="">
        <style:list-level-properties text:space-before="10.2cm"/>
        <style:text-properties fo:color="#000000" fo:font-size="45%"/>
      </text:list-level-style-number>
      <text:list-level-style-number text:level="10" style:num-format="">
        <style:list-level-properties text:space-before="11.4cm"/>
        <style:text-properties fo:color="#000000" fo:font-size="45%"/>
      </text:list-level-style-number>
    </text:list-style>
  </office:automatic-styles>
  <office:body>
    <office:presentation>
      <draw:page draw:name="page1" draw:style-name="dp1" draw:master-page-name="Default" presentation:presentation-page-layout-name="AL1T1">
        <draw:frame presentation:style-name="pr1" draw:layer="layout" svg:width="25.829cm" svg:height="3.366cm" svg:x="1.935cm" svg:y="1.222cm" presentation:class="title">
          <draw:text-box>
            <text:p><text:span text:style-name="T1">Electronic Geek Bag</text:span><text:span text:style-name="T1"><text:line-break/></text:span><text:span text:style-name="T1">(Shapes and Schematics)</text:span></text:p>
          </draw:text-box>
        </draw:frame>
        <draw:frame presentation:style-name="pr2" draw:layer="layout" svg:width="25.829cm" svg:height="15.444cm" svg:x="1.935cm" svg:y="5.136cm" presentation:class="outline" presentation:user-transformed="true">
          <draw:text-box>
            <text:list text:style-name="L2">
              <text:list-header>
                <text:p><text:span text:style-name="T2">These shapes are part of the sewable electronics workshop „Electronic Geek Bag“ at the 32c3 congress</text:span></text:p>
                <text:p><text:span text:style-name="T2">For more Information on the Workshop go to:</text:span><text:span text:style-name="T2"><text:line-break/></text:span><text:span text:style-name="T3"><text:a xlink:href="https://events.ccc.de/congress/2015/wiki/Assembly:Electronic_GeekBag" xlink:type="simple">https://events.ccc.de/congress/2015/wiki/Assembly:Electronic_GeekBag</text:a></text:span></text:p>
                <text:p><text:span text:style-name="T2">All workshop material can be found at:</text:span><text:span text:style-name="T2"><text:line-break/></text:span><text:span text:style-name="T3"><text:a xlink:href="https://github.com/Mariemurasaki/Electronic-Geek-Bag" xlink:type="simple">https://github.com/Mariemurasaki/Electronic-Geek-Bag</text:a></text:span></text:p>
              </text:list-header>
              <text:list-item>
                <text:p><text:span text:style-name="T3"/></text:p>
              </text:list-item>
              <text:list-item>
                <text:p><text:span text:style-name="T3"/></text:p>
              </text:list-item>
              <text:list-item>
                <text:p><text:span text:style-name="T3"/></text:p>
              </text:list-item>
              <text:list-item>
                <text:p><text:span text:style-name="T3"/></text:p>
              </text:list-item>
              <text:list-item>
                <text:p><text:span text:style-name="T3"/></text:p>
              </text:list-item>
              <text:list-item>
                <text:p><text:span text:style-name="T3"/></text:p>
              </text:list-item>
              <text:list-item>
                <text:p text:style-name="P1"><text:span text:style-name="T3">This work is licensed under the Creative Commons Attribution 4.0 International License. To view a copy of this license, visit </text:span><text:span text:style-name="T3"><text:a xlink:href="http://creativecommons.org/licenses/by/4.0/" xlink:type="simple">http://creativecommons.org/licenses/by/4.0/</text:a></text:span></text:p>
              </text:list-item>
              <text:list-item>
                <text:p text:style-name="P1"><text:span text:style-name="T3">Attribution goes to: </text:span><text:span text:style-name="T3"><text:a xlink:href="https://github.com/Mariemurasaki" xlink:type="simple">Marion Uebernickel</text:a></text:span><text:span text:style-name="T3"> (https://github.com/Mariemurasaki)</text:span></text:p>
              </text:list-item>
            </text:list>
          </draw:text-box>
        </draw:frame>
        <draw:frame draw:style-name="gr1" draw:text-style-name="P2" draw:layer="layout" svg:width="3.386cm" svg:height="1.184cm" svg:x="12.968cm" svg:y="15.739cm">
          <draw:image xlink:href="Pictures/1000269E00000D3B000004A17F1B39DA458958AF.svg" xlink:type="simple" xlink:show="embed" xlink:actuate="onLoad">
            <text:p/>
          </draw:image>
          <draw:image xlink:href="Pictures/10000201000000800000002D5E89E8847C2C493A.png" xlink:type="simple" xlink:show="embed" xlink:actuate="onLoad"/>
        </draw:frame>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draw:g draw:style-name="gr3">
          <draw:polygon draw:style-name="gr4" draw:text-style-name="P4" draw:layer="layout" svg:width="14.965cm" svg:height="14.948cm" svg:x="10.385cm" svg:y="3.052cm" svg:viewBox="0 0 14966 14949" draw:points="0,14916 0,6433 1075,6433 1075,3209 2150,3209 2150,2117 3258,2117 3258,1059 5375,1059 5375,0 9641,0 9641,1059 11758,1059 11758,2117 12866,2117 12866,3258 13924,3258 13924,6433 14966,6433 14966,14916 13957,14916 13957,13891 12866,13891 12866,12833 11758,12833 11758,13941 10666,13941 10666,14949 8583,14949 8583,12800 6433,12800 6433,14949 4250,14949 4250,13908 3225,13908 3225,12833 2134,12833 2134,13908 1059,13908 1059,14916">
            <text:p/>
          </draw:polygon>
          <draw:g>
            <draw:polygon draw:style-name="gr5" draw:text-style-name="P5" draw:layer="layout" svg:width="4.292cm" svg:height="5.351cm" svg:x="11.467cm" svg:y="6.278cm" svg:viewBox="0 0 4293 5352" draw:points="1043,1061 1043,0 3205,0 3205,1051 4293,1051 4293,4302 3243,4302 3243,5352 1050,5352 1050,4264 2116,4264 2116,2155 0,2155 0,1061">
              <text:p/>
            </draw:polygon>
            <draw:polygon draw:style-name="gr6" draw:text-style-name="P6" draw:layer="layout" svg:width="2.114cm" svg:height="2.105cm" svg:x="11.467cm" svg:y="8.435cm" svg:viewBox="0 0 2115 2106" draw:points="0,2106 0,0 2115,0 2115,2106">
              <text:p/>
            </draw:polygon>
          </draw:g>
          <draw:custom-shape draw:style-name="gr7" draw:text-style-name="P4" draw:layer="layout" svg:width="2.962cm" svg:height="3.014cm" svg:x="4.168cm" svg:y="8.361cm">
            <text:p/>
            <draw:enhanced-geometry svg:viewBox="0 0 21600 21600" draw:type="rectangle" draw:enhanced-path="M 0 0 L 21600 0 21600 21600 0 21600 0 0 Z N"/>
          </draw:custom-shape>
          <draw:g>
            <draw:polygon draw:style-name="gr5" draw:text-style-name="P5" draw:layer="layout" svg:width="4.292cm" svg:height="5.351cm" svg:x="17.863cm" svg:y="6.237cm" svg:viewBox="0 0 4293 5352" draw:points="1043,1061 1043,0 3205,0 3205,1051 4293,1051 4293,4302 3243,4302 3243,5352 1050,5352 1050,4264 2116,4264 2116,2155 0,2155 0,1061">
              <text:p/>
            </draw:polygon>
            <draw:polygon draw:style-name="gr6" draw:text-style-name="P6" draw:layer="layout" svg:width="2.114cm" svg:height="2.105cm" svg:x="17.863cm" svg:y="8.394cm" svg:viewBox="0 0 2115 2106" draw:points="0,2106 0,0 2115,0 2115,2106">
              <text:p/>
            </draw:polygon>
          </draw:g>
        </draw:g>
        <draw:path draw:style-name="gr8" draw:text-style-name="P7" draw:layer="layout" svg:width="7.033cm" svg:height="8.38cm" draw:transform="skewX (0.000698131700797728) rotate (-0.249058484259592) translate (18.28861011751cm 6.90216211494115cm)" svg:viewBox="0 0 7034 8381" svg:d="M0 8294c1394 426 2287-815 3907-1500 1619-685 2904-993 3110-2256 206-1262-1450-3394-2801-4182-1351-786-3311-248-3135 1395">
          <text:p/>
        </draw:path>
        <draw:path draw:style-name="gr8" draw:text-style-name="P7" draw:layer="layout" svg:width="3.114cm" svg:height="6.191cm" draw:transform="skewX (0.00104719755119665) rotate (-1.14493598930828) translate (21.0465549852703cm 12.7292492399445cm)" svg:viewBox="0 0 3115 6192" svg:d="M0 6144c1936 442 3074-2299 3115-3858-51-623 18-1833-751-2286">
          <text:p/>
        </draw:path>
        <draw:path draw:style-name="gr8" draw:text-style-name="P7" draw:layer="layout" svg:width="4.741cm" svg:height="1.393cm" draw:transform="skewX (0.00104719755119668) rotate (-1.14441239053268) translate (20.67558741807cm 8.89126682052101cm)" svg:viewBox="0 0 4742 1394" svg:d="M4742 529c-1112-526-1986-516-2812-529-826-9-1598 472-1930 1394">
          <text:p/>
        </draw:path>
        <draw:path draw:style-name="gr8" draw:text-style-name="P7" draw:layer="layout" svg:width="3.905cm" svg:height="5.043cm" draw:transform="skewX (0.0862192650485198) rotate (2.25513992650187) translate (14.7842910132024cm 11.6730978816106cm)" svg:viewBox="0 0 3906 5044" svg:d="M0 4967c1201 418 2258-971 2651-1505 392-536 1865-2647 972-3462">
          <text:p/>
        </draw:path>
        <draw:path draw:style-name="gr8" draw:text-style-name="P7" draw:layer="layout" svg:width="5.172cm" svg:height="1.435cm" draw:transform="rotate (0.253770873239975) translate (13.0224888459796cm 9.36873850522743cm)" svg:viewBox="0 0 5173 1436" svg:d="M0 56c1821-249 3839 351 5173 1380">
          <text:p/>
        </draw:path>
        <draw:path draw:style-name="gr8" draw:text-style-name="P7" draw:layer="layout" svg:width="4.582cm" svg:height="4.099cm" draw:transform="skewX (-0.131772358525572) rotate (-2.47348061592636) translate (18.9894887104077cm 10.1324883215347cm)" svg:viewBox="0 0 4583 4100" svg:d="M0 138c545-916 5278 2997 4496 3962">
          <text:p/>
        </draw:path>
        <draw:path draw:style-name="gr8" draw:text-style-name="P7" draw:layer="layout" svg:width="6.605cm" svg:height="8.513cm" draw:transform="skewX (-0.000698131700797812) rotate (0.673173492494213) translate (6.3636734006734cm 10.3005238095238cm)" svg:viewBox="0 0 6606 8514" svg:d="M5836 8514c1957-665-191-1943-2261-3982-2070-2040-3130-3452-3575-4532">
          <text:p/>
        </draw:path>
        <draw:path draw:style-name="gr8" draw:text-style-name="P7" draw:layer="layout" svg:width="5.218cm" svg:height="7.967cm" draw:transform="skewX (0.000698131700797766) rotate (-2.19998752213885) translate (12.4926734006734cm 10.0355238095238cm)" svg:viewBox="0 0 5219 7968" svg:d="M0 0c1442 407 2272 2716 2131 4290-140 1575-525 2936 1027 3557 1244 524 2970-749 1491-1909">
          <text:p/>
        </draw:path>
        <draw:path draw:style-name="gr8" draw:text-style-name="P7" draw:layer="layout" svg:width="3.999cm" svg:height="8.97cm" draw:transform="rotate (-1.5707963267949) translate (14.5747407407407cm 9.31452380952381cm)" svg:viewBox="0 0 4000 8971" svg:d="M0 8952c2643 120 2721-345 2857-885s231-6647 1143-8067">
          <text:p/>
        </draw:path>
        <draw:path draw:style-name="gr8" draw:text-style-name="P7" draw:layer="layout" svg:width="4.849cm" svg:height="10.268cm" draw:transform="skewX (-0.000174532925199474) rotate (-2.31936804297527) translate (14.6518080808081cm 14.9395238095238cm)" svg:viewBox="0 0 4850 10269" svg:d="M3168 10269c3370-759 875-3864-585-5601s-1738-4611-2583-4668">
          <text:p/>
        </draw:path>
        <draw:frame draw:style-name="gr9" draw:text-style-name="P8" draw:layer="layout" svg:width="2.096cm" svg:height="3.208cm" svg:x="19.288cm" svg:y="13.147cm">
          <draw:text-box>
            <text:p><text:span text:style-name="T4"/></text:p>
            <text:p><text:span text:style-name="T4"/></text:p>
            <text:p><text:span text:style-name="T4"/></text:p>
            <text:p text:style-name="P1"><text:span text:style-name="T4">Battery</text:span></text:p>
            <text:p><text:span text:style-name="T4"/></text:p>
          </draw:text-box>
        </draw:frame>
        <draw:path draw:style-name="gr10" draw:text-style-name="P9" draw:layer="layout" svg:width="2.983cm" svg:height="2.018cm" draw:transform="skewX (-0.00052359877559826) rotate (0.599869663910451) translate (16.7245970670437cm 13.4431639647447cm)" svg:viewBox="0 0 2984 2019" svg:d="M0 830c454 317 1111-920 1864-825 753 94 1544 1044 857 2014">
          <text:p/>
        </draw:path>
        <draw:line draw:style-name="gr11" draw:text-style-name="P7" draw:layer="layout" svg:x1="22.023cm" svg:y1="14.883cm" svg:x2="22.155cm" svg:y2="13.428cm">
          <text:p/>
        </draw:line>
        <draw:g>
          <draw:custom-shape draw:style-name="gr12" draw:text-style-name="P2" draw:layer="layout" svg:width="2.8cm" svg:height="2.8cm" svg:x="13.999cm" svg:y="12.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draw:layer="layout" svg:width="0.396cm" svg:height="0.37cm" svg:x="15.272cm" svg:y="13.269cm">
            <text:p text:style-name="P1"><text:span text:style-name="T5">0~ </text:span></text:p>
            <draw:enhanced-geometry svg:viewBox="0 0 21600 21600" draw:type="rectangle" draw:enhanced-path="M 0 0 L 21600 0 21600 21600 0 21600 0 0 Z N"/>
          </draw:custom-shape>
          <draw:path draw:style-name="gr14" draw:text-style-name="P2" draw:layer="layout" svg:width="0.498cm" svg:height="0.671cm" draw:transform="rotate (-1.5707963267949) translate (15.743812054976cm 12.7225714285714cm)" svg:viewBox="0 0 499 672" svg:d="M0 672c665 0 665-672 0-672">
            <text:p/>
          </draw:path>
          <draw:path draw:style-name="gr14" draw:text-style-name="P2" draw:layer="layout" svg:width="0.498cm" svg:height="0.671cm" draw:transform="skewX (-0.00157079632679485) rotate (-2.35724168774354) translate (16.5895994620703cm 13.3371300695989cm)" svg:viewBox="0 0 499 672" svg:d="M0 672c665-1 665-673 0-672">
            <text:p/>
          </draw:path>
          <draw:path draw:style-name="gr14" draw:text-style-name="P2" draw:layer="layout" svg:width="0.498cm" svg:height="0.671cm" draw:transform="rotate (-0.785398163397448) translate (14.6762108402379cm 12.8736254517066cm)" svg:viewBox="0 0 499 672" svg:d="M0 672c665 0 665-672 0-672">
            <text:p/>
          </draw:path>
          <draw:path draw:style-name="gr14" draw:text-style-name="P2" draw:layer="layout" svg:width="0.498cm" svg:height="0.671cm" draw:transform="rotate (1.5707963267949) translate (15.062996025832cm 15.4425714285714cm)" svg:viewBox="0 0 499 672" svg:d="M0 672c665 0 665-672 0-672">
            <text:p/>
          </draw:path>
          <draw:path draw:style-name="gr14" draw:text-style-name="P2" draw:layer="layout" svg:width="0.498cm" svg:height="0.671cm" draw:transform="rotate (2.35514729264115) translate (16.1243039644985cm 15.2762248942693cm)" svg:viewBox="0 0 499 672" svg:d="M1 672c665-1 664-673-1-672">
            <text:p/>
          </draw:path>
          <draw:path draw:style-name="gr14" draw:text-style-name="P2" draw:layer="layout" svg:width="0.498cm" svg:height="0.671cm" draw:transform="skewX (-0.00157079632679494) rotate (0.784350965846252) translate (14.1835015119566cm 14.7997198943252cm)" svg:viewBox="0 0 499 672" svg:d="M0 672c665-1 665-673 0-672">
            <text:p/>
          </draw:path>
          <draw:custom-shape draw:style-name="gr15" draw:text-style-name="P10" draw:layer="layout" svg:width="0.448cm" svg:height="0.341cm" svg:x="15.211cm" svg:y="14.563cm">
            <text:p text:style-name="P1"><text:span text:style-name="T5">1~</text:span></text:p>
            <draw:enhanced-geometry svg:viewBox="0 0 21600 21600" draw:type="rectangle" draw:enhanced-path="M 0 0 L 21600 0 21600 21600 0 21600 0 0 Z N"/>
          </draw:custom-shape>
          <draw:custom-shape draw:style-name="gr16" draw:text-style-name="P10" draw:layer="layout" svg:width="0.67cm" svg:height="0.396cm" svg:x="14.282cm" svg:y="13.542cm">
            <text:p text:style-name="P1"><text:span text:style-name="T5">A1/2</text:span></text:p>
            <draw:enhanced-geometry svg:viewBox="0 0 21600 21600" draw:type="rectangle" draw:enhanced-path="M 0 0 L 21600 0 21600 21600 0 21600 0 0 Z N"/>
          </draw:custom-shape>
          <draw:custom-shape draw:style-name="gr17" draw:text-style-name="P10" draw:layer="layout" svg:width="0.77cm" svg:height="0.298cm" svg:x="14.22cm" svg:y="14.253cm">
            <text:p text:style-name="P1"><text:span text:style-name="T5">GND</text:span></text:p>
            <draw:enhanced-geometry svg:viewBox="0 0 21600 21600" draw:mirror-horizontal="false" draw:mirror-vertical="false" draw:type="rectangle" draw:enhanced-path="M 0 0 L 21600 0 21600 21600 0 21600 0 0 Z N"/>
          </draw:custom-shape>
          <draw:custom-shape draw:style-name="gr18" draw:text-style-name="P11" draw:layer="layout" svg:width="0.604cm" svg:height="0.298cm" svg:x="16.002cm" svg:y="14.266cm">
            <text:p text:style-name="P1"><text:span text:style-name="T6">Vout</text:span></text:p>
            <draw:enhanced-geometry svg:viewBox="0 0 21600 21600" draw:mirror-horizontal="false" draw:mirror-vertical="false" draw:type="rectangle" draw:enhanced-path="M 0 0 L 21600 0 21600 21600 0 21600 0 0 Z N"/>
          </draw:custom-shape>
          <draw:custom-shape draw:style-name="gr19" draw:text-style-name="P10" draw:layer="layout" svg:width="0.485cm" svg:height="0.298cm" svg:x="16.059cm" svg:y="13.618cm">
            <text:p text:style-name="P1"><text:span text:style-name="T5">3.3V</text:span></text:p>
            <draw:enhanced-geometry svg:viewBox="0 0 21600 21600" draw:mirror-horizontal="false" draw:mirror-vertical="false" draw:type="rectangle" draw:enhanced-path="M 0 0 L 21600 0 21600 21600 0 21600 0 0 Z N"/>
          </draw:custom-shape>
          <draw:custom-shape draw:style-name="gr20" draw:text-style-name="P10" draw:layer="layout" svg:width="0.706cm" svg:height="0.395cm" draw:transform="rotate (-1.5707963267949) translate (13.999cm 13.719cm)">
            <text:p text:style-name="P1"><text:span text:style-name="T5">USB</text:span></text:p>
            <draw:enhanced-geometry svg:viewBox="0 0 21600 21600" draw:mirror-horizontal="false" draw:mirror-vertical="false" draw:type="rectangle" draw:enhanced-path="M 0 0 L 21600 0 21600 21600 0 21600 0 0 Z N"/>
          </draw:custom-shape>
          <draw:custom-shape draw:style-name="gr21" draw:text-style-name="P10" draw:layer="layout" svg:width="0.706cm" svg:height="0.396cm" draw:transform="rotate (-1.5707963267949) translate (17.195cm 13.719cm)">
            <text:p text:style-name="P1"><text:span text:style-name="T5">Batt</text:span></text:p>
            <draw:enhanced-geometry svg:viewBox="0 0 21600 21600" draw:mirror-horizontal="false" draw:mirror-vertical="false" draw:type="rectangle" draw:enhanced-path="M 0 0 L 21600 0 21600 21600 0 21600 0 0 Z N"/>
          </draw:custom-shape>
        </draw:g>
        <draw:frame draw:style-name="gr22" draw:text-style-name="P12" draw:layer="layout" svg:width="0.502cm" svg:height="1.187cm" svg:x="9.208cm" svg:y="2.42cm">
          <draw:text-box>
            <text:p/>
          </draw:text-box>
        </draw:frame>
        <draw:g>
          <draw:custom-shape draw:style-name="gr23" draw:text-style-name="P2" draw:layer="layout" svg:width="2cm" svg:height="2cm" svg:x="4.617cm" svg:y="8.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4" draw:text-style-name="P2" draw:layer="layout" svg:width="0.498cm" svg:height="0.671cm" draw:transform="skewX (-0.0043633231299859) rotate (0.52010811709431) translate (4.62264377359208cm 10.0095912203988cm)" svg:viewBox="0 0 499 672" svg:d="M0 672c665-2 666-674 1-672">
            <text:p/>
          </draw:path>
          <draw:path draw:style-name="gr14" draw:text-style-name="P2" draw:layer="layout" svg:width="0.498cm" svg:height="0.671cm" draw:transform="rotate (-1.5707963267949) translate (5.939408014572cm 8.91514285714286cm)" svg:viewBox="0 0 499 672" svg:d="M0 672c665 0 665-672 0-672">
            <text:p/>
          </draw:path>
          <draw:path draw:style-name="gr14" draw:text-style-name="P2" draw:layer="layout" svg:width="0.498cm" svg:height="0.671cm" draw:transform="rotate (2.61799387799149) translate (6.2804363182564cm 10.5999807437989cm)" svg:viewBox="0 0 499 672" svg:d="M0 672c665 0 665-672 0-672">
            <text:p/>
          </draw:path>
          <draw:custom-shape draw:style-name="gr24" draw:text-style-name="P13" draw:layer="layout" svg:width="0.39cm" svg:height="0.433cm" svg:x="5.428cm" svg:y="8.881cm">
            <text:p text:style-name="P1"><text:span text:style-name="T7">s</text:span></text:p>
            <draw:enhanced-geometry svg:viewBox="0 0 21600 21600" draw:type="rectangle" draw:enhanced-path="M 0 0 L 21600 0 21600 21600 0 21600 0 0 Z N"/>
          </draw:custom-shape>
          <draw:line draw:style-name="gr25" draw:text-style-name="P2" draw:layer="layout" svg:x1="4.841cm" svg:y1="10.195cm" svg:x2="5.078cm" svg:y2="10.195cm">
            <text:p/>
          </draw:line>
          <draw:g>
            <draw:line draw:style-name="gr25" draw:text-style-name="P2" draw:layer="layout" svg:x1="6.17cm" svg:y1="10.226cm" svg:x2="6.407cm" svg:y2="10.226cm">
              <text:p/>
            </draw:line>
            <draw:line draw:style-name="gr25" draw:text-style-name="P2" draw:layer="layout" svg:x1="6.289cm" svg:y1="10.345cm" svg:x2="6.289cm" svg:y2="10.108cm">
              <text:p/>
            </draw:line>
          </draw:g>
        </draw:g>
        <draw:g>
          <draw:path draw:style-name="gr26" draw:text-style-name="P2" draw:layer="layout" svg:width="0.331cm" svg:height="0.445cm" draw:transform="rotate (-1.5707963267949) translate (12.7262707953856cm 8.85857142857143cm)" svg:viewBox="0 0 332 446" svg:d="M0 446c442 0 442-446 0-446">
            <text:p/>
          </draw:path>
          <draw:custom-shape draw:style-name="gr27" draw:text-style-name="P2" draw:layer="layout" svg:width="1.25cm" svg:height="1.25cm" svg:x="11.886cm" svg:y="8.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6" draw:text-style-name="P2" draw:layer="layout" svg:width="0.331cm" svg:height="0.445cm" draw:transform="rotate (1.5707963267949) translate (12.2977292046145cm 10.0275714285714cm)" svg:viewBox="0 0 332 446" svg:d="M0 446c442 0 442-446 0-446">
            <text:p/>
          </draw:path>
          <draw:path draw:style-name="gr26" draw:text-style-name="P2" draw:layer="layout" svg:width="0.331cm" svg:height="0.445cm" svg:x="11.928cm" svg:y="9.221cm" svg:viewBox="0 0 332 446" svg:d="M0 446c442 0 442-446 0-446">
            <text:p/>
          </draw:path>
          <draw:path draw:style-name="gr26" draw:text-style-name="P2" draw:layer="layout" svg:width="0.331cm" svg:height="0.445cm" draw:transform="rotate (-3.14159265358979) translate (13.093cm 9.66384222395703cm)" svg:viewBox="0 0 332 446" svg:d="M0 446c442 0 442-446 0-446">
            <text:p/>
          </draw:path>
          <draw:line draw:style-name="gr28" draw:text-style-name="P2" draw:layer="layout" svg:x1="12.361cm" svg:y1="9.449cm" svg:x2="12.654cm" svg:y2="9.449cm">
            <text:p/>
          </draw:line>
          <draw:g>
            <draw:line draw:style-name="gr29" draw:text-style-name="P2" draw:layer="layout" svg:x1="12.413cm" svg:y1="8.99cm" svg:x2="12.606cm" svg:y2="8.99cm">
              <text:p/>
            </draw:line>
            <draw:line draw:style-name="gr29" draw:text-style-name="P2" draw:layer="layout" svg:x1="12.51cm" svg:y1="9.087cm" svg:x2="12.51cm" svg:y2="8.894cm">
              <text:p/>
            </draw:line>
          </draw:g>
          <draw:line draw:style-name="gr30" draw:text-style-name="P2" draw:layer="layout" svg:x1="12.425cm" svg:y1="9.913cm" svg:x2="12.618cm" svg:y2="9.913cm">
            <text:p/>
          </draw:line>
        </draw:g>
        <draw:g>
          <draw:path draw:style-name="gr26" draw:text-style-name="P2" draw:layer="layout" svg:width="0.331cm" svg:height="0.445cm" draw:transform="rotate (-1.5707963267949) translate (19.1112707953856cm 8.87057142857143cm)" svg:viewBox="0 0 332 446" svg:d="M0 446c442 0 442-446 0-446">
            <text:p/>
          </draw:path>
          <draw:custom-shape draw:style-name="gr27" draw:text-style-name="P2" draw:layer="layout" svg:width="1.25cm" svg:height="1.25cm" svg:x="18.271cm" svg:y="8.8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6" draw:text-style-name="P2" draw:layer="layout" svg:width="0.331cm" svg:height="0.445cm" draw:transform="rotate (1.5707963267949) translate (18.6827292046145cm 10.0395714285714cm)" svg:viewBox="0 0 332 446" svg:d="M0 446c442 0 442-446 0-446">
            <text:p/>
          </draw:path>
          <draw:path draw:style-name="gr26" draw:text-style-name="P2" draw:layer="layout" svg:width="0.331cm" svg:height="0.445cm" svg:x="18.313cm" svg:y="9.233cm" svg:viewBox="0 0 332 446" svg:d="M0 446c442 0 442-446 0-446">
            <text:p/>
          </draw:path>
          <draw:path draw:style-name="gr26" draw:text-style-name="P2" draw:layer="layout" svg:width="0.331cm" svg:height="0.445cm" draw:transform="rotate (-3.14159265358979) translate (19.478cm 9.67584222395703cm)" svg:viewBox="0 0 332 446" svg:d="M0 446c442 0 442-446 0-446">
            <text:p/>
          </draw:path>
          <draw:line draw:style-name="gr28" draw:text-style-name="P2" draw:layer="layout" svg:x1="18.746cm" svg:y1="9.461cm" svg:x2="19.039cm" svg:y2="9.461cm">
            <text:p/>
          </draw:line>
          <draw:g>
            <draw:line draw:style-name="gr29" draw:text-style-name="P2" draw:layer="layout" svg:x1="18.798cm" svg:y1="9.002cm" svg:x2="18.991cm" svg:y2="9.002cm">
              <text:p/>
            </draw:line>
            <draw:line draw:style-name="gr29" draw:text-style-name="P2" draw:layer="layout" svg:x1="18.895cm" svg:y1="9.099cm" svg:x2="18.895cm" svg:y2="8.906cm">
              <text:p/>
            </draw:line>
          </draw:g>
          <draw:line draw:style-name="gr30" draw:text-style-name="P2" draw:layer="layout" svg:x1="18.81cm" svg:y1="9.925cm" svg:x2="19.003cm" svg:y2="9.925cm">
            <text:p/>
          </draw:line>
        </draw:g>
        <draw:frame draw:style-name="gr31" draw:text-style-name="P12" draw:layer="layout" svg:width="4.8cm" svg:height="1.673cm" svg:x="0.8cm" svg:y="0.725cm">
          <draw:text-box>
            <text:p><text:span text:style-name="T8">Ghost</text:span></text:p>
            <text:p>Smart - RGB</text:p>
          </draw:text-box>
        </draw:frame>
        <presentation:notes draw:style-name="dp2">
          <draw:page-thumbnail draw:style-name="gr2" draw:layer="layout" svg:width="14.848cm" svg:height="11.136cm" svg:x="3.075cm" svg:y="2.257cm" draw:page-number="2" presentation:class="page"/>
          <draw:frame presentation:style-name="pr4" draw:text-style-name="P14" draw:layer="layout" svg:width="16.799cm" svg:height="13.364cm" svg:x="2.1cm" svg:y="14.107cm" presentation:class="notes" presentation:placeholder="true">
            <draw:text-box/>
          </draw:frame>
        </presentation:notes>
      </draw:page>
      <draw:page draw:name="page3" draw:style-name="dp1" draw:master-page-name="Default">
        <draw:g draw:style-name="gr3">
          <draw:polygon draw:style-name="gr4" draw:text-style-name="P4" draw:layer="layout" svg:width="14.965cm" svg:height="14.948cm" svg:x="10.386cm" svg:y="3.053cm" svg:viewBox="0 0 14966 14949" draw:points="0,14916 0,6433 1075,6433 1075,3209 2150,3209 2150,2117 3258,2117 3258,1059 5375,1059 5375,0 9641,0 9641,1059 11758,1059 11758,2117 12866,2117 12866,3258 13924,3258 13924,6433 14966,6433 14966,14916 13957,14916 13957,13891 12866,13891 12866,12833 11758,12833 11758,13941 10666,13941 10666,14949 8583,14949 8583,12800 6433,12800 6433,14949 4250,14949 4250,13908 3225,13908 3225,12833 2134,12833 2134,13908 1059,13908 1059,14916">
            <text:p/>
          </draw:polygon>
          <draw:g>
            <draw:polygon draw:style-name="gr5" draw:text-style-name="P5" draw:layer="layout" svg:width="4.292cm" svg:height="5.351cm" svg:x="11.468cm" svg:y="6.279cm" svg:viewBox="0 0 4293 5352" draw:points="1043,1061 1043,0 3205,0 3205,1051 4293,1051 4293,4302 3243,4302 3243,5352 1050,5352 1050,4264 2116,4264 2116,2155 0,2155 0,1061">
              <text:p/>
            </draw:polygon>
            <draw:polygon draw:style-name="gr6" draw:text-style-name="P6" draw:layer="layout" svg:width="2.114cm" svg:height="2.105cm" svg:x="11.468cm" svg:y="8.436cm" svg:viewBox="0 0 2115 2106" draw:points="0,2106 0,0 2115,0 2115,2106">
              <text:p/>
            </draw:polygon>
          </draw:g>
          <draw:custom-shape draw:style-name="gr7" draw:text-style-name="P4" draw:layer="layout" svg:width="2.962cm" svg:height="3.014cm" svg:x="4.169cm" svg:y="8.362cm">
            <text:p/>
            <draw:enhanced-geometry svg:viewBox="0 0 21600 21600" draw:type="rectangle" draw:enhanced-path="M 0 0 L 21600 0 21600 21600 0 21600 0 0 Z N"/>
          </draw:custom-shape>
          <draw:g>
            <draw:polygon draw:style-name="gr5" draw:text-style-name="P5" draw:layer="layout" svg:width="4.292cm" svg:height="5.351cm" svg:x="17.864cm" svg:y="6.238cm" svg:viewBox="0 0 4293 5352" draw:points="1043,1061 1043,0 3205,0 3205,1051 4293,1051 4293,4302 3243,4302 3243,5352 1050,5352 1050,4264 2116,4264 2116,2155 0,2155 0,1061">
              <text:p/>
            </draw:polygon>
            <draw:polygon draw:style-name="gr6" draw:text-style-name="P6" draw:layer="layout" svg:width="2.114cm" svg:height="2.105cm" svg:x="17.864cm" svg:y="8.395cm" svg:viewBox="0 0 2115 2106" draw:points="0,2106 0,0 2115,0 2115,2106">
              <text:p/>
            </draw:polygon>
          </draw:g>
        </draw:g>
        <draw:path draw:style-name="gr8" draw:text-style-name="P7" draw:layer="layout" svg:width="3.943cm" svg:height="5.064cm" draw:transform="skewX (0.0839503370209271) rotate (2.25513992650187) translate (14.8347548142156cm 11.796353187031cm)" svg:viewBox="0 0 3944 5065" svg:d="M0 4987c1200 418 2380-953 2774-1487 393-536 1766-2684 875-3500">
          <text:p/>
        </draw:path>
        <draw:path draw:style-name="gr8" draw:text-style-name="P7" draw:layer="layout" svg:width="4.635cm" svg:height="4.144cm" draw:transform="skewX (-0.12932889757278) rotate (-2.47278248422557) translate (19.0562482324677cm 10.0566182447487cm)" svg:viewBox="0 0 4636 4145" svg:d="M0 137c544-917 5331 3043 4550 4008">
          <text:p/>
        </draw:path>
        <draw:path draw:style-name="gr8" draw:text-style-name="P7" draw:layer="layout" svg:width="6.605cm" svg:height="8.513cm" draw:transform="skewX (-0.000698131700797812) rotate (0.673173492494213) translate (6.3636734006734cm 10.3005238095238cm)" svg:viewBox="0 0 6606 8514" svg:d="M5836 8514c1957-665-191-1943-2261-3982-2070-2040-3130-3452-3575-4532">
          <text:p/>
        </draw:path>
        <draw:path draw:style-name="gr8" draw:text-style-name="P7" draw:layer="layout" svg:width="5.251cm" svg:height="7.938cm" draw:transform="skewX (-0.000349065850398782) rotate (-2.19998752213885) translate (12.4926734006734cm 9.98652380952381cm)" svg:viewBox="0 0 5252 7939" svg:d="M0 0c1442 407 2309 2687 2166 4261-142 1575-528 2936 1024 3557 1243 524 2971-749 1493-1908">
          <text:p/>
        </draw:path>
        <draw:path draw:style-name="gr8" draw:text-style-name="P7" draw:layer="layout" svg:width="3.999cm" svg:height="8.97cm" draw:transform="rotate (-1.5707963267949) translate (14.5747407407407cm 9.31452380952381cm)" svg:viewBox="0 0 4000 8971" svg:d="M0 8952c2643 120 2721-345 2857-885s231-6647 1143-8067">
          <text:p/>
        </draw:path>
        <draw:path draw:style-name="gr8" draw:text-style-name="P7" draw:layer="layout" svg:width="4.849cm" svg:height="10.268cm" draw:transform="skewX (-0.000174532925199474) rotate (-2.31936804297527) translate (14.6518080808081cm 14.9395238095238cm)" svg:viewBox="0 0 4850 10269" svg:d="M3168 10269c3370-759 875-3864-585-5601s-1738-4611-2583-4668">
          <text:p/>
        </draw:path>
        <draw:frame draw:style-name="gr9" draw:text-style-name="P8" draw:layer="layout" svg:width="2.096cm" svg:height="3.208cm" svg:x="19.288cm" svg:y="13.147cm">
          <draw:text-box>
            <text:p><text:span text:style-name="T4"/></text:p>
            <text:p><text:span text:style-name="T4"/></text:p>
            <text:p><text:span text:style-name="T4"/></text:p>
            <text:p text:style-name="P1"><text:span text:style-name="T4">Battery</text:span></text:p>
            <text:p><text:span text:style-name="T4"/></text:p>
          </draw:text-box>
        </draw:frame>
        <draw:path draw:style-name="gr10" draw:text-style-name="P9" draw:layer="layout" svg:width="2.983cm" svg:height="2.018cm" draw:transform="skewX (-0.00052359877559826) rotate (0.599869663910451) translate (16.7245970670437cm 13.4431639647447cm)" svg:viewBox="0 0 2984 2019" svg:d="M0 830c454 317 1111-920 1864-825 753 94 1544 1044 857 2014">
          <text:p/>
        </draw:path>
        <draw:g>
          <draw:custom-shape draw:style-name="gr12" draw:text-style-name="P2" draw:layer="layout" svg:width="2.8cm" svg:height="2.8cm" svg:x="13.999cm" svg:y="12.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draw:layer="layout" svg:width="0.396cm" svg:height="0.37cm" svg:x="15.272cm" svg:y="13.269cm">
            <text:p text:style-name="P1"><text:span text:style-name="T5">0~ </text:span></text:p>
            <draw:enhanced-geometry svg:viewBox="0 0 21600 21600" draw:type="rectangle" draw:enhanced-path="M 0 0 L 21600 0 21600 21600 0 21600 0 0 Z N"/>
          </draw:custom-shape>
          <draw:path draw:style-name="gr14" draw:text-style-name="P2" draw:layer="layout" svg:width="0.498cm" svg:height="0.671cm" draw:transform="rotate (-1.5707963267949) translate (15.743812054976cm 12.7225714285714cm)" svg:viewBox="0 0 499 672" svg:d="M0 672c665 0 665-672 0-672">
            <text:p/>
          </draw:path>
          <draw:path draw:style-name="gr14" draw:text-style-name="P2" draw:layer="layout" svg:width="0.498cm" svg:height="0.671cm" draw:transform="skewX (-0.00157079632679485) rotate (-2.35724168774354) translate (16.5895994620703cm 13.3371300695989cm)" svg:viewBox="0 0 499 672" svg:d="M0 672c665-1 665-673 0-672">
            <text:p/>
          </draw:path>
          <draw:path draw:style-name="gr14" draw:text-style-name="P2" draw:layer="layout" svg:width="0.498cm" svg:height="0.671cm" draw:transform="rotate (-0.785398163397448) translate (14.6762108402379cm 12.8736254517066cm)" svg:viewBox="0 0 499 672" svg:d="M0 672c665 0 665-672 0-672">
            <text:p/>
          </draw:path>
          <draw:path draw:style-name="gr14" draw:text-style-name="P2" draw:layer="layout" svg:width="0.498cm" svg:height="0.671cm" draw:transform="rotate (1.5707963267949) translate (15.062996025832cm 15.4425714285714cm)" svg:viewBox="0 0 499 672" svg:d="M0 672c665 0 665-672 0-672">
            <text:p/>
          </draw:path>
          <draw:path draw:style-name="gr14" draw:text-style-name="P2" draw:layer="layout" svg:width="0.498cm" svg:height="0.671cm" draw:transform="rotate (2.35514729264115) translate (16.1243039644985cm 15.2762248942693cm)" svg:viewBox="0 0 499 672" svg:d="M1 672c665-1 664-673-1-672">
            <text:p/>
          </draw:path>
          <draw:path draw:style-name="gr14" draw:text-style-name="P2" draw:layer="layout" svg:width="0.498cm" svg:height="0.671cm" draw:transform="skewX (-0.00157079632679494) rotate (0.784350965846252) translate (14.1835015119566cm 14.7997198943252cm)" svg:viewBox="0 0 499 672" svg:d="M0 672c665-1 665-673 0-672">
            <text:p/>
          </draw:path>
          <draw:custom-shape draw:style-name="gr15" draw:text-style-name="P10" draw:layer="layout" svg:width="0.448cm" svg:height="0.341cm" svg:x="15.211cm" svg:y="14.563cm">
            <text:p text:style-name="P1"><text:span text:style-name="T5">1~</text:span></text:p>
            <draw:enhanced-geometry svg:viewBox="0 0 21600 21600" draw:type="rectangle" draw:enhanced-path="M 0 0 L 21600 0 21600 21600 0 21600 0 0 Z N"/>
          </draw:custom-shape>
          <draw:custom-shape draw:style-name="gr16" draw:text-style-name="P10" draw:layer="layout" svg:width="0.67cm" svg:height="0.396cm" svg:x="14.282cm" svg:y="13.542cm">
            <text:p text:style-name="P1"><text:span text:style-name="T5">A1/2</text:span></text:p>
            <draw:enhanced-geometry svg:viewBox="0 0 21600 21600" draw:type="rectangle" draw:enhanced-path="M 0 0 L 21600 0 21600 21600 0 21600 0 0 Z N"/>
          </draw:custom-shape>
          <draw:custom-shape draw:style-name="gr17" draw:text-style-name="P10" draw:layer="layout" svg:width="0.77cm" svg:height="0.298cm" svg:x="14.22cm" svg:y="14.253cm">
            <text:p text:style-name="P1"><text:span text:style-name="T5">GND</text:span></text:p>
            <draw:enhanced-geometry svg:viewBox="0 0 21600 21600" draw:mirror-horizontal="false" draw:mirror-vertical="false" draw:type="rectangle" draw:enhanced-path="M 0 0 L 21600 0 21600 21600 0 21600 0 0 Z N"/>
          </draw:custom-shape>
          <draw:custom-shape draw:style-name="gr18" draw:text-style-name="P11" draw:layer="layout" svg:width="0.604cm" svg:height="0.298cm" svg:x="16.002cm" svg:y="14.266cm">
            <text:p text:style-name="P1"><text:span text:style-name="T6">Vout</text:span></text:p>
            <draw:enhanced-geometry svg:viewBox="0 0 21600 21600" draw:mirror-horizontal="false" draw:mirror-vertical="false" draw:type="rectangle" draw:enhanced-path="M 0 0 L 21600 0 21600 21600 0 21600 0 0 Z N"/>
          </draw:custom-shape>
          <draw:custom-shape draw:style-name="gr19" draw:text-style-name="P10" draw:layer="layout" svg:width="0.485cm" svg:height="0.298cm" svg:x="16.059cm" svg:y="13.618cm">
            <text:p text:style-name="P1"><text:span text:style-name="T5">3.3V</text:span></text:p>
            <draw:enhanced-geometry svg:viewBox="0 0 21600 21600" draw:mirror-horizontal="false" draw:mirror-vertical="false" draw:type="rectangle" draw:enhanced-path="M 0 0 L 21600 0 21600 21600 0 21600 0 0 Z N"/>
          </draw:custom-shape>
          <draw:custom-shape draw:style-name="gr20" draw:text-style-name="P10" draw:layer="layout" svg:width="0.706cm" svg:height="0.395cm" draw:transform="rotate (-1.5707963267949) translate (13.999cm 13.719cm)">
            <text:p text:style-name="P1"><text:span text:style-name="T5">USB</text:span></text:p>
            <draw:enhanced-geometry svg:viewBox="0 0 21600 21600" draw:mirror-horizontal="false" draw:mirror-vertical="false" draw:type="rectangle" draw:enhanced-path="M 0 0 L 21600 0 21600 21600 0 21600 0 0 Z N"/>
          </draw:custom-shape>
          <draw:custom-shape draw:style-name="gr21" draw:text-style-name="P10" draw:layer="layout" svg:width="0.706cm" svg:height="0.396cm" draw:transform="rotate (-1.5707963267949) translate (17.195cm 13.719cm)">
            <text:p text:style-name="P1"><text:span text:style-name="T5">Batt</text:span></text:p>
            <draw:enhanced-geometry svg:viewBox="0 0 21600 21600" draw:mirror-horizontal="false" draw:mirror-vertical="false" draw:type="rectangle" draw:enhanced-path="M 0 0 L 21600 0 21600 21600 0 21600 0 0 Z N"/>
          </draw:custom-shape>
        </draw:g>
        <draw:frame draw:style-name="gr22" draw:text-style-name="P12" draw:layer="layout" svg:width="0.502cm" svg:height="1.187cm" svg:x="9.208cm" svg:y="2.42cm">
          <draw:text-box>
            <text:p/>
          </draw:text-box>
        </draw:frame>
        <draw:g>
          <draw:custom-shape draw:style-name="gr23" draw:text-style-name="P2" draw:layer="layout" svg:width="2cm" svg:height="2cm" svg:x="4.617cm" svg:y="8.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4" draw:text-style-name="P2" draw:layer="layout" svg:width="0.498cm" svg:height="0.671cm" draw:transform="skewX (-0.0043633231299859) rotate (0.52010811709431) translate (4.62264377359208cm 10.0095912203988cm)" svg:viewBox="0 0 499 672" svg:d="M0 672c665-2 666-674 1-672">
            <text:p/>
          </draw:path>
          <draw:path draw:style-name="gr14" draw:text-style-name="P2" draw:layer="layout" svg:width="0.498cm" svg:height="0.671cm" draw:transform="rotate (-1.5707963267949) translate (5.939408014572cm 8.91514285714286cm)" svg:viewBox="0 0 499 672" svg:d="M0 672c665 0 665-672 0-672">
            <text:p/>
          </draw:path>
          <draw:path draw:style-name="gr14" draw:text-style-name="P2" draw:layer="layout" svg:width="0.498cm" svg:height="0.671cm" draw:transform="rotate (2.61799387799149) translate (6.2804363182564cm 10.5999807437989cm)" svg:viewBox="0 0 499 672" svg:d="M0 672c665 0 665-672 0-672">
            <text:p/>
          </draw:path>
          <draw:custom-shape draw:style-name="gr24" draw:text-style-name="P13" draw:layer="layout" svg:width="0.39cm" svg:height="0.433cm" svg:x="5.428cm" svg:y="8.881cm">
            <text:p text:style-name="P1"><text:span text:style-name="T7">s</text:span></text:p>
            <draw:enhanced-geometry svg:viewBox="0 0 21600 21600" draw:type="rectangle" draw:enhanced-path="M 0 0 L 21600 0 21600 21600 0 21600 0 0 Z N"/>
          </draw:custom-shape>
          <draw:line draw:style-name="gr25" draw:text-style-name="P2" draw:layer="layout" svg:x1="4.841cm" svg:y1="10.195cm" svg:x2="5.078cm" svg:y2="10.195cm">
            <text:p/>
          </draw:line>
          <draw:g>
            <draw:line draw:style-name="gr25" draw:text-style-name="P2" draw:layer="layout" svg:x1="6.17cm" svg:y1="10.226cm" svg:x2="6.407cm" svg:y2="10.226cm">
              <text:p/>
            </draw:line>
            <draw:line draw:style-name="gr25" draw:text-style-name="P2" draw:layer="layout" svg:x1="6.289cm" svg:y1="10.345cm" svg:x2="6.289cm" svg:y2="10.108cm">
              <text:p/>
            </draw:line>
          </draw:g>
        </draw:g>
        <draw:g>
          <draw:custom-shape draw:style-name="gr32" draw:text-style-name="P2" draw:layer="layout" svg:width="0.317cm" svg:height="0.317cm" draw:transform="rotate (3.13199334270382) translate (12.678cm 10.0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2" draw:layer="layout" svg:width="1.1cm" svg:height="0.494cm" draw:transform="rotate (-1.5707963267949) translate (12.769cm 8.934cm)">
            <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2" draw:text-style-name="P2" draw:layer="layout" svg:width="0.317cm" svg:height="0.317cm" draw:transform="rotate (3.13199334270382) translate (12.673cm 9.2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0.34cm" svg:height="0.114cm" draw:transform="rotate (-3.14159265358979) translate (12.688cm 9.466cm)">
            <text:p/>
            <draw:enhanced-geometry svg:viewBox="0 0 21600 21600" draw:mirror-horizontal="false" draw:mirror-vertical="false" draw:type="rectangle" draw:enhanced-path="M 0 0 L 21600 0 21600 21600 0 21600 0 0 Z N"/>
          </draw:custom-shape>
          <draw:custom-shape draw:style-name="gr34" draw:text-style-name="P2" draw:layer="layout" svg:width="0.211cm" svg:height="0.051cm" draw:transform="rotate (-3.14159265358979) translate (12.623cm 9.593cm)">
            <text:p/>
            <draw:enhanced-geometry svg:viewBox="0 0 21600 21600" draw:mirror-horizontal="false" draw:mirror-vertical="false" draw:type="rectangle" draw:enhanced-path="M 0 0 L 21600 0 21600 21600 0 21600 0 0 Z N"/>
          </draw:custom-shape>
          <draw:line draw:style-name="gr29" draw:text-style-name="P2" draw:layer="layout" svg:x1="12.609cm" svg:y1="9.874cm" svg:x2="12.436cm" svg:y2="9.874cm">
            <text:p/>
          </draw:line>
          <draw:g>
            <draw:line draw:style-name="gr29" draw:text-style-name="P2" draw:layer="layout" svg:x1="12.603cm" svg:y1="9.093cm" svg:x2="12.43cm" svg:y2="9.093cm">
              <text:p/>
            </draw:line>
            <draw:line draw:style-name="gr29" draw:text-style-name="P2" draw:layer="layout" svg:x1="12.517cm" svg:y1="9.007cm" svg:x2="12.517cm" svg:y2="9.18cm">
              <text:p/>
            </draw:line>
          </draw:g>
        </draw:g>
        <draw:path draw:style-name="gr8" draw:text-style-name="P7" draw:layer="layout" svg:width="4.421cm" svg:height="8.254cm" draw:transform="skewX (0.000698131700797723) rotate (-0.248709418409193) translate (17.3520813097586cm 7.81246652299406cm)" svg:viewBox="0 0 4422 8255" svg:d="M0 7710c612 1404 4914 117 4375-4075-542-4193-2236-4133-2527-2911">
          <text:p/>
        </draw:path>
        <draw:frame draw:style-name="gr31" draw:text-style-name="P12" draw:layer="layout" svg:width="4.8cm" svg:height="1.673cm" svg:x="0.8cm" svg:y="0.726cm">
          <draw:text-box>
            <text:p><text:span text:style-name="T8">Ghost</text:span></text:p>
            <text:p>Smart - Mono</text:p>
          </draw:text-box>
        </draw:frame>
        <draw:g>
          <draw:custom-shape draw:style-name="gr32" draw:text-style-name="P2" draw:layer="layout" svg:width="0.317cm" svg:height="0.317cm" draw:transform="rotate (3.13199334270382) translate (19.115cm 10.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2" draw:layer="layout" svg:width="1.1cm" svg:height="0.494cm" draw:transform="rotate (-1.5707963267949) translate (19.206cm 8.916cm)">
            <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2" draw:text-style-name="P2" draw:layer="layout" svg:width="0.317cm" svg:height="0.317cm" draw:transform="rotate (3.13199334270382) translate (19.11cm 9.2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0.34cm" svg:height="0.114cm" draw:transform="rotate (-3.14159265358979) translate (19.125cm 9.448cm)">
            <text:p/>
            <draw:enhanced-geometry svg:viewBox="0 0 21600 21600" draw:mirror-horizontal="false" draw:mirror-vertical="false" draw:type="rectangle" draw:enhanced-path="M 0 0 L 21600 0 21600 21600 0 21600 0 0 Z N"/>
          </draw:custom-shape>
          <draw:custom-shape draw:style-name="gr34" draw:text-style-name="P2" draw:layer="layout" svg:width="0.211cm" svg:height="0.051cm" draw:transform="rotate (-3.14159265358979) translate (19.06cm 9.575cm)">
            <text:p/>
            <draw:enhanced-geometry svg:viewBox="0 0 21600 21600" draw:mirror-horizontal="false" draw:mirror-vertical="false" draw:type="rectangle" draw:enhanced-path="M 0 0 L 21600 0 21600 21600 0 21600 0 0 Z N"/>
          </draw:custom-shape>
          <draw:line draw:style-name="gr29" draw:text-style-name="P2" draw:layer="layout" svg:x1="19.046cm" svg:y1="9.856cm" svg:x2="18.873cm" svg:y2="9.856cm">
            <text:p/>
          </draw:line>
          <draw:g>
            <draw:line draw:style-name="gr29" draw:text-style-name="P2" draw:layer="layout" svg:x1="19.04cm" svg:y1="9.075cm" svg:x2="18.867cm" svg:y2="9.075cm">
              <text:p/>
            </draw:line>
            <draw:line draw:style-name="gr29" draw:text-style-name="P2" draw:layer="layout" svg:x1="18.954cm" svg:y1="8.989cm" svg:x2="18.954cm" svg:y2="9.162cm">
              <text:p/>
            </draw:line>
          </draw:g>
        </draw:g>
        <presentation:notes draw:style-name="dp2">
          <draw:page-thumbnail draw:style-name="gr2" draw:layer="layout" svg:width="14.848cm" svg:height="11.136cm" svg:x="3.075cm" svg:y="2.257cm" draw:page-number="3" presentation:class="page"/>
          <draw:frame presentation:style-name="pr3" draw:text-style-name="P14" draw:layer="layout" svg:width="16.799cm" svg:height="13.364cm" svg:x="2.1cm" svg:y="14.107cm" presentation:class="notes" presentation:placeholder="true">
            <draw:text-box/>
          </draw:frame>
        </presentation:notes>
      </draw:page>
      <draw:page draw:name="page4" draw:style-name="dp1" draw:master-page-name="Default">
        <draw:g draw:style-name="gr3">
          <draw:polygon draw:style-name="gr4" draw:text-style-name="P4" draw:layer="layout" svg:width="14.965cm" svg:height="14.948cm" svg:x="10.386cm" svg:y="3.053cm" svg:viewBox="0 0 14966 14949" draw:points="0,14916 0,6433 1075,6433 1075,3209 2150,3209 2150,2117 3258,2117 3258,1059 5375,1059 5375,0 9641,0 9641,1059 11758,1059 11758,2117 12866,2117 12866,3258 13924,3258 13924,6433 14966,6433 14966,14916 13957,14916 13957,13891 12866,13891 12866,12833 11758,12833 11758,13941 10666,13941 10666,14949 8583,14949 8583,12800 6433,12800 6433,14949 4250,14949 4250,13908 3225,13908 3225,12833 2134,12833 2134,13908 1059,13908 1059,14916">
            <text:p/>
          </draw:polygon>
          <draw:g>
            <draw:polygon draw:style-name="gr5" draw:text-style-name="P5" draw:layer="layout" svg:width="4.292cm" svg:height="5.351cm" svg:x="11.468cm" svg:y="6.279cm" svg:viewBox="0 0 4293 5352" draw:points="1043,1061 1043,0 3205,0 3205,1051 4293,1051 4293,4302 3243,4302 3243,5352 1050,5352 1050,4264 2116,4264 2116,2155 0,2155 0,1061">
              <text:p/>
            </draw:polygon>
            <draw:polygon draw:style-name="gr6" draw:text-style-name="P6" draw:layer="layout" svg:width="2.114cm" svg:height="2.105cm" svg:x="11.468cm" svg:y="8.436cm" svg:viewBox="0 0 2115 2106" draw:points="0,2106 0,0 2115,0 2115,2106">
              <text:p/>
            </draw:polygon>
          </draw:g>
          <draw:custom-shape draw:style-name="gr7" draw:text-style-name="P4" draw:layer="layout" svg:width="2.962cm" svg:height="3.014cm" svg:x="4.169cm" svg:y="8.362cm">
            <text:p/>
            <draw:enhanced-geometry svg:viewBox="0 0 21600 21600" draw:type="rectangle" draw:enhanced-path="M 0 0 L 21600 0 21600 21600 0 21600 0 0 Z N"/>
          </draw:custom-shape>
          <draw:g>
            <draw:polygon draw:style-name="gr5" draw:text-style-name="P5" draw:layer="layout" svg:width="4.292cm" svg:height="5.351cm" svg:x="17.864cm" svg:y="6.238cm" svg:viewBox="0 0 4293 5352" draw:points="1043,1061 1043,0 3205,0 3205,1051 4293,1051 4293,4302 3243,4302 3243,5352 1050,5352 1050,4264 2116,4264 2116,2155 0,2155 0,1061">
              <text:p/>
            </draw:polygon>
            <draw:polygon draw:style-name="gr6" draw:text-style-name="P6" draw:layer="layout" svg:width="2.114cm" svg:height="2.105cm" svg:x="17.864cm" svg:y="8.395cm" svg:viewBox="0 0 2115 2106" draw:points="0,2106 0,0 2115,0 2115,2106">
              <text:p/>
            </draw:polygon>
          </draw:g>
        </draw:g>
        <draw:path draw:style-name="gr8" draw:text-style-name="P7" draw:layer="layout" svg:width="3.863cm" svg:height="5.079cm" draw:transform="skewX (0.0844739357965256) rotate (2.25479086065147) translate (14.8112598465213cm 11.8091550593321cm)" svg:viewBox="0 0 3864 5080" svg:d="M0 5016c1101 376 2285-1008 2679-1544 393-535 1729-2663 940-3472">
          <text:p/>
        </draw:path>
        <draw:path draw:style-name="gr8" draw:text-style-name="P7" draw:layer="layout" svg:width="4.615cm" svg:height="4.063cm" draw:transform="skewX (-0.127059969545187) rotate (-2.47313155007597) translate (19.0304130148148cm 10.0308255032212cm)" svg:viewBox="0 0 4616 4064" svg:d="M0 100c808-749 5183 2934 4555 3964">
          <text:p/>
        </draw:path>
        <draw:path draw:style-name="gr8" draw:text-style-name="P7" draw:layer="layout" svg:width="3.961cm" svg:height="4.237cm" draw:transform="skewX (0.002792526803191) rotate (-2.20086018676485) translate (12.531cm 9.996cm)" svg:viewBox="0 0 3962 4238" svg:d="M0 0c1443 407 3135 3110 3962 4238">
          <text:p/>
        </draw:path>
        <draw:frame draw:style-name="gr22" draw:text-style-name="P12" draw:layer="layout" svg:width="0.502cm" svg:height="1.187cm" svg:x="9.21cm" svg:y="2.42cm">
          <draw:text-box>
            <text:p/>
          </draw:text-box>
        </draw:frame>
        <draw:path draw:style-name="gr8" draw:text-style-name="P7" draw:layer="layout" svg:width="3.145cm" svg:height="4.969cm" draw:transform="skewX (-1.1914366634008E-016) rotate (-2.20051112091445) translate (12.5428309000538cm 8.97923304806793cm)" svg:viewBox="0 0 3146 4970" svg:d="M33 0c-355 1858 2289 3840 3113 4970">
          <text:p/>
        </draw:path>
        <draw:g>
          <draw:custom-shape draw:style-name="gr32" draw:text-style-name="P2" draw:layer="layout" svg:width="0.317cm" svg:height="0.317cm" draw:transform="rotate (-0.00959931088596935) translate (12.368cm 8.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2" draw:layer="layout" svg:width="1.1cm" svg:height="0.494cm" draw:transform="rotate (1.5707963267949) translate (12.277cm 10.033cm)">
            <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2" draw:text-style-name="P2" draw:layer="layout" svg:width="0.317cm" svg:height="0.317cm" draw:transform="rotate (-0.00959931088596935) translate (12.373cm 9.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0.34cm" svg:height="0.114cm" svg:x="12.358cm" svg:y="9.501cm">
            <text:p/>
            <draw:enhanced-geometry svg:viewBox="0 0 21600 21600" draw:mirror-horizontal="false" draw:mirror-vertical="false" draw:type="rectangle" draw:enhanced-path="M 0 0 L 21600 0 21600 21600 0 21600 0 0 Z N"/>
          </draw:custom-shape>
          <draw:custom-shape draw:style-name="gr34" draw:text-style-name="P2" draw:layer="layout" svg:width="0.211cm" svg:height="0.051cm" svg:x="12.423cm" svg:y="9.374cm">
            <text:p/>
            <draw:enhanced-geometry svg:viewBox="0 0 21600 21600" draw:mirror-horizontal="false" draw:mirror-vertical="false" draw:type="rectangle" draw:enhanced-path="M 0 0 L 21600 0 21600 21600 0 21600 0 0 Z N"/>
          </draw:custom-shape>
          <draw:line draw:style-name="gr29" draw:text-style-name="P2" draw:layer="layout" svg:x1="12.437cm" svg:y1="9.095cm" svg:x2="12.61cm" svg:y2="9.095cm">
            <text:p/>
          </draw:line>
          <draw:g>
            <draw:line draw:style-name="gr29" draw:text-style-name="P2" draw:layer="layout" svg:x1="12.443cm" svg:y1="9.875cm" svg:x2="12.616cm" svg:y2="9.875cm">
              <text:p/>
            </draw:line>
            <draw:line draw:style-name="gr29" draw:text-style-name="P2" draw:layer="layout" svg:x1="12.53cm" svg:y1="9.962cm" svg:x2="12.53cm" svg:y2="9.789cm">
              <text:p/>
            </draw:line>
          </draw:g>
        </draw:g>
        <draw:g>
          <draw:custom-shape draw:style-name="gr32" draw:text-style-name="P2" draw:layer="layout" svg:width="0.317cm" svg:height="0.317cm" draw:transform="rotate (-0.00959931088596935) translate (18.805cm 8.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2" draw:layer="layout" svg:width="1.1cm" svg:height="0.494cm" draw:transform="rotate (1.5707963267949) translate (18.714cm 10.016cm)">
            <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2" draw:text-style-name="P2" draw:layer="layout" svg:width="0.317cm" svg:height="0.317cm" draw:transform="rotate (-0.00959931088596935) translate (18.81cm 9.6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0.34cm" svg:height="0.114cm" svg:x="18.795cm" svg:y="9.484cm">
            <text:p/>
            <draw:enhanced-geometry svg:viewBox="0 0 21600 21600" draw:mirror-horizontal="false" draw:mirror-vertical="false" draw:type="rectangle" draw:enhanced-path="M 0 0 L 21600 0 21600 21600 0 21600 0 0 Z N"/>
          </draw:custom-shape>
          <draw:custom-shape draw:style-name="gr34" draw:text-style-name="P2" draw:layer="layout" svg:width="0.211cm" svg:height="0.051cm" svg:x="18.86cm" svg:y="9.357cm">
            <text:p/>
            <draw:enhanced-geometry svg:viewBox="0 0 21600 21600" draw:mirror-horizontal="false" draw:mirror-vertical="false" draw:type="rectangle" draw:enhanced-path="M 0 0 L 21600 0 21600 21600 0 21600 0 0 Z N"/>
          </draw:custom-shape>
          <draw:line draw:style-name="gr29" draw:text-style-name="P2" draw:layer="layout" svg:x1="18.874cm" svg:y1="9.078cm" svg:x2="19.047cm" svg:y2="9.078cm">
            <text:p/>
          </draw:line>
          <draw:g>
            <draw:line draw:style-name="gr29" draw:text-style-name="P2" draw:layer="layout" svg:x1="18.88cm" svg:y1="9.858cm" svg:x2="19.053cm" svg:y2="9.858cm">
              <text:p/>
            </draw:line>
            <draw:line draw:style-name="gr29" draw:text-style-name="P2" draw:layer="layout" svg:x1="18.967cm" svg:y1="9.945cm" svg:x2="18.967cm" svg:y2="9.772cm">
              <text:p/>
            </draw:line>
          </draw:g>
        </draw:g>
        <draw:frame draw:style-name="gr31" draw:text-style-name="P12" draw:layer="layout" svg:width="4.8cm" svg:height="1.673cm" svg:x="0.8cm" svg:y="0.726cm">
          <draw:text-box>
            <text:p><text:span text:style-name="T8">Ghost</text:span></text:p>
            <text:p>Easy</text:p>
          </draw:text-box>
        </draw:frame>
        <draw:g>
          <draw:path draw:style-name="gr35" draw:text-style-name="P15" draw:layer="layout" svg:width="3.363cm" svg:height="2.977cm" draw:transform="rotate (1.5707963267949) translate (4.17060606060606cm 11.3760476190476cm)" svg:viewBox="0 0 3364 2978" svg:d="M1681 0c525 22 1280 346 1280 652s-458 143-457 865 457 499 457 825-726 625-1280 635c-953 0-1681-645-1681-1489s728-1488 1681-1488zM0 0zM3364 2978z">
            <text:p/>
          </draw:path>
          <draw:polygon draw:style-name="gr36" draw:text-style-name="P15" draw:layer="layout" svg:width="1.37cm" svg:height="2.181cm" draw:transform="rotate (1.5707963267949) translate (4.58160606060606cm 10.2800476190476cm)" svg:viewBox="0 0 1371 2182" draw:points="0,378 344,0 1029,0 1371,378 1371,1804 1029,2182 339,2182 0,1804">
            <text:p/>
          </draw:polygon>
          <draw:custom-shape draw:style-name="gr37" draw:text-style-name="P15" draw:layer="layout" svg:width="0.368cm" svg:height="0.762cm" draw:transform="rotate (1.5707963267949) translate (5.283cm 11.145cm)">
            <text:p/>
            <draw:enhanced-geometry svg:viewBox="0 0 21600 21600" draw:type="rectangle" draw:enhanced-path="M 0 0 L 21600 0 21600 21600 0 21600 0 0 Z N"/>
          </draw:custom-shape>
          <draw:custom-shape draw:style-name="gr38" draw:text-style-name="P15" draw:layer="layout" svg:width="0.37cm" svg:height="0.37cm" draw:transform="rotate (1.5707963267949) translate (4.466cm 10.8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5" draw:layer="layout" svg:width="0.37cm" svg:height="0.37cm" draw:transform="rotate (1.5707963267949) translate (4.606cm 8.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5" draw:layer="layout" svg:width="0.37cm" svg:height="0.37cm" draw:transform="rotate (1.5707963267949) translate (6.378cm 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5" draw:layer="layout" svg:width="0.37cm" svg:height="0.37cm" draw:transform="rotate (1.5707963267949) translate (6.484cm 10.8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2" draw:layer="layout" svg:x1="6.457cm" svg:y1="8.626cm" svg:x2="6.674cm" svg:y2="8.626cm">
            <text:p/>
          </draw:line>
          <draw:g>
            <draw:line draw:style-name="gr25" draw:text-style-name="P2" draw:layer="layout" svg:x1="6.67cm" svg:y1="10.765cm" svg:x2="6.67cm" svg:y2="10.548cm">
              <text:p/>
            </draw:line>
            <draw:line draw:style-name="gr25" draw:text-style-name="P2" draw:layer="layout" svg:x1="6.778cm" svg:y1="10.656cm" svg:x2="6.561cm" svg:y2="10.656cm">
              <text:p/>
            </draw:line>
          </draw:g>
          <draw:line draw:style-name="gr25" draw:text-style-name="P2" draw:layer="layout" svg:x1="4.68cm" svg:y1="8.62cm" svg:x2="4.897cm" svg:y2="8.62cm">
            <text:p/>
          </draw:line>
          <draw:g>
            <draw:line draw:style-name="gr25" draw:text-style-name="P2" draw:layer="layout" svg:x1="4.651cm" svg:y1="10.768cm" svg:x2="4.651cm" svg:y2="10.551cm">
              <text:p/>
            </draw:line>
            <draw:line draw:style-name="gr25" draw:text-style-name="P2" draw:layer="layout" svg:x1="4.759cm" svg:y1="10.659cm" svg:x2="4.542cm" svg:y2="10.659cm">
              <text:p/>
            </draw:line>
          </draw:g>
        </draw:g>
        <presentation:notes draw:style-name="dp2">
          <draw:page-thumbnail draw:style-name="gr2" draw:layer="layout" svg:width="14.848cm" svg:height="11.136cm" svg:x="3.075cm" svg:y="2.257cm" draw:page-number="4" presentation:class="page"/>
          <draw:frame presentation:style-name="pr3" draw:text-style-name="P14" draw:layer="layout" svg:width="16.799cm" svg:height="13.364cm" svg:x="2.1cm" svg:y="14.107cm" presentation:class="notes" presentation:placeholder="true">
            <draw:text-box/>
          </draw:frame>
        </presentation:notes>
      </draw:page>
      <draw:page draw:name="page5" draw:style-name="dp1" draw:master-page-name="Default">
        <draw:g draw:style-name="gr3">
          <draw:polygon draw:style-name="gr4" draw:text-style-name="P4" draw:layer="layout" svg:width="21.194cm" svg:height="18.161cm" svg:x="5.783cm" svg:y="1.436cm" svg:viewBox="0 0 21195 18162" draw:points="0,9044 1814,9044 1946,9044 1946,6795 3846,6795 3846,4565 5651,4565 5651,2532 3883,2532 3883,47 5962,47 5962,2164 7729,2164 7729,4526 13437,4526 13437,2154 15242,2154 15242,0 17387,0 17387,2570 15582,2570 15582,4526 17321,4526 17321,6803 19182,6803 19182,9052 21195,9052 21195,15885 19192,15885 19192,11406 17349,11406 17349,15972 17349,16006 15591,16006 15591,18124 11537,18124 11537,15762 15166,15762 15166,13560 6000,13560 6000,15762 9629,15762 9629,18162 5613,18162 5613,15970 3850,15970 3850,11412 1974,11412 1974,15900 6,15900">
            <text:p/>
          </draw:polygon>
          <draw:custom-shape draw:style-name="gr39" draw:text-style-name="P16" draw:layer="layout" svg:width="1.935cm" svg:height="2.196cm" svg:x="11.575cm" svg:y="8.279cm">
            <text:p/>
            <draw:enhanced-geometry svg:viewBox="0 0 21600 21600" draw:type="rectangle" draw:enhanced-path="M 0 0 L 21600 0 21600 21600 0 21600 0 0 Z N"/>
          </draw:custom-shape>
          <draw:custom-shape draw:style-name="gr39" draw:text-style-name="P16" draw:layer="layout" svg:width="1.935cm" svg:height="2.196cm" svg:x="19.248cm" svg:y="8.279cm">
            <text:p/>
            <draw:enhanced-geometry svg:viewBox="0 0 21600 21600" draw:type="rectangle" draw:enhanced-path="M 0 0 L 21600 0 21600 21600 0 21600 0 0 Z N"/>
          </draw:custom-shape>
        </draw:g>
        <draw:path draw:style-name="gr40" draw:text-style-name="P7" draw:layer="layout" svg:width="4.839cm" svg:height="5.714cm" draw:transform="rotate (-1.5707963267949) translate (22.7304991976465cm 9.35818523937708cm)" svg:viewBox="0 0 4840 5715" svg:d="M4217 5715c1247-1417 378-3629-473-4876-850-1247-3800-1290-3743 1148">
          <text:p/>
        </draw:path>
        <draw:path draw:style-name="gr40" draw:text-style-name="P7" draw:layer="layout" svg:width="3.826cm" svg:height="2.878cm" draw:transform="rotate (-0.317998989713368) translate (18.3126987609831cm 10.0686802648743cm)" svg:viewBox="0 0 3827 2879" svg:d="M0 2879c1897-459 3285-1986 3827-2879">
          <text:p/>
        </draw:path>
        <draw:path draw:style-name="gr40" draw:text-style-name="P7" draw:layer="layout" svg:width="3.372cm" svg:height="1.928cm" draw:transform="rotate (-0.317998989713368) translate (20.6620785950042cm 7.51659757445684cm)" svg:viewBox="0 0 3373 1929" svg:d="M3331 1929c295-853-1017-1880-1788-1926-771-45-1543 416-1543 1360">
          <text:p/>
        </draw:path>
        <draw:path draw:style-name="gr40" draw:text-style-name="P7" draw:layer="layout" svg:width="6.223cm" svg:height="4.905cm" draw:transform="rotate (0.650135146367888) translate (12.4179206487208cm 8.5907452335117cm)" svg:viewBox="0 0 6224 4906" svg:d="M0 258c1725-1300 7135 2638 6091 4648">
          <text:p/>
        </draw:path>
        <draw:path draw:style-name="gr40" draw:text-style-name="P7" draw:layer="layout" svg:width="5.866cm" svg:height="3.126cm" draw:transform="rotate (2.65394766058258) translate (18.2300393957982cm 12.0549126549107cm)" svg:viewBox="0 0 5867 3127" svg:d="M0 3075c1490 386 5094-1467 5867-3075">
          <text:p/>
        </draw:path>
        <draw:path draw:style-name="gr40" draw:text-style-name="P7" draw:layer="layout" svg:width="0.603cm" svg:height="7.672cm" draw:transform="rotate (-1.5707963267949) translate (20.236cm 9.589cm)" svg:viewBox="0 0 604 7673" svg:d="M349 0c682 21-349 2104-349 3730s1103 3924 329 3943">
          <text:p/>
        </draw:path>
        <draw:path draw:style-name="gr40" draw:text-style-name="P7" draw:layer="layout" svg:width="3.408cm" svg:height="10.786cm" draw:transform="rotate (-1.76766946641986) translate (12.5634447822735cm 9.91008871482215cm)" svg:viewBox="0 0 3409 10787" svg:d="M0 0c1142-71 405 8396 1309 10026 905 1633 2702 227 1898-423">
          <text:p/>
        </draw:path>
        <draw:path draw:style-name="gr40" draw:text-style-name="P7" draw:layer="layout" svg:width="8.81cm" svg:height="8.668cm" draw:transform="skewX (9.754148309661E-017) rotate (-0.806167581496182) translate (10.2251508167279cm 5.14447067992389cm)" svg:viewBox="0 0 8811 8669" svg:d="M0 8669c807-324 1902-1709 2558-2425 658-716 3647-3781 4206-4555s1384-2233 2047-1479">
          <text:p/>
        </draw:path>
        <draw:path draw:style-name="gr40" draw:text-style-name="P7" draw:layer="layout" svg:width="2.443cm" svg:height="11.969cm" draw:transform="rotate (-1.58929681686604) translate (15.1132155816331cm 10.3382580924106cm)" svg:viewBox="0 0 2444 11970" svg:d="M0 11960c1877 65 2427-170 2412-1021-17-850-747-9092 32-10939">
          <text:p/>
        </draw:path>
        <draw:path draw:style-name="gr40" draw:text-style-name="P7" draw:layer="layout" svg:width="6.244cm" svg:height="13.343cm" draw:transform="rotate (-2.09998015599958) translate (16.2854334238883cm 14.0035683107214cm)" svg:viewBox="0 0 6245 13344" svg:d="M4524 13301c2304 381 1786-1854 1315-2958-470-1104-3730-6490-4108-7473-379-982-661-3377-1731-2774">
          <text:p/>
        </draw:path>
        <draw:line draw:style-name="gr11" draw:text-style-name="P7" draw:layer="layout" svg:x1="23.209cm" svg:y1="10.39cm" svg:x2="21.948cm" svg:y2="11.265cm">
          <text:p/>
        </draw:line>
        <draw:frame draw:style-name="gr9" draw:text-style-name="P17" draw:layer="layout" svg:width="2.102cm" svg:height="3.208cm" svg:x="21.013cm" svg:y="14.2cm">
          <draw:text-box>
            <text:p><text:span text:style-name="T4"/></text:p>
            <text:p><text:span text:style-name="T4"/></text:p>
            <text:p><text:span text:style-name="T4"/></text:p>
            <text:p text:style-name="P1"><text:span text:style-name="T4">Battery</text:span></text:p>
            <text:p><text:span text:style-name="T4"/></text:p>
          </draw:text-box>
        </draw:frame>
        <draw:path draw:style-name="gr10" draw:text-style-name="P9" draw:layer="layout" svg:width="2.492cm" svg:height="5.268cm" draw:transform="rotate (0.601091394386847) translate (17.5497868295474cm 11.5222308600011cm)" svg:viewBox="0 0 2493 5269" svg:d="M0 2c2114-83 3378 2237 1756 5267">
          <text:p/>
        </draw:path>
        <draw:g draw:style-name="gr2">
          <draw:path draw:style-name="gr41" draw:text-style-name="P2" draw:layer="layout" svg:width="0.331cm" svg:height="0.445cm" draw:transform="rotate (-1.5707963267949) translate (20.4282707953856cm 8.79257142857143cm)" svg:viewBox="0 0 332 446" svg:d="M0 446c442 0 442-446 0-446">
            <text:p/>
          </draw:path>
          <draw:custom-shape draw:style-name="gr42" draw:text-style-name="P2" draw:layer="layout" svg:width="1.25cm" svg:height="1.25cm" svg:x="19.588cm" svg:y="8.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1" draw:text-style-name="P2" draw:layer="layout" svg:width="0.331cm" svg:height="0.445cm" draw:transform="rotate (1.5707963267949) translate (19.9997292046145cm 9.96157142857143cm)" svg:viewBox="0 0 332 446" svg:d="M0 446c442 0 442-446 0-446">
            <text:p/>
          </draw:path>
          <draw:path draw:style-name="gr41" draw:text-style-name="P2" draw:layer="layout" svg:width="0.331cm" svg:height="0.445cm" svg:x="19.63cm" svg:y="9.155cm" svg:viewBox="0 0 332 446" svg:d="M0 446c442 0 442-446 0-446">
            <text:p/>
          </draw:path>
          <draw:path draw:style-name="gr41" draw:text-style-name="P2" draw:layer="layout" svg:width="0.331cm" svg:height="0.445cm" draw:transform="rotate (-3.14159265358979) translate (20.795cm 9.59784222395703cm)" svg:viewBox="0 0 332 446" svg:d="M0 446c442 0 442-446 0-446">
            <text:p/>
          </draw:path>
          <draw:line draw:style-name="gr43" draw:text-style-name="P2" draw:layer="layout" svg:x1="20.063cm" svg:y1="9.383cm" svg:x2="20.356cm" svg:y2="9.383cm">
            <text:p/>
          </draw:line>
          <draw:g>
            <draw:line draw:style-name="gr25" draw:text-style-name="P2" draw:layer="layout" svg:x1="20.115cm" svg:y1="8.924cm" svg:x2="20.308cm" svg:y2="8.924cm">
              <text:p/>
            </draw:line>
            <draw:line draw:style-name="gr25" draw:text-style-name="P2" draw:layer="layout" svg:x1="20.212cm" svg:y1="9.021cm" svg:x2="20.212cm" svg:y2="8.828cm">
              <text:p/>
            </draw:line>
          </draw:g>
          <draw:line draw:style-name="gr44" draw:text-style-name="P2" draw:layer="layout" svg:x1="20.127cm" svg:y1="9.847cm" svg:x2="20.32cm" svg:y2="9.847cm">
            <text:p/>
          </draw:line>
        </draw:g>
        <draw:g draw:style-name="gr2">
          <draw:path draw:style-name="gr41" draw:text-style-name="P2" draw:layer="layout" svg:width="0.331cm" svg:height="0.445cm" draw:transform="rotate (-1.5707963267949) translate (12.7552707953856cm 8.79257142857143cm)" svg:viewBox="0 0 332 446" svg:d="M0 446c442 0 442-446 0-446">
            <text:p/>
          </draw:path>
          <draw:custom-shape draw:style-name="gr42" draw:text-style-name="P2" draw:layer="layout" svg:width="1.25cm" svg:height="1.25cm" svg:x="11.915cm" svg:y="8.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1" draw:text-style-name="P2" draw:layer="layout" svg:width="0.331cm" svg:height="0.445cm" draw:transform="rotate (1.5707963267949) translate (12.3267292046145cm 9.96157142857143cm)" svg:viewBox="0 0 332 446" svg:d="M0 446c442 0 442-446 0-446">
            <text:p/>
          </draw:path>
          <draw:path draw:style-name="gr41" draw:text-style-name="P2" draw:layer="layout" svg:width="0.331cm" svg:height="0.445cm" svg:x="11.957cm" svg:y="9.155cm" svg:viewBox="0 0 332 446" svg:d="M0 446c442 0 442-446 0-446">
            <text:p/>
          </draw:path>
          <draw:path draw:style-name="gr41" draw:text-style-name="P2" draw:layer="layout" svg:width="0.331cm" svg:height="0.445cm" draw:transform="rotate (-3.14159265358979) translate (13.122cm 9.59784222395703cm)" svg:viewBox="0 0 332 446" svg:d="M0 446c442 0 442-446 0-446">
            <text:p/>
          </draw:path>
          <draw:line draw:style-name="gr43" draw:text-style-name="P2" draw:layer="layout" svg:x1="12.39cm" svg:y1="9.383cm" svg:x2="12.683cm" svg:y2="9.383cm">
            <text:p/>
          </draw:line>
          <draw:g>
            <draw:line draw:style-name="gr25" draw:text-style-name="P2" draw:layer="layout" svg:x1="12.442cm" svg:y1="8.924cm" svg:x2="12.635cm" svg:y2="8.924cm">
              <text:p/>
            </draw:line>
            <draw:line draw:style-name="gr25" draw:text-style-name="P2" draw:layer="layout" svg:x1="12.539cm" svg:y1="9.021cm" svg:x2="12.539cm" svg:y2="8.828cm">
              <text:p/>
            </draw:line>
          </draw:g>
          <draw:line draw:style-name="gr44" draw:text-style-name="P2" draw:layer="layout" svg:x1="12.454cm" svg:y1="9.847cm" svg:x2="12.647cm" svg:y2="9.847cm">
            <text:p/>
          </draw:line>
        </draw:g>
        <draw:g draw:style-name="gr2">
          <draw:custom-shape draw:style-name="gr23" draw:text-style-name="P2" draw:layer="layout" svg:width="2cm" svg:height="2cm" svg:x="2.195cm" svg:y="9.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4" draw:text-style-name="P2" draw:layer="layout" svg:width="0.498cm" svg:height="0.671cm" draw:transform="skewX (-0.00436332312998582) rotate (0.52010811709431) translate (2.20064377359208cm 10.8125912203988cm)" svg:viewBox="0 0 499 672" svg:d="M0 672c665-2 666-674 1-672">
            <text:p/>
          </draw:path>
          <draw:path draw:style-name="gr14" draw:text-style-name="P2" draw:layer="layout" svg:width="0.498cm" svg:height="0.671cm" draw:transform="rotate (-1.5707963267949) translate (3.517408014572cm 9.71814285714286cm)" svg:viewBox="0 0 499 672" svg:d="M0 672c665 0 665-672 0-672">
            <text:p/>
          </draw:path>
          <draw:path draw:style-name="gr14" draw:text-style-name="P2" draw:layer="layout" svg:width="0.498cm" svg:height="0.671cm" draw:transform="rotate (2.61799387799149) translate (3.8584363182564cm 11.4029807437989cm)" svg:viewBox="0 0 499 672" svg:d="M0 672c665 0 665-672 0-672">
            <text:p/>
          </draw:path>
          <draw:custom-shape draw:style-name="gr24" draw:text-style-name="P13" draw:layer="layout" svg:width="0.39cm" svg:height="0.433cm" svg:x="3.006cm" svg:y="9.684cm">
            <text:p text:style-name="P1"><text:span text:style-name="T7">s</text:span></text:p>
            <draw:enhanced-geometry svg:viewBox="0 0 21600 21600" draw:type="rectangle" draw:enhanced-path="M 0 0 L 21600 0 21600 21600 0 21600 0 0 Z N"/>
          </draw:custom-shape>
          <draw:line draw:style-name="gr25" draw:text-style-name="P2" draw:layer="layout" svg:x1="2.419cm" svg:y1="10.998cm" svg:x2="2.656cm" svg:y2="10.998cm">
            <text:p/>
          </draw:line>
          <draw:g>
            <draw:line draw:style-name="gr25" draw:text-style-name="P2" draw:layer="layout" svg:x1="3.748cm" svg:y1="11.029cm" svg:x2="3.985cm" svg:y2="11.029cm">
              <text:p/>
            </draw:line>
            <draw:line draw:style-name="gr25" draw:text-style-name="P2" draw:layer="layout" svg:x1="3.867cm" svg:y1="11.148cm" svg:x2="3.867cm" svg:y2="10.911cm">
              <text:p/>
            </draw:line>
          </draw:g>
        </draw:g>
        <draw:g draw:style-name="gr2">
          <draw:custom-shape draw:style-name="gr12" draw:text-style-name="P2" draw:layer="layout" svg:width="2.8cm" svg:height="2.8cm" draw:transform="rotate (0.785398163397448) translate (14.31cm 12.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draw:layer="layout" svg:width="0.396cm" svg:height="0.37cm" draw:transform="rotate (0.785398163397448) translate (15.625cm 12.314cm)">
            <text:p text:style-name="P1"><text:span text:style-name="T5">0~ </text:span></text:p>
            <draw:enhanced-geometry svg:viewBox="0 0 21600 21600" draw:type="rectangle" draw:enhanced-path="M 0 0 L 21600 0 21600 21600 0 21600 0 0 Z N"/>
          </draw:custom-shape>
          <draw:path draw:style-name="gr14" draw:text-style-name="P2" draw:layer="layout" svg:width="0.498cm" svg:height="0.671cm" draw:transform="rotate (-0.785398163397448) translate (15.5725577809125cm 11.5939198962957cm)" svg:viewBox="0 0 499 672" svg:d="M0 672c665 0 665-672 0-672">
            <text:p/>
          </draw:path>
          <draw:path draw:style-name="gr14" draw:text-style-name="P2" draw:layer="layout" svg:width="0.498cm" svg:height="0.671cm" draw:transform="skewX (-0.0015707963267949) rotate (-1.57184352434609) translate (16.6051783744184cm 11.4304164678044cm)" svg:viewBox="0 0 499 672" svg:d="M0 672c665-1 665-673 0-672">
            <text:p/>
          </draw:path>
          <draw:path draw:style-name="gr14" draw:text-style-name="P2" draw:layer="layout" svg:width="0.498cm" svg:height="0.671cm" svg:x="14.924cm" svg:y="12.456cm" svg:viewBox="0 0 499 672" svg:d="M0 672c665 0 665-672 0-672">
            <text:p/>
          </draw:path>
          <draw:path draw:style-name="gr14" draw:text-style-name="P2" draw:layer="layout" svg:width="0.498cm" svg:height="0.671cm" draw:transform="rotate (2.35619449019234) translate (17.0144785947917cm 13.9986599720713cm)" svg:viewBox="0 0 499 672" svg:d="M0 672c665 0 665-672 0-672">
            <text:p/>
          </draw:path>
          <draw:path draw:style-name="gr14" draw:text-style-name="P2" draw:layer="layout" svg:width="0.498cm" svg:height="0.671cm" draw:transform="rotate (3.1405454560386) translate (17.6473118727179cm 13.1305771692812cm)" svg:viewBox="0 0 499 672" svg:d="M1 672c665-1 664-673-1-672">
            <text:p/>
          </draw:path>
          <draw:path draw:style-name="gr14" draw:text-style-name="P2" draw:layer="layout" svg:width="0.498cm" svg:height="0.671cm" draw:transform="skewX (-0.0015707963267949) rotate (1.5697491292437) translate (15.9380173808523cm 14.1659918276873cm)" svg:viewBox="0 0 499 672" svg:d="M0 672c665-1 665-673 0-672">
            <text:p/>
          </draw:path>
          <draw:custom-shape draw:style-name="gr15" draw:text-style-name="P10" draw:layer="layout" svg:width="0.448cm" svg:height="0.341cm" draw:transform="rotate (0.785398163397448) translate (16.497cm 13.272cm)">
            <text:p text:style-name="P1"><text:span text:style-name="T5">1~</text:span></text:p>
            <draw:enhanced-geometry svg:viewBox="0 0 21600 21600" draw:type="rectangle" draw:enhanced-path="M 0 0 L 21600 0 21600 21600 0 21600 0 0 Z N"/>
          </draw:custom-shape>
          <draw:custom-shape draw:style-name="gr16" draw:text-style-name="P10" draw:layer="layout" svg:width="0.67cm" svg:height="0.396cm" draw:transform="rotate (0.785398163397448) translate (15.118cm 13.207cm)">
            <text:p text:style-name="P1"><text:span text:style-name="T5">A1/2</text:span></text:p>
            <draw:enhanced-geometry svg:viewBox="0 0 21600 21600" draw:type="rectangle" draw:enhanced-path="M 0 0 L 21600 0 21600 21600 0 21600 0 0 Z N"/>
          </draw:custom-shape>
          <draw:custom-shape draw:style-name="gr17" draw:text-style-name="P10" draw:layer="layout" svg:width="0.77cm" svg:height="0.298cm" draw:transform="rotate (0.785398163397448) translate (15.577cm 13.754cm)">
            <text:p text:style-name="P1"><text:span text:style-name="T5">GND</text:span></text:p>
            <draw:enhanced-geometry svg:viewBox="0 0 21600 21600" draw:mirror-horizontal="false" draw:mirror-vertical="false" draw:type="rectangle" draw:enhanced-path="M 0 0 L 21600 0 21600 21600 0 21600 0 0 Z N"/>
          </draw:custom-shape>
          <draw:custom-shape draw:style-name="gr18" draw:text-style-name="P11" draw:layer="layout" svg:width="0.604cm" svg:height="0.298cm" draw:transform="rotate (0.785398163397448) translate (16.846cm 12.503cm)">
            <text:p text:style-name="P1"><text:span text:style-name="T6">Vout</text:span></text:p>
            <draw:enhanced-geometry svg:viewBox="0 0 21600 21600" draw:mirror-horizontal="false" draw:mirror-vertical="false" draw:type="rectangle" draw:enhanced-path="M 0 0 L 21600 0 21600 21600 0 21600 0 0 Z N"/>
          </draw:custom-shape>
          <draw:custom-shape draw:style-name="gr19" draw:text-style-name="P10" draw:layer="layout" svg:width="0.485cm" svg:height="0.298cm" draw:transform="rotate (0.785398163397448) translate (16.429cm 12.004cm)">
            <text:p text:style-name="P1"><text:span text:style-name="T5">3.3V</text:span></text:p>
            <draw:enhanced-geometry svg:viewBox="0 0 21600 21600" draw:mirror-horizontal="false" draw:mirror-vertical="false" draw:type="rectangle" draw:enhanced-path="M 0 0 L 21600 0 21600 21600 0 21600 0 0 Z N"/>
          </draw:custom-shape>
          <draw:custom-shape draw:style-name="gr20" draw:text-style-name="P10" draw:layer="layout" svg:width="0.706cm" svg:height="0.395cm" draw:transform="rotate (-0.785398163397448) translate (15.043cm 13.532cm)">
            <text:p text:style-name="P1"><text:span text:style-name="T5">USB</text:span></text:p>
            <draw:enhanced-geometry svg:viewBox="0 0 21600 21600" draw:mirror-horizontal="false" draw:mirror-vertical="false" draw:type="rectangle" draw:enhanced-path="M 0 0 L 21600 0 21600 21600 0 21600 0 0 Z N"/>
          </draw:custom-shape>
          <draw:custom-shape draw:style-name="gr21" draw:text-style-name="P10" draw:layer="layout" svg:width="0.706cm" svg:height="0.396cm" draw:transform="rotate (-0.785398163397448) translate (17.303cm 11.272cm)">
            <text:p text:style-name="P1"><text:span text:style-name="T5">Batt</text:span></text:p>
            <draw:enhanced-geometry svg:viewBox="0 0 21600 21600" draw:mirror-horizontal="false" draw:mirror-vertical="false" draw:type="rectangle" draw:enhanced-path="M 0 0 L 21600 0 21600 21600 0 21600 0 0 Z N"/>
          </draw:custom-shape>
        </draw:g>
        <draw:frame draw:style-name="gr31" draw:text-style-name="P12" draw:layer="layout" svg:width="4.8cm" svg:height="1.673cm" svg:x="0.8cm" svg:y="0.724cm">
          <draw:text-box>
            <text:p><text:span text:style-name="T8">Invader</text:span></text:p>
            <text:p>Smart - RGB</text:p>
          </draw:text-box>
        </draw:frame>
        <presentation:notes draw:style-name="dp2">
          <draw:page-thumbnail draw:style-name="gr2" draw:layer="layout" svg:width="14.848cm" svg:height="11.136cm" svg:x="3.075cm" svg:y="2.257cm" draw:page-number="5" presentation:class="page"/>
          <draw:frame presentation:style-name="pr3" draw:text-style-name="P14" draw:layer="layout" svg:width="16.799cm" svg:height="13.364cm" svg:x="2.1cm" svg:y="14.107cm" presentation:class="notes" presentation:placeholder="true">
            <draw:text-box/>
          </draw:frame>
        </presentation:notes>
      </draw:page>
      <draw:page draw:name="page6" draw:style-name="dp1" draw:master-page-name="Default">
        <draw:g draw:style-name="gr3">
          <draw:polygon draw:style-name="gr4" draw:text-style-name="P4" draw:layer="layout" svg:width="21.194cm" svg:height="18.161cm" svg:x="5.784cm" svg:y="1.436cm" svg:viewBox="0 0 21195 18162" draw:points="0,9044 1814,9044 1946,9044 1946,6795 3846,6795 3846,4565 5651,4565 5651,2532 3883,2532 3883,47 5962,47 5962,2164 7729,2164 7729,4526 13437,4526 13437,2154 15242,2154 15242,0 17387,0 17387,2570 15582,2570 15582,4526 17321,4526 17321,6803 19182,6803 19182,9052 21195,9052 21195,15885 19192,15885 19192,11406 17349,11406 17349,15972 17349,16006 15591,16006 15591,18124 11537,18124 11537,15762 15166,15762 15166,13560 6000,13560 6000,15762 9629,15762 9629,18162 5613,18162 5613,15970 3850,15970 3850,11412 1974,11412 1974,15900 6,15900">
            <text:p/>
          </draw:polygon>
          <draw:custom-shape draw:style-name="gr39" draw:text-style-name="P16" draw:layer="layout" svg:width="1.935cm" svg:height="2.196cm" svg:x="11.576cm" svg:y="8.279cm">
            <text:p/>
            <draw:enhanced-geometry svg:viewBox="0 0 21600 21600" draw:type="rectangle" draw:enhanced-path="M 0 0 L 21600 0 21600 21600 0 21600 0 0 Z N"/>
          </draw:custom-shape>
          <draw:custom-shape draw:style-name="gr39" draw:text-style-name="P16" draw:layer="layout" svg:width="1.935cm" svg:height="2.196cm" svg:x="19.249cm" svg:y="8.279cm">
            <text:p/>
            <draw:enhanced-geometry svg:viewBox="0 0 21600 21600" draw:type="rectangle" draw:enhanced-path="M 0 0 L 21600 0 21600 21600 0 21600 0 0 Z N"/>
          </draw:custom-shape>
        </draw:g>
        <draw:path draw:style-name="gr40" draw:text-style-name="P7" draw:layer="layout" svg:width="5.721cm" svg:height="4.505cm" draw:transform="rotate (-1.5707963267949) translate (21.6158587352631cm 8.07653640699913cm)" svg:viewBox="0 0 5722 4506" svg:d="M5549 4506c933-2212-2164-4096-3283-4416s-3476 239-1509 1290">
          <text:p/>
        </draw:path>
        <draw:path draw:style-name="gr40" draw:text-style-name="P7" draw:layer="layout" svg:width="6.226cm" svg:height="4.892cm" draw:transform="rotate (0.650135146367888) translate (12.4234869406369cm 8.65017487842776cm)" svg:viewBox="0 0 6227 4893" svg:d="M0 259c1725-1301 7138 2623 6094 4634">
          <text:p/>
        </draw:path>
        <draw:path draw:style-name="gr40" draw:text-style-name="P7" draw:layer="layout" svg:width="0.549cm" svg:height="7.691cm" draw:transform="rotate (-1.5707963267949) translate (20.255cm 9.589cm)" svg:viewBox="0 0 550 7692" svg:d="M266 0c682 21-266 2123-266 3749s1037 3924 263 3943">
          <text:p/>
        </draw:path>
        <draw:path draw:style-name="gr40" draw:text-style-name="P7" draw:layer="layout" svg:width="3.465cm" svg:height="10.804cm" draw:transform="rotate (-1.76766946641986) translate (12.5634433110417cm 9.85208842137505cm)" svg:viewBox="0 0 3466 10805" svg:d="M0 0c1142-71 468 8425 1372 10056 905 1631 2696 186 1892-466">
          <text:p/>
        </draw:path>
        <draw:path draw:style-name="gr40" draw:text-style-name="P7" draw:layer="layout" svg:width="8.81cm" svg:height="8.668cm" draw:transform="skewX (9.754148309661E-017) rotate (-0.806167581496182) translate (10.2251508167279cm 5.14447067992389cm)" svg:viewBox="0 0 8811 8669" svg:d="M0 8669c807-324 1902-1709 2558-2425 658-716 3647-3781 4206-4555s1384-2233 2047-1479">
          <text:p/>
        </draw:path>
        <draw:path draw:style-name="gr40" draw:text-style-name="P7" draw:layer="layout" svg:width="2.443cm" svg:height="11.969cm" draw:transform="rotate (-1.58929681686604) translate (15.1132155816331cm 10.3382580924106cm)" svg:viewBox="0 0 2444 11970" svg:d="M0 11960c1877 65 2427-170 2412-1021-17-850-747-9092 32-10939">
          <text:p/>
        </draw:path>
        <draw:path draw:style-name="gr40" draw:text-style-name="P7" draw:layer="layout" svg:width="6.244cm" svg:height="13.343cm" draw:transform="rotate (-2.09998015599958) translate (16.2854334238883cm 14.0035683107214cm)" svg:viewBox="0 0 6245 13344" svg:d="M4524 13301c2304 381 1786-1854 1315-2958-470-1104-3730-6490-4108-7473-379-982-661-3377-1731-2774">
          <text:p/>
        </draw:path>
        <draw:frame draw:style-name="gr9" draw:text-style-name="P17" draw:layer="layout" svg:width="2.102cm" svg:height="3.208cm" svg:x="21.013cm" svg:y="14.2cm">
          <draw:text-box>
            <text:p><text:span text:style-name="T4"/></text:p>
            <text:p><text:span text:style-name="T4"/></text:p>
            <text:p><text:span text:style-name="T4"/></text:p>
            <text:p text:style-name="P1"><text:span text:style-name="T4">Battery</text:span></text:p>
            <text:p><text:span text:style-name="T4"/></text:p>
          </draw:text-box>
        </draw:frame>
        <draw:path draw:style-name="gr10" draw:text-style-name="P9" draw:layer="layout" svg:width="2.492cm" svg:height="5.268cm" draw:transform="rotate (0.601091394386847) translate (17.5497868295474cm 11.5222308600011cm)" svg:viewBox="0 0 2493 5269" svg:d="M0 2c2114-83 3378 2237 1756 5267">
          <text:p/>
        </draw:path>
        <draw:g draw:style-name="gr2">
          <draw:custom-shape draw:style-name="gr23" draw:text-style-name="P2" draw:layer="layout" svg:width="2cm" svg:height="2cm" svg:x="2.195cm" svg:y="9.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4" draw:text-style-name="P2" draw:layer="layout" svg:width="0.498cm" svg:height="0.671cm" draw:transform="skewX (-0.00436332312998582) rotate (0.52010811709431) translate (2.20064377359208cm 10.8125912203988cm)" svg:viewBox="0 0 499 672" svg:d="M0 672c665-2 666-674 1-672">
            <text:p/>
          </draw:path>
          <draw:path draw:style-name="gr14" draw:text-style-name="P2" draw:layer="layout" svg:width="0.498cm" svg:height="0.671cm" draw:transform="rotate (-1.5707963267949) translate (3.517408014572cm 9.71814285714286cm)" svg:viewBox="0 0 499 672" svg:d="M0 672c665 0 665-672 0-672">
            <text:p/>
          </draw:path>
          <draw:path draw:style-name="gr14" draw:text-style-name="P2" draw:layer="layout" svg:width="0.498cm" svg:height="0.671cm" draw:transform="rotate (2.61799387799149) translate (3.8584363182564cm 11.4029807437989cm)" svg:viewBox="0 0 499 672" svg:d="M0 672c665 0 665-672 0-672">
            <text:p/>
          </draw:path>
          <draw:custom-shape draw:style-name="gr24" draw:text-style-name="P13" draw:layer="layout" svg:width="0.39cm" svg:height="0.433cm" svg:x="3.006cm" svg:y="9.684cm">
            <text:p text:style-name="P1"><text:span text:style-name="T7">s</text:span></text:p>
            <draw:enhanced-geometry svg:viewBox="0 0 21600 21600" draw:type="rectangle" draw:enhanced-path="M 0 0 L 21600 0 21600 21600 0 21600 0 0 Z N"/>
          </draw:custom-shape>
          <draw:line draw:style-name="gr25" draw:text-style-name="P2" draw:layer="layout" svg:x1="2.419cm" svg:y1="10.998cm" svg:x2="2.656cm" svg:y2="10.998cm">
            <text:p/>
          </draw:line>
          <draw:g>
            <draw:line draw:style-name="gr25" draw:text-style-name="P2" draw:layer="layout" svg:x1="3.748cm" svg:y1="11.029cm" svg:x2="3.985cm" svg:y2="11.029cm">
              <text:p/>
            </draw:line>
            <draw:line draw:style-name="gr25" draw:text-style-name="P2" draw:layer="layout" svg:x1="3.867cm" svg:y1="11.148cm" svg:x2="3.867cm" svg:y2="10.911cm">
              <text:p/>
            </draw:line>
          </draw:g>
        </draw:g>
        <draw:g draw:style-name="gr2">
          <draw:custom-shape draw:style-name="gr12" draw:text-style-name="P2" draw:layer="layout" svg:width="2.8cm" svg:height="2.8cm" draw:transform="rotate (0.785398163397448) translate (14.31cm 12.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draw:layer="layout" svg:width="0.396cm" svg:height="0.37cm" draw:transform="rotate (0.785398163397448) translate (15.625cm 12.314cm)">
            <text:p text:style-name="P1"><text:span text:style-name="T5">0~ </text:span></text:p>
            <draw:enhanced-geometry svg:viewBox="0 0 21600 21600" draw:type="rectangle" draw:enhanced-path="M 0 0 L 21600 0 21600 21600 0 21600 0 0 Z N"/>
          </draw:custom-shape>
          <draw:path draw:style-name="gr14" draw:text-style-name="P2" draw:layer="layout" svg:width="0.498cm" svg:height="0.671cm" draw:transform="rotate (-0.785398163397448) translate (15.5725577809125cm 11.5939198962957cm)" svg:viewBox="0 0 499 672" svg:d="M0 672c665 0 665-672 0-672">
            <text:p/>
          </draw:path>
          <draw:path draw:style-name="gr14" draw:text-style-name="P2" draw:layer="layout" svg:width="0.498cm" svg:height="0.671cm" draw:transform="skewX (-0.0015707963267949) rotate (-1.57184352434609) translate (16.6051783744184cm 11.4304164678044cm)" svg:viewBox="0 0 499 672" svg:d="M0 672c665-1 665-673 0-672">
            <text:p/>
          </draw:path>
          <draw:path draw:style-name="gr14" draw:text-style-name="P2" draw:layer="layout" svg:width="0.498cm" svg:height="0.671cm" svg:x="14.924cm" svg:y="12.456cm" svg:viewBox="0 0 499 672" svg:d="M0 672c665 0 665-672 0-672">
            <text:p/>
          </draw:path>
          <draw:path draw:style-name="gr14" draw:text-style-name="P2" draw:layer="layout" svg:width="0.498cm" svg:height="0.671cm" draw:transform="rotate (2.35619449019234) translate (17.0144785947917cm 13.9986599720713cm)" svg:viewBox="0 0 499 672" svg:d="M0 672c665 0 665-672 0-672">
            <text:p/>
          </draw:path>
          <draw:path draw:style-name="gr14" draw:text-style-name="P2" draw:layer="layout" svg:width="0.498cm" svg:height="0.671cm" draw:transform="rotate (3.1405454560386) translate (17.6473118727179cm 13.1305771692812cm)" svg:viewBox="0 0 499 672" svg:d="M1 672c665-1 664-673-1-672">
            <text:p/>
          </draw:path>
          <draw:path draw:style-name="gr14" draw:text-style-name="P2" draw:layer="layout" svg:width="0.498cm" svg:height="0.671cm" draw:transform="skewX (-0.0015707963267949) rotate (1.5697491292437) translate (15.9380173808523cm 14.1659918276873cm)" svg:viewBox="0 0 499 672" svg:d="M0 672c665-1 665-673 0-672">
            <text:p/>
          </draw:path>
          <draw:custom-shape draw:style-name="gr15" draw:text-style-name="P10" draw:layer="layout" svg:width="0.448cm" svg:height="0.341cm" draw:transform="rotate (0.785398163397448) translate (16.497cm 13.272cm)">
            <text:p text:style-name="P1"><text:span text:style-name="T5">1~</text:span></text:p>
            <draw:enhanced-geometry svg:viewBox="0 0 21600 21600" draw:type="rectangle" draw:enhanced-path="M 0 0 L 21600 0 21600 21600 0 21600 0 0 Z N"/>
          </draw:custom-shape>
          <draw:custom-shape draw:style-name="gr16" draw:text-style-name="P10" draw:layer="layout" svg:width="0.67cm" svg:height="0.396cm" draw:transform="rotate (0.785398163397448) translate (15.118cm 13.207cm)">
            <text:p text:style-name="P1"><text:span text:style-name="T5">A1/2</text:span></text:p>
            <draw:enhanced-geometry svg:viewBox="0 0 21600 21600" draw:type="rectangle" draw:enhanced-path="M 0 0 L 21600 0 21600 21600 0 21600 0 0 Z N"/>
          </draw:custom-shape>
          <draw:custom-shape draw:style-name="gr17" draw:text-style-name="P10" draw:layer="layout" svg:width="0.77cm" svg:height="0.298cm" draw:transform="rotate (0.785398163397448) translate (15.577cm 13.754cm)">
            <text:p text:style-name="P1"><text:span text:style-name="T5">GND</text:span></text:p>
            <draw:enhanced-geometry svg:viewBox="0 0 21600 21600" draw:mirror-horizontal="false" draw:mirror-vertical="false" draw:type="rectangle" draw:enhanced-path="M 0 0 L 21600 0 21600 21600 0 21600 0 0 Z N"/>
          </draw:custom-shape>
          <draw:custom-shape draw:style-name="gr18" draw:text-style-name="P11" draw:layer="layout" svg:width="0.604cm" svg:height="0.298cm" draw:transform="rotate (0.785398163397448) translate (16.846cm 12.503cm)">
            <text:p text:style-name="P1"><text:span text:style-name="T6">Vout</text:span></text:p>
            <draw:enhanced-geometry svg:viewBox="0 0 21600 21600" draw:mirror-horizontal="false" draw:mirror-vertical="false" draw:type="rectangle" draw:enhanced-path="M 0 0 L 21600 0 21600 21600 0 21600 0 0 Z N"/>
          </draw:custom-shape>
          <draw:custom-shape draw:style-name="gr19" draw:text-style-name="P10" draw:layer="layout" svg:width="0.485cm" svg:height="0.298cm" draw:transform="rotate (0.785398163397448) translate (16.429cm 12.004cm)">
            <text:p text:style-name="P1"><text:span text:style-name="T5">3.3V</text:span></text:p>
            <draw:enhanced-geometry svg:viewBox="0 0 21600 21600" draw:mirror-horizontal="false" draw:mirror-vertical="false" draw:type="rectangle" draw:enhanced-path="M 0 0 L 21600 0 21600 21600 0 21600 0 0 Z N"/>
          </draw:custom-shape>
          <draw:custom-shape draw:style-name="gr20" draw:text-style-name="P10" draw:layer="layout" svg:width="0.706cm" svg:height="0.395cm" draw:transform="rotate (-0.785398163397448) translate (15.043cm 13.532cm)">
            <text:p text:style-name="P1"><text:span text:style-name="T5">USB</text:span></text:p>
            <draw:enhanced-geometry svg:viewBox="0 0 21600 21600" draw:mirror-horizontal="false" draw:mirror-vertical="false" draw:type="rectangle" draw:enhanced-path="M 0 0 L 21600 0 21600 21600 0 21600 0 0 Z N"/>
          </draw:custom-shape>
          <draw:custom-shape draw:style-name="gr21" draw:text-style-name="P10" draw:layer="layout" svg:width="0.706cm" svg:height="0.396cm" draw:transform="rotate (-0.785398163397448) translate (17.303cm 11.272cm)">
            <text:p text:style-name="P1"><text:span text:style-name="T5">Batt</text:span></text:p>
            <draw:enhanced-geometry svg:viewBox="0 0 21600 21600" draw:mirror-horizontal="false" draw:mirror-vertical="false" draw:type="rectangle" draw:enhanced-path="M 0 0 L 21600 0 21600 21600 0 21600 0 0 Z N"/>
          </draw:custom-shape>
        </draw:g>
        <draw:g draw:style-name="gr2">
          <draw:custom-shape draw:style-name="gr38" draw:text-style-name="P2" draw:layer="layout" svg:width="0.317cm" svg:height="0.317cm" draw:transform="rotate (3.13199334270382) translate (12.713cm 9.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2" draw:layer="layout" svg:width="1.1cm" svg:height="0.494cm" draw:transform="rotate (-1.5707963267949) translate (12.804cm 8.809cm)">
            <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8" draw:text-style-name="P2" draw:layer="layout" svg:width="0.317cm" svg:height="0.317cm" draw:transform="rotate (3.13199334270382) translate (12.708cm 9.1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34cm" svg:height="0.114cm" draw:transform="rotate (-3.14159265358979) translate (12.723cm 9.341cm)">
            <text:p/>
            <draw:enhanced-geometry svg:viewBox="0 0 21600 21600" draw:mirror-horizontal="false" draw:mirror-vertical="false" draw:type="rectangle" draw:enhanced-path="M 0 0 L 21600 0 21600 21600 0 21600 0 0 Z N"/>
          </draw:custom-shape>
          <draw:custom-shape draw:style-name="gr46" draw:text-style-name="P2" draw:layer="layout" svg:width="0.211cm" svg:height="0.051cm" draw:transform="rotate (-3.14159265358979) translate (12.658cm 9.468cm)">
            <text:p/>
            <draw:enhanced-geometry svg:viewBox="0 0 21600 21600" draw:mirror-horizontal="false" draw:mirror-vertical="false" draw:type="rectangle" draw:enhanced-path="M 0 0 L 21600 0 21600 21600 0 21600 0 0 Z N"/>
          </draw:custom-shape>
          <draw:line draw:style-name="gr25" draw:text-style-name="P2" draw:layer="layout" svg:x1="12.644cm" svg:y1="9.747cm" svg:x2="12.471cm" svg:y2="9.747cm">
            <text:p/>
          </draw:line>
          <draw:g>
            <draw:line draw:style-name="gr25" draw:text-style-name="P2" draw:layer="layout" svg:x1="12.637cm" svg:y1="8.967cm" svg:x2="12.464cm" svg:y2="8.967cm">
              <text:p/>
            </draw:line>
            <draw:line draw:style-name="gr25" draw:text-style-name="P2" draw:layer="layout" svg:x1="12.551cm" svg:y1="8.88cm" svg:x2="12.551cm" svg:y2="9.053cm">
              <text:p/>
            </draw:line>
          </draw:g>
        </draw:g>
        <draw:g draw:style-name="gr2">
          <draw:custom-shape draw:style-name="gr38" draw:text-style-name="P2" draw:layer="layout" svg:width="0.317cm" svg:height="0.317cm" draw:transform="rotate (3.13199334270382) translate (20.411cm 9.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2" draw:layer="layout" svg:width="1.1cm" svg:height="0.494cm" draw:transform="rotate (-1.5707963267949) translate (20.502cm 8.809cm)">
            <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8" draw:text-style-name="P2" draw:layer="layout" svg:width="0.317cm" svg:height="0.317cm" draw:transform="rotate (3.13199334270382) translate (20.406cm 9.1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34cm" svg:height="0.114cm" draw:transform="rotate (-3.14159265358979) translate (20.421cm 9.341cm)">
            <text:p/>
            <draw:enhanced-geometry svg:viewBox="0 0 21600 21600" draw:mirror-horizontal="false" draw:mirror-vertical="false" draw:type="rectangle" draw:enhanced-path="M 0 0 L 21600 0 21600 21600 0 21600 0 0 Z N"/>
          </draw:custom-shape>
          <draw:custom-shape draw:style-name="gr46" draw:text-style-name="P2" draw:layer="layout" svg:width="0.211cm" svg:height="0.051cm" draw:transform="rotate (-3.14159265358979) translate (20.356cm 9.468cm)">
            <text:p/>
            <draw:enhanced-geometry svg:viewBox="0 0 21600 21600" draw:mirror-horizontal="false" draw:mirror-vertical="false" draw:type="rectangle" draw:enhanced-path="M 0 0 L 21600 0 21600 21600 0 21600 0 0 Z N"/>
          </draw:custom-shape>
          <draw:line draw:style-name="gr25" draw:text-style-name="P2" draw:layer="layout" svg:x1="20.342cm" svg:y1="9.747cm" svg:x2="20.169cm" svg:y2="9.747cm">
            <text:p/>
          </draw:line>
          <draw:g>
            <draw:line draw:style-name="gr25" draw:text-style-name="P2" draw:layer="layout" svg:x1="20.335cm" svg:y1="8.967cm" svg:x2="20.162cm" svg:y2="8.967cm">
              <text:p/>
            </draw:line>
            <draw:line draw:style-name="gr25" draw:text-style-name="P2" draw:layer="layout" svg:x1="20.249cm" svg:y1="8.88cm" svg:x2="20.249cm" svg:y2="9.053cm">
              <text:p/>
            </draw:line>
          </draw:g>
        </draw:g>
        <draw:frame draw:style-name="gr31" draw:text-style-name="P12" draw:layer="layout" svg:width="4.8cm" svg:height="1.673cm" svg:x="0.8cm" svg:y="0.725cm">
          <draw:text-box>
            <text:p><text:span text:style-name="T8">Invader</text:span></text:p>
            <text:p>Smart - Mono</text:p>
          </draw:text-box>
        </draw:frame>
        <presentation:notes draw:style-name="dp2">
          <draw:page-thumbnail draw:style-name="gr2" draw:layer="layout" svg:width="14.848cm" svg:height="11.136cm" svg:x="3.075cm" svg:y="2.257cm" draw:page-number="6" presentation:class="page"/>
          <draw:frame presentation:style-name="pr3" draw:text-style-name="P14" draw:layer="layout" svg:width="16.799cm" svg:height="13.364cm" svg:x="2.1cm" svg:y="14.107cm" presentation:class="notes" presentation:placeholder="true">
            <draw:text-box/>
          </draw:frame>
        </presentation:notes>
      </draw:page>
      <draw:page draw:name="page7" draw:style-name="dp1" draw:master-page-name="Default">
        <draw:g draw:style-name="gr3">
          <draw:polygon draw:style-name="gr4" draw:text-style-name="P4" draw:layer="layout" svg:width="21.194cm" svg:height="18.161cm" svg:x="5.784cm" svg:y="1.436cm" svg:viewBox="0 0 21195 18162" draw:points="0,9044 1814,9044 1946,9044 1946,6795 3846,6795 3846,4565 5651,4565 5651,2532 3883,2532 3883,47 5962,47 5962,2164 7729,2164 7729,4526 13437,4526 13437,2154 15242,2154 15242,0 17387,0 17387,2570 15582,2570 15582,4526 17321,4526 17321,6803 19182,6803 19182,9052 21195,9052 21195,15885 19192,15885 19192,11406 17349,11406 17349,15972 17349,16006 15591,16006 15591,18124 11537,18124 11537,15762 15166,15762 15166,13560 6000,13560 6000,15762 9629,15762 9629,18162 5613,18162 5613,15970 3850,15970 3850,11412 1974,11412 1974,15900 6,15900">
            <text:p/>
          </draw:polygon>
          <draw:custom-shape draw:style-name="gr39" draw:text-style-name="P16" draw:layer="layout" svg:width="1.935cm" svg:height="2.196cm" svg:x="11.576cm" svg:y="8.279cm">
            <text:p/>
            <draw:enhanced-geometry svg:viewBox="0 0 21600 21600" draw:type="rectangle" draw:enhanced-path="M 0 0 L 21600 0 21600 21600 0 21600 0 0 Z N"/>
          </draw:custom-shape>
          <draw:custom-shape draw:style-name="gr39" draw:text-style-name="P16" draw:layer="layout" svg:width="1.935cm" svg:height="2.196cm" svg:x="19.249cm" svg:y="8.279cm">
            <text:p/>
            <draw:enhanced-geometry svg:viewBox="0 0 21600 21600" draw:type="rectangle" draw:enhanced-path="M 0 0 L 21600 0 21600 21600 0 21600 0 0 Z N"/>
          </draw:custom-shape>
        </draw:g>
        <draw:path draw:style-name="gr40" draw:text-style-name="P7" draw:layer="layout" svg:width="4.943cm" svg:height="4.601cm" draw:transform="rotate (-1.5707963267949) translate (22.0339527970737cm 8.12260244254086cm)" svg:viewBox="0 0 4944 4602" svg:d="M4944 4602c-640-4085-2168-4426-3013-4580s-3061 509-1220 1776">
          <text:p/>
        </draw:path>
        <draw:path draw:style-name="gr40" draw:text-style-name="P7" draw:layer="layout" svg:width="6.226cm" svg:height="4.892cm" draw:transform="rotate (0.650135146367888) translate (12.4234869406369cm 8.65017487842776cm)" svg:viewBox="0 0 6227 4893" svg:d="M0 259c1725-1301 7138 2623 6094 4634">
          <text:p/>
        </draw:path>
        <draw:path draw:style-name="gr40" draw:text-style-name="P7" draw:layer="layout" svg:width="0.549cm" svg:height="7.691cm" draw:transform="rotate (-1.5707963267949) translate (20.255cm 9.589cm)" svg:viewBox="0 0 550 7692" svg:d="M266 0c682 21-266 2123-266 3749s1037 3924 263 3943">
          <text:p/>
        </draw:path>
        <draw:path draw:style-name="gr40" draw:text-style-name="P7" draw:layer="layout" svg:width="1.029cm" svg:height="3.046cm" draw:transform="rotate (-1.76766946641986) translate (15.5508018191547cm 10.4479372096547cm)" svg:viewBox="0 0 1030 3047" svg:d="M0 3047c1142-73 1229-2138 771-3047">
          <text:p/>
        </draw:path>
        <draw:g draw:style-name="gr2">
          <draw:custom-shape draw:style-name="gr38" draw:text-style-name="P2" draw:layer="layout" svg:width="0.317cm" svg:height="0.317cm" draw:transform="rotate (3.13199334270382) translate (12.713cm 9.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2" draw:layer="layout" svg:width="1.1cm" svg:height="0.494cm" draw:transform="rotate (-1.5707963267949) translate (12.804cm 8.809cm)">
            <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8" draw:text-style-name="P2" draw:layer="layout" svg:width="0.317cm" svg:height="0.317cm" draw:transform="rotate (3.13199334270382) translate (12.708cm 9.1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34cm" svg:height="0.114cm" draw:transform="rotate (-3.14159265358979) translate (12.723cm 9.341cm)">
            <text:p/>
            <draw:enhanced-geometry svg:viewBox="0 0 21600 21600" draw:mirror-horizontal="false" draw:mirror-vertical="false" draw:type="rectangle" draw:enhanced-path="M 0 0 L 21600 0 21600 21600 0 21600 0 0 Z N"/>
          </draw:custom-shape>
          <draw:custom-shape draw:style-name="gr46" draw:text-style-name="P2" draw:layer="layout" svg:width="0.211cm" svg:height="0.051cm" draw:transform="rotate (-3.14159265358979) translate (12.658cm 9.468cm)">
            <text:p/>
            <draw:enhanced-geometry svg:viewBox="0 0 21600 21600" draw:mirror-horizontal="false" draw:mirror-vertical="false" draw:type="rectangle" draw:enhanced-path="M 0 0 L 21600 0 21600 21600 0 21600 0 0 Z N"/>
          </draw:custom-shape>
          <draw:line draw:style-name="gr25" draw:text-style-name="P2" draw:layer="layout" svg:x1="12.644cm" svg:y1="9.747cm" svg:x2="12.471cm" svg:y2="9.747cm">
            <text:p/>
          </draw:line>
          <draw:g>
            <draw:line draw:style-name="gr25" draw:text-style-name="P2" draw:layer="layout" svg:x1="12.637cm" svg:y1="8.967cm" svg:x2="12.464cm" svg:y2="8.967cm">
              <text:p/>
            </draw:line>
            <draw:line draw:style-name="gr25" draw:text-style-name="P2" draw:layer="layout" svg:x1="12.551cm" svg:y1="8.88cm" svg:x2="12.551cm" svg:y2="9.053cm">
              <text:p/>
            </draw:line>
          </draw:g>
        </draw:g>
        <draw:g draw:style-name="gr2">
          <draw:custom-shape draw:style-name="gr38" draw:text-style-name="P2" draw:layer="layout" svg:width="0.317cm" svg:height="0.317cm" draw:transform="rotate (3.13199334270382) translate (20.411cm 9.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2" draw:layer="layout" svg:width="1.1cm" svg:height="0.494cm" draw:transform="rotate (-1.5707963267949) translate (20.502cm 8.809cm)">
            <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8" draw:text-style-name="P2" draw:layer="layout" svg:width="0.317cm" svg:height="0.317cm" draw:transform="rotate (3.13199334270382) translate (20.406cm 9.1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34cm" svg:height="0.114cm" draw:transform="rotate (-3.14159265358979) translate (20.421cm 9.341cm)">
            <text:p/>
            <draw:enhanced-geometry svg:viewBox="0 0 21600 21600" draw:mirror-horizontal="false" draw:mirror-vertical="false" draw:type="rectangle" draw:enhanced-path="M 0 0 L 21600 0 21600 21600 0 21600 0 0 Z N"/>
          </draw:custom-shape>
          <draw:custom-shape draw:style-name="gr46" draw:text-style-name="P2" draw:layer="layout" svg:width="0.211cm" svg:height="0.051cm" draw:transform="rotate (-3.14159265358979) translate (20.356cm 9.468cm)">
            <text:p/>
            <draw:enhanced-geometry svg:viewBox="0 0 21600 21600" draw:mirror-horizontal="false" draw:mirror-vertical="false" draw:type="rectangle" draw:enhanced-path="M 0 0 L 21600 0 21600 21600 0 21600 0 0 Z N"/>
          </draw:custom-shape>
          <draw:line draw:style-name="gr25" draw:text-style-name="P2" draw:layer="layout" svg:x1="20.342cm" svg:y1="9.747cm" svg:x2="20.169cm" svg:y2="9.747cm">
            <text:p/>
          </draw:line>
          <draw:g>
            <draw:line draw:style-name="gr25" draw:text-style-name="P2" draw:layer="layout" svg:x1="20.335cm" svg:y1="8.967cm" svg:x2="20.162cm" svg:y2="8.967cm">
              <text:p/>
            </draw:line>
            <draw:line draw:style-name="gr25" draw:text-style-name="P2" draw:layer="layout" svg:x1="20.249cm" svg:y1="8.88cm" svg:x2="20.249cm" svg:y2="9.053cm">
              <text:p/>
            </draw:line>
          </draw:g>
        </draw:g>
        <draw:g draw:style-name="gr2">
          <draw:g>
            <draw:path draw:style-name="gr35" draw:text-style-name="P15" draw:layer="layout" svg:width="3.363cm" svg:height="2.977cm" draw:transform="rotate (1.5707963267949) translate (14.8580476190476cm 13.8733939393939cm)" svg:viewBox="0 0 3364 2978" svg:d="M1681 0c525 22 1280 346 1280 652s-458 143-457 865 457 499 457 825-726 625-1280 635c-953 0-1681-645-1681-1489s728-1488 1681-1488zM0 0zM3364 2978z">
              <text:p/>
            </draw:path>
            <draw:polygon draw:style-name="gr36" draw:text-style-name="P15" draw:layer="layout" svg:width="1.37cm" svg:height="2.181cm" draw:transform="rotate (1.5707963267949) translate (15.2690476190476cm 12.7773939393939cm)" svg:viewBox="0 0 1371 2182" draw:points="0,378 344,0 1029,0 1371,378 1371,1804 1029,2182 339,2182 0,1804">
              <text:p/>
            </draw:polygon>
            <draw:custom-shape draw:style-name="gr47" draw:text-style-name="P15" draw:layer="layout" svg:width="0.367cm" svg:height="0.76cm" draw:transform="rotate (1.5707963267949) translate (15.97cm 13.643cm)">
              <text:p/>
              <draw:enhanced-geometry svg:viewBox="0 0 21600 21600" draw:type="rectangle" draw:enhanced-path="M 0 0 L 21600 0 21600 21600 0 21600 0 0 Z N"/>
            </draw:custom-shape>
            <draw:custom-shape draw:style-name="gr38" draw:text-style-name="P15" draw:layer="layout" svg:width="0.371cm" svg:height="0.37cm" draw:transform="rotate (1.5707963267949) translate (15.153cm 1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5" draw:layer="layout" svg:width="0.37cm" svg:height="0.371cm" draw:transform="rotate (1.5707963267949) translate (15.293cm 11.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5" draw:layer="layout" svg:width="0.37cm" svg:height="0.37cm" draw:transform="rotate (1.5707963267949) translate (17.065cm 11.3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5" draw:layer="layout" svg:width="0.37cm" svg:height="0.37cm" draw:transform="rotate (1.5707963267949) translate (17.171cm 13.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2" draw:layer="layout" svg:x1="17.145cm" svg:y1="11.124cm" svg:x2="17.362cm" svg:y2="11.124cm">
              <text:p/>
            </draw:line>
            <draw:g>
              <draw:line draw:style-name="gr25" draw:text-style-name="P2" draw:layer="layout" svg:x1="17.357cm" svg:y1="13.262cm" svg:x2="17.357cm" svg:y2="13.045cm">
                <text:p/>
              </draw:line>
              <draw:line draw:style-name="gr25" draw:text-style-name="P2" draw:layer="layout" svg:x1="17.466cm" svg:y1="13.154cm" svg:x2="17.249cm" svg:y2="13.154cm">
                <text:p/>
              </draw:line>
            </draw:g>
            <draw:line draw:style-name="gr25" draw:text-style-name="P2" draw:layer="layout" svg:x1="15.368cm" svg:y1="11.118cm" svg:x2="15.585cm" svg:y2="11.118cm">
              <text:p/>
            </draw:line>
            <draw:g>
              <draw:line draw:style-name="gr25" draw:text-style-name="P2" draw:layer="layout" svg:x1="15.338cm" svg:y1="13.265cm" svg:x2="15.338cm" svg:y2="13.048cm">
                <text:p/>
              </draw:line>
              <draw:line draw:style-name="gr25" draw:text-style-name="P2" draw:layer="layout" svg:x1="15.447cm" svg:y1="13.157cm" svg:x2="15.23cm" svg:y2="13.157cm">
                <text:p/>
              </draw:line>
            </draw:g>
          </draw:g>
        </draw:g>
        <draw:frame draw:style-name="gr31" draw:text-style-name="P12" draw:layer="layout" svg:width="4.8cm" svg:height="1.673cm" svg:x="0.8cm" svg:y="0.725cm">
          <draw:text-box>
            <text:p><text:span text:style-name="T8">Invader</text:span></text:p>
            <text:p>Easy</text:p>
          </draw:text-box>
        </draw:frame>
        <presentation:notes draw:style-name="dp2">
          <draw:page-thumbnail draw:style-name="gr2" draw:layer="layout" svg:width="14.848cm" svg:height="11.136cm" svg:x="3.075cm" svg:y="2.257cm" draw:page-number="7" presentation:class="page"/>
          <draw:frame presentation:style-name="pr3" draw:text-style-name="P14" draw:layer="layout" svg:width="16.799cm" svg:height="13.364cm" svg:x="2.1cm" svg:y="14.107cm" presentation:class="notes" presentation:placeholder="true">
            <draw:text-box/>
          </draw:frame>
        </presentation:notes>
      </draw:page>
      <draw:page draw:name="page8" draw:style-name="dp1" draw:master-page-name="Default">
        <draw:g draw:style-name="gr3">
          <draw:path draw:style-name="gr48" draw:text-style-name="P4" draw:layer="layout" svg:width="23.235cm" svg:height="15.151cm" svg:x="3.061cm" svg:y="2.49cm" svg:viewBox="0 0 23236 15152" svg:d="M8655 12595c-814 182-1441 850-1551 1445-314-677-1065-2223-1896-2358s-1401 489-1580 968c-123-362-980-2038-1810-2209s-1508 520-1637 943c-86-210-211-410-174-798 124-1305 2830-5565 3850-5583s2688 2239 3559 3137c19-1098 465-2203 1123-2907-27-1686 329-5233 900-5233s1496 3965 1568 4389c446-56 1215 11 1215 11 72-424 1005-4389 1576-4389s927 3547 900 5233c658 704 1104 1809 1123 2907 871-898 2539-3155 3559-3137s3726 4278 3850 5583c37 388-88 588-174 798-129-423-807-1114-1637-943s-1687 1847-1810 2209c-179-479-749-1103-1580-968s-1582 1681-1896 2358c-110-595-737-1263-1551-1445 12 1170-959 2546-2934 2546s-3005-1387-2993-2557z">
            <text:p/>
          </draw:path>
          <draw:custom-shape draw:style-name="gr49" draw:text-style-name="P5" draw:layer="layout" svg:width="1.446cm" svg:height="1.884cm" svg:x="11.655cm" svg:y="8.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5" draw:layer="layout" svg:width="1.446cm" svg:height="1.884cm" svg:x="15.977cm" svg:y="8.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0" draw:text-style-name="P5" draw:layer="layout" svg:width="3.175cm" svg:height="2.442cm" svg:x="12.965cm" svg:y="10.496cm" svg:viewBox="0 0 3176 2443" svg:d="M1596 1769c882-68 1580-665 1580-665 0 591-679 1296-1567 1337s-1542-685-1547-1187c15 20 652 583 1534 515zM0 0zM3176 2441z">
            <text:p/>
          </draw:path>
        </draw:g>
        <draw:path draw:style-name="gr40" draw:text-style-name="P7" draw:layer="layout" svg:width="5.914cm" svg:height="3.459cm" draw:transform="rotate (-1.5707963267949) translate (19.2716830007279cm 10.409cm)" svg:viewBox="0 0 5915 3460" svg:d="M5685 3460c1081-1212-1938-3768-3114-3429s-1166 2376-2571 2496">
          <text:p/>
        </draw:path>
        <draw:path draw:style-name="gr40" draw:text-style-name="P7" draw:layer="layout" svg:width="1.195cm" svg:height="2.732cm" draw:transform="rotate (-0.317998989713368) translate (17.0546622459878cm 12.6225849319867cm)" svg:viewBox="0 0 1196 2733" svg:d="M0 2733c941-309 1251-1639 1188-2733">
          <text:p/>
        </draw:path>
        <draw:path draw:style-name="gr40" draw:text-style-name="P7" draw:layer="layout" svg:width="2.231cm" svg:height="2.069cm" draw:transform="rotate (-0.317998989713368) translate (17.0187991171516cm 8.65518695566827cm)" svg:viewBox="0 0 2232 2070" svg:d="M2232 2070c-172-854-998-3253-2232-1361">
          <text:p/>
        </draw:path>
        <draw:path draw:style-name="gr40" draw:text-style-name="P7" draw:layer="layout" svg:width="3.384cm" svg:height="2.721cm" draw:transform="rotate (0.650135146367888) translate (12.4565503748713cm 9.21005270471342cm)" svg:viewBox="0 0 3385 2722" svg:d="M0 149c874-647 3468 918 3383 2573">
          <text:p/>
        </draw:path>
        <draw:path draw:style-name="gr40" draw:text-style-name="P7" draw:layer="layout" svg:width="2.934cm" svg:height="1.548cm" draw:transform="rotate (2.65394766058258) translate (15.4672575552979cm 11.2253780295362cm)" svg:viewBox="0 0 2935 1549" svg:d="M0 1549c723-122 2215-939 2935-1549">
          <text:p/>
        </draw:path>
        <draw:path draw:style-name="gr40" draw:text-style-name="P7" draw:layer="layout" svg:width="0.719cm" svg:height="4.339cm" draw:transform="rotate (-1.5707963267949) translate (16.745cm 10.409cm)" svg:viewBox="0 0 720 4340" svg:d="M0 0c968 350 953 4189 0 4340">
          <text:p/>
        </draw:path>
        <draw:path draw:style-name="gr40" draw:text-style-name="P7" draw:layer="layout" svg:width="2.547cm" svg:height="6.701cm" draw:transform="rotate (-1.76766946641986) translate (12.5226602378219cm 9.81909645494299cm)" svg:viewBox="0 0 2548 6702" svg:d="M602 0c440 32 1024 1100 795 1918-380 1364-1826 2907-1272 3866 904 1632 3050 721 2246 71">
          <text:p/>
        </draw:path>
        <draw:path draw:style-name="gr40" draw:text-style-name="P7" draw:layer="layout" svg:width="6.888cm" svg:height="3.239cm" draw:transform="skewX (-8.34453275272183E-017) rotate (-0.806167581496181) translate (10.2210132532104cm 8.90614245053839cm)" svg:viewBox="0 0 6889 3240" svg:d="M0 3240c807-325 6227-3889 6889-3136">
          <text:p/>
        </draw:path>
        <draw:path draw:style-name="gr40" draw:text-style-name="P7" draw:layer="layout" svg:width="4.901cm" svg:height="6.712cm" draw:transform="rotate (-1.58929681686604) translate (13.817677852655cm 10.242183497815cm)" svg:viewBox="0 0 4902 6713" svg:d="M0 6713c1321-2 1799-50 2102-577 302-527 725-2962 1349-4156s1314-1272 1451-1980">
          <text:p/>
        </draw:path>
        <draw:path draw:style-name="gr40" draw:text-style-name="P7" draw:layer="layout" svg:width="1.703cm" svg:height="10.444cm" draw:transform="rotate (-2.09998015599958) translate (15.2893295171921cm 16.2462082924197cm)" svg:viewBox="0 0 1704 10445" svg:d="M0 10394c2304 381 1758-1464 1287-2567-470-1105-745-3422-634-4171 110-750 542-853 819-1773 276-920-105-2509-1175-1623">
          <text:p/>
        </draw:path>
        <draw:line draw:style-name="gr11" draw:text-style-name="P7" draw:layer="layout" svg:x1="18.492cm" svg:y1="11.319cm" svg:x2="18.183cm" svg:y2="12.994cm">
          <text:p/>
        </draw:line>
        <draw:g draw:style-name="gr2">
          <draw:path draw:style-name="gr41" draw:text-style-name="P2" draw:layer="layout" svg:width="0.331cm" svg:height="0.445cm" draw:transform="rotate (-1.5707963267949) translate (16.9242707953856cm 9.26857142857143cm)" svg:viewBox="0 0 332 446" svg:d="M0 446c442 0 442-446 0-446">
            <text:p/>
          </draw:path>
          <draw:custom-shape draw:style-name="gr42" draw:text-style-name="P2" draw:layer="layout" svg:width="1.25cm" svg:height="1.25cm" svg:x="16.084cm" svg:y="9.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1" draw:text-style-name="P2" draw:layer="layout" svg:width="0.331cm" svg:height="0.445cm" draw:transform="rotate (1.5707963267949) translate (16.4957292046145cm 10.4375714285714cm)" svg:viewBox="0 0 332 446" svg:d="M0 446c442 0 442-446 0-446">
            <text:p/>
          </draw:path>
          <draw:path draw:style-name="gr41" draw:text-style-name="P2" draw:layer="layout" svg:width="0.331cm" svg:height="0.445cm" svg:x="16.126cm" svg:y="9.631cm" svg:viewBox="0 0 332 446" svg:d="M0 446c442 0 442-446 0-446">
            <text:p/>
          </draw:path>
          <draw:path draw:style-name="gr41" draw:text-style-name="P2" draw:layer="layout" svg:width="0.331cm" svg:height="0.445cm" draw:transform="rotate (-3.14159265358979) translate (17.291cm 10.073842223957cm)" svg:viewBox="0 0 332 446" svg:d="M0 446c442 0 442-446 0-446">
            <text:p/>
          </draw:path>
          <draw:line draw:style-name="gr43" draw:text-style-name="P2" draw:layer="layout" svg:x1="16.559cm" svg:y1="9.859cm" svg:x2="16.852cm" svg:y2="9.859cm">
            <text:p/>
          </draw:line>
          <draw:g>
            <draw:line draw:style-name="gr25" draw:text-style-name="P2" draw:layer="layout" svg:x1="16.611cm" svg:y1="9.4cm" svg:x2="16.804cm" svg:y2="9.4cm">
              <text:p/>
            </draw:line>
            <draw:line draw:style-name="gr25" draw:text-style-name="P2" draw:layer="layout" svg:x1="16.708cm" svg:y1="9.497cm" svg:x2="16.708cm" svg:y2="9.304cm">
              <text:p/>
            </draw:line>
          </draw:g>
          <draw:line draw:style-name="gr44" draw:text-style-name="P2" draw:layer="layout" svg:x1="16.623cm" svg:y1="10.323cm" svg:x2="16.816cm" svg:y2="10.323cm">
            <text:p/>
          </draw:line>
        </draw:g>
        <draw:g draw:style-name="gr2">
          <draw:path draw:style-name="gr41" draw:text-style-name="P2" draw:layer="layout" svg:width="0.331cm" svg:height="0.445cm" draw:transform="rotate (-1.5707963267949) translate (12.5942707953856cm 9.28457142857143cm)" svg:viewBox="0 0 332 446" svg:d="M0 446c442 0 442-446 0-446">
            <text:p/>
          </draw:path>
          <draw:custom-shape draw:style-name="gr42" draw:text-style-name="P2" draw:layer="layout" svg:width="1.25cm" svg:height="1.25cm" svg:x="11.754cm" svg:y="9.2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1" draw:text-style-name="P2" draw:layer="layout" svg:width="0.331cm" svg:height="0.445cm" draw:transform="rotate (1.5707963267949) translate (12.1657292046145cm 10.4535714285714cm)" svg:viewBox="0 0 332 446" svg:d="M0 446c442 0 442-446 0-446">
            <text:p/>
          </draw:path>
          <draw:path draw:style-name="gr41" draw:text-style-name="P2" draw:layer="layout" svg:width="0.331cm" svg:height="0.445cm" svg:x="11.796cm" svg:y="9.647cm" svg:viewBox="0 0 332 446" svg:d="M0 446c442 0 442-446 0-446">
            <text:p/>
          </draw:path>
          <draw:path draw:style-name="gr41" draw:text-style-name="P2" draw:layer="layout" svg:width="0.331cm" svg:height="0.445cm" draw:transform="rotate (-3.14159265358979) translate (12.961cm 10.089842223957cm)" svg:viewBox="0 0 332 446" svg:d="M0 446c442 0 442-446 0-446">
            <text:p/>
          </draw:path>
          <draw:line draw:style-name="gr43" draw:text-style-name="P2" draw:layer="layout" svg:x1="12.229cm" svg:y1="9.875cm" svg:x2="12.522cm" svg:y2="9.875cm">
            <text:p/>
          </draw:line>
          <draw:g>
            <draw:line draw:style-name="gr25" draw:text-style-name="P2" draw:layer="layout" svg:x1="12.281cm" svg:y1="9.416cm" svg:x2="12.474cm" svg:y2="9.416cm">
              <text:p/>
            </draw:line>
            <draw:line draw:style-name="gr25" draw:text-style-name="P2" draw:layer="layout" svg:x1="12.378cm" svg:y1="9.513cm" svg:x2="12.378cm" svg:y2="9.32cm">
              <text:p/>
            </draw:line>
          </draw:g>
          <draw:line draw:style-name="gr44" draw:text-style-name="P2" draw:layer="layout" svg:x1="12.293cm" svg:y1="10.339cm" svg:x2="12.486cm" svg:y2="10.339cm">
            <text:p/>
          </draw:line>
        </draw:g>
        <draw:g draw:style-name="gr2">
          <draw:custom-shape draw:style-name="gr23" draw:text-style-name="P2" draw:layer="layout" svg:width="2cm" svg:height="2cm" svg:x="6.093cm" svg:y="9.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4" draw:text-style-name="P2" draw:layer="layout" svg:width="0.498cm" svg:height="0.671cm" draw:transform="skewX (-0.00436332312998581) rotate (0.52010811709431) translate (6.09864377359208cm 10.8135912203988cm)" svg:viewBox="0 0 499 672" svg:d="M0 672c665-2 666-674 1-672">
            <text:p/>
          </draw:path>
          <draw:path draw:style-name="gr14" draw:text-style-name="P2" draw:layer="layout" svg:width="0.498cm" svg:height="0.671cm" draw:transform="rotate (-1.5707963267949) translate (7.415408014572cm 9.71914285714286cm)" svg:viewBox="0 0 499 672" svg:d="M0 672c665 0 665-672 0-672">
            <text:p/>
          </draw:path>
          <draw:path draw:style-name="gr14" draw:text-style-name="P2" draw:layer="layout" svg:width="0.498cm" svg:height="0.671cm" draw:transform="rotate (2.61799387799149) translate (7.7564363182564cm 11.4039807437989cm)" svg:viewBox="0 0 499 672" svg:d="M0 672c665 0 665-672 0-672">
            <text:p/>
          </draw:path>
          <draw:custom-shape draw:style-name="gr24" draw:text-style-name="P13" draw:layer="layout" svg:width="0.39cm" svg:height="0.433cm" svg:x="6.904cm" svg:y="9.685cm">
            <text:p text:style-name="P1"><text:span text:style-name="T7">s</text:span></text:p>
            <draw:enhanced-geometry svg:viewBox="0 0 21600 21600" draw:type="rectangle" draw:enhanced-path="M 0 0 L 21600 0 21600 21600 0 21600 0 0 Z N"/>
          </draw:custom-shape>
          <draw:line draw:style-name="gr25" draw:text-style-name="P2" draw:layer="layout" svg:x1="6.317cm" svg:y1="10.999cm" svg:x2="6.554cm" svg:y2="10.999cm">
            <text:p/>
          </draw:line>
          <draw:g>
            <draw:line draw:style-name="gr25" draw:text-style-name="P2" draw:layer="layout" svg:x1="7.646cm" svg:y1="11.03cm" svg:x2="7.883cm" svg:y2="11.03cm">
              <text:p/>
            </draw:line>
            <draw:line draw:style-name="gr25" draw:text-style-name="P2" draw:layer="layout" svg:x1="7.765cm" svg:y1="11.149cm" svg:x2="7.765cm" svg:y2="10.912cm">
              <text:p/>
            </draw:line>
          </draw:g>
        </draw:g>
        <draw:g draw:style-name="gr2">
          <draw:custom-shape draw:style-name="gr12" draw:text-style-name="P2" draw:layer="layout" svg:width="2.8cm" svg:height="2.8cm" draw:transform="rotate (0.785398163397448) translate (13.022cm 15.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draw:layer="layout" svg:width="0.396cm" svg:height="0.37cm" draw:transform="rotate (0.785398163397448) translate (14.337cm 14.73cm)">
            <text:p text:style-name="P1"><text:span text:style-name="T5">0~ </text:span></text:p>
            <draw:enhanced-geometry svg:viewBox="0 0 21600 21600" draw:type="rectangle" draw:enhanced-path="M 0 0 L 21600 0 21600 21600 0 21600 0 0 Z N"/>
          </draw:custom-shape>
          <draw:path draw:style-name="gr14" draw:text-style-name="P2" draw:layer="layout" svg:width="0.498cm" svg:height="0.671cm" draw:transform="rotate (-0.785398163397448) translate (14.2845577809125cm 14.0099198962957cm)" svg:viewBox="0 0 499 672" svg:d="M0 672c665 0 665-672 0-672">
            <text:p/>
          </draw:path>
          <draw:path draw:style-name="gr14" draw:text-style-name="P2" draw:layer="layout" svg:width="0.498cm" svg:height="0.671cm" draw:transform="skewX (-0.0015707963267949) rotate (-1.57184352434609) translate (15.3171783744184cm 13.8464164678044cm)" svg:viewBox="0 0 499 672" svg:d="M0 672c665-1 665-673 0-672">
            <text:p/>
          </draw:path>
          <draw:path draw:style-name="gr14" draw:text-style-name="P2" draw:layer="layout" svg:width="0.498cm" svg:height="0.671cm" svg:x="13.636cm" svg:y="14.872cm" svg:viewBox="0 0 499 672" svg:d="M0 672c665 0 665-672 0-672">
            <text:p/>
          </draw:path>
          <draw:path draw:style-name="gr14" draw:text-style-name="P2" draw:layer="layout" svg:width="0.498cm" svg:height="0.671cm" draw:transform="rotate (2.35619449019234) translate (15.7264785947917cm 16.4146599720713cm)" svg:viewBox="0 0 499 672" svg:d="M0 672c665 0 665-672 0-672">
            <text:p/>
          </draw:path>
          <draw:path draw:style-name="gr14" draw:text-style-name="P2" draw:layer="layout" svg:width="0.498cm" svg:height="0.671cm" draw:transform="rotate (3.1405454560386) translate (16.3593118727179cm 15.5465771692812cm)" svg:viewBox="0 0 499 672" svg:d="M1 672c665-1 664-673-1-672">
            <text:p/>
          </draw:path>
          <draw:path draw:style-name="gr14" draw:text-style-name="P2" draw:layer="layout" svg:width="0.498cm" svg:height="0.671cm" draw:transform="skewX (-0.0015707963267949) rotate (1.5697491292437) translate (14.6500173808523cm 16.5819918276873cm)" svg:viewBox="0 0 499 672" svg:d="M0 672c665-1 665-673 0-672">
            <text:p/>
          </draw:path>
          <draw:custom-shape draw:style-name="gr15" draw:text-style-name="P10" draw:layer="layout" svg:width="0.448cm" svg:height="0.341cm" draw:transform="rotate (0.785398163397448) translate (15.209cm 15.688cm)">
            <text:p text:style-name="P1"><text:span text:style-name="T5">1~</text:span></text:p>
            <draw:enhanced-geometry svg:viewBox="0 0 21600 21600" draw:type="rectangle" draw:enhanced-path="M 0 0 L 21600 0 21600 21600 0 21600 0 0 Z N"/>
          </draw:custom-shape>
          <draw:custom-shape draw:style-name="gr16" draw:text-style-name="P10" draw:layer="layout" svg:width="0.67cm" svg:height="0.396cm" draw:transform="rotate (0.785398163397448) translate (13.83cm 15.623cm)">
            <text:p text:style-name="P1"><text:span text:style-name="T5">A1/2</text:span></text:p>
            <draw:enhanced-geometry svg:viewBox="0 0 21600 21600" draw:type="rectangle" draw:enhanced-path="M 0 0 L 21600 0 21600 21600 0 21600 0 0 Z N"/>
          </draw:custom-shape>
          <draw:custom-shape draw:style-name="gr17" draw:text-style-name="P10" draw:layer="layout" svg:width="0.77cm" svg:height="0.298cm" draw:transform="rotate (0.785398163397448) translate (14.289cm 16.17cm)">
            <text:p text:style-name="P1"><text:span text:style-name="T5">GND</text:span></text:p>
            <draw:enhanced-geometry svg:viewBox="0 0 21600 21600" draw:mirror-horizontal="false" draw:mirror-vertical="false" draw:type="rectangle" draw:enhanced-path="M 0 0 L 21600 0 21600 21600 0 21600 0 0 Z N"/>
          </draw:custom-shape>
          <draw:custom-shape draw:style-name="gr18" draw:text-style-name="P11" draw:layer="layout" svg:width="0.604cm" svg:height="0.298cm" draw:transform="rotate (0.785398163397448) translate (15.558cm 14.919cm)">
            <text:p text:style-name="P1"><text:span text:style-name="T6">Vout</text:span></text:p>
            <draw:enhanced-geometry svg:viewBox="0 0 21600 21600" draw:mirror-horizontal="false" draw:mirror-vertical="false" draw:type="rectangle" draw:enhanced-path="M 0 0 L 21600 0 21600 21600 0 21600 0 0 Z N"/>
          </draw:custom-shape>
          <draw:custom-shape draw:style-name="gr19" draw:text-style-name="P10" draw:layer="layout" svg:width="0.485cm" svg:height="0.298cm" draw:transform="rotate (0.785398163397448) translate (15.141cm 14.42cm)">
            <text:p text:style-name="P1"><text:span text:style-name="T5">3.3V</text:span></text:p>
            <draw:enhanced-geometry svg:viewBox="0 0 21600 21600" draw:mirror-horizontal="false" draw:mirror-vertical="false" draw:type="rectangle" draw:enhanced-path="M 0 0 L 21600 0 21600 21600 0 21600 0 0 Z N"/>
          </draw:custom-shape>
          <draw:custom-shape draw:style-name="gr20" draw:text-style-name="P10" draw:layer="layout" svg:width="0.706cm" svg:height="0.395cm" draw:transform="rotate (-0.785398163397448) translate (13.755cm 15.948cm)">
            <text:p text:style-name="P1"><text:span text:style-name="T5">USB</text:span></text:p>
            <draw:enhanced-geometry svg:viewBox="0 0 21600 21600" draw:mirror-horizontal="false" draw:mirror-vertical="false" draw:type="rectangle" draw:enhanced-path="M 0 0 L 21600 0 21600 21600 0 21600 0 0 Z N"/>
          </draw:custom-shape>
          <draw:custom-shape draw:style-name="gr21" draw:text-style-name="P10" draw:layer="layout" svg:width="0.706cm" svg:height="0.396cm" draw:transform="rotate (-0.785398163397448) translate (16.015cm 13.688cm)">
            <text:p text:style-name="P1"><text:span text:style-name="T5">Batt</text:span></text:p>
            <draw:enhanced-geometry svg:viewBox="0 0 21600 21600" draw:mirror-horizontal="false" draw:mirror-vertical="false" draw:type="rectangle" draw:enhanced-path="M 0 0 L 21600 0 21600 21600 0 21600 0 0 Z N"/>
          </draw:custom-shape>
        </draw:g>
        <draw:path draw:style-name="gr10" draw:text-style-name="P9" draw:layer="layout" svg:width="6.801cm" svg:height="1.862cm" draw:transform="rotate (0.601091394386847) translate (15.8044875667797cm 13.2713613236173cm)" svg:viewBox="0 0 6802 1863" svg:d="M0 811c8741 3467 7152-3008 5530 22">
          <text:p/>
        </draw:path>
        <draw:frame draw:style-name="gr31" draw:text-style-name="P12" draw:layer="layout" svg:width="4.8cm" svg:height="1.673cm" svg:x="0.8cm" svg:y="0.723cm">
          <draw:text-box>
            <text:p><text:span text:style-name="T8">Cute Bat</text:span></text:p>
            <text:p>Smart - RGB</text:p>
          </draw:text-box>
        </draw:frame>
        <draw:frame draw:style-name="gr9" draw:text-style-name="P17" draw:layer="layout" svg:width="2.102cm" svg:height="3.208cm" svg:x="19.731cm" svg:y="10.638cm">
          <draw:text-box>
            <text:p><text:span text:style-name="T4"/></text:p>
            <text:p><text:span text:style-name="T4"/></text:p>
            <text:p><text:span text:style-name="T4"/></text:p>
            <text:p text:style-name="P1"><text:span text:style-name="T4">Battery</text:span></text:p>
            <text:p><text:span text:style-name="T4"/></text:p>
          </draw:text-box>
        </draw:frame>
        <presentation:notes draw:style-name="dp2">
          <draw:page-thumbnail draw:style-name="gr2"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draw:g draw:style-name="gr3">
          <draw:path draw:style-name="gr48" draw:text-style-name="P4" draw:layer="layout" svg:width="23.235cm" svg:height="15.151cm" svg:x="3.061cm" svg:y="2.49cm" svg:viewBox="0 0 23236 15152" svg:d="M8655 12595c-814 182-1441 850-1551 1445-314-677-1065-2223-1896-2358s-1401 489-1580 968c-123-362-980-2038-1810-2209s-1508 520-1637 943c-86-210-211-410-174-798 124-1305 2830-5565 3850-5583s2688 2239 3559 3137c19-1098 465-2203 1123-2907-27-1686 329-5233 900-5233s1496 3965 1568 4389c446-56 1215 11 1215 11 72-424 1005-4389 1576-4389s927 3547 900 5233c658 704 1104 1809 1123 2907 871-898 2539-3155 3559-3137s3726 4278 3850 5583c37 388-88 588-174 798-129-423-807-1114-1637-943s-1687 1847-1810 2209c-179-479-749-1103-1580-968s-1582 1681-1896 2358c-110-595-737-1263-1551-1445 12 1170-959 2546-2934 2546s-3005-1387-2993-2557z">
            <text:p/>
          </draw:path>
          <draw:custom-shape draw:style-name="gr49" draw:text-style-name="P5" draw:layer="layout" svg:width="1.446cm" svg:height="1.884cm" svg:x="11.655cm" svg:y="8.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5" draw:layer="layout" svg:width="1.446cm" svg:height="1.884cm" svg:x="15.977cm" svg:y="8.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0" draw:text-style-name="P5" draw:layer="layout" svg:width="3.175cm" svg:height="2.442cm" svg:x="12.965cm" svg:y="10.496cm" svg:viewBox="0 0 3176 2443" svg:d="M1596 1769c882-68 1580-665 1580-665 0 591-679 1296-1567 1337s-1542-685-1547-1187c15 20 652 583 1534 515zM0 0zM3176 2441z">
            <text:p/>
          </draw:path>
        </draw:g>
        <draw:path draw:style-name="gr40" draw:text-style-name="P7" draw:layer="layout" svg:width="7.34cm" svg:height="2.093cm" draw:transform="rotate (-1.5707963267949) translate (17.906007676233cm 8.90346639233429cm)" svg:viewBox="0 0 7341 2094" svg:d="M7188 2094c866-1398-2151-1807-3347-2003s-5179-177-3382 1111">
          <text:p/>
        </draw:path>
        <draw:path draw:style-name="gr40" draw:text-style-name="P7" draw:layer="layout" svg:width="3.421cm" svg:height="2.624cm" draw:transform="rotate (0.650135146367888) translate (12.3947733536462cm 9.34126367376887cm)" svg:viewBox="0 0 3422 2625" svg:d="M0 81c917-475 3542 1231 3418 2544">
          <text:p/>
        </draw:path>
        <draw:path draw:style-name="gr40" draw:text-style-name="P7" draw:layer="layout" svg:width="0.734cm" svg:height="4.311cm" draw:transform="rotate (-1.5707963267949) translate (16.717cm 10.351cm)" svg:viewBox="0 0 735 4312" svg:d="M0 0c968 350 982 4161 29 4312">
          <text:p/>
        </draw:path>
        <draw:path draw:style-name="gr40" draw:text-style-name="P7" draw:layer="layout" svg:width="2.567cm" svg:height="6.767cm" draw:transform="rotate (-1.76766946641986) translate (12.5125172788368cm 9.83694938175576cm)" svg:viewBox="0 0 2568 6768" svg:d="M550 0c441 32 1085 1131 856 1949-380 1364-1800 2858-1301 3829 854 1659 3042 909 2318 92">
          <text:p/>
        </draw:path>
        <draw:path draw:style-name="gr40" draw:text-style-name="P7" draw:layer="layout" svg:width="6.888cm" svg:height="3.239cm" draw:transform="skewX (-8.34453275272183E-017) rotate (-0.806167581496181) translate (10.2210132532104cm 8.90614245053839cm)" svg:viewBox="0 0 6889 3240" svg:d="M0 3240c807-325 6227-3889 6889-3136">
          <text:p/>
        </draw:path>
        <draw:path draw:style-name="gr40" draw:text-style-name="P7" draw:layer="layout" svg:width="4.901cm" svg:height="6.712cm" draw:transform="rotate (-1.58929681686604) translate (13.817677852655cm 10.242183497815cm)" svg:viewBox="0 0 4902 6713" svg:d="M0 6713c1321-2 1799-50 2102-577 302-527 725-2962 1349-4156s1314-1272 1451-1980">
          <text:p/>
        </draw:path>
        <draw:path draw:style-name="gr40" draw:text-style-name="P7" draw:layer="layout" svg:width="1.659cm" svg:height="10.389cm" draw:transform="rotate (-2.09998015599958) translate (15.2064941161527cm 16.2842331369683cm)" svg:viewBox="0 0 1660 10390" svg:d="M0 10339c2304 380 1684-1461 1213-2564-470-1105-746-3422-635-4171 110-751 542-854 819-1773 276-921-89-2284-1116-1683">
          <text:p/>
        </draw:path>
        <draw:path draw:style-name="gr10" draw:text-style-name="P9" draw:layer="layout" svg:width="6.89cm" svg:height="1.588cm" draw:transform="rotate (0.601091394386847) translate (15.7461989534791cm 13.1863603107293cm)" svg:viewBox="0 0 6891 1589" svg:d="M0 914c9050 2509 7152-3008 5530 22">
          <text:p/>
        </draw:path>
        <draw:g draw:style-name="gr2">
          <draw:custom-shape draw:style-name="gr23" draw:text-style-name="P2" draw:layer="layout" svg:width="2cm" svg:height="2cm" svg:x="6.093cm" svg:y="9.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4" draw:text-style-name="P2" draw:layer="layout" svg:width="0.498cm" svg:height="0.671cm" draw:transform="skewX (-0.00436332312998581) rotate (0.52010811709431) translate (6.09864377359208cm 10.8135912203988cm)" svg:viewBox="0 0 499 672" svg:d="M0 672c665-2 666-674 1-672">
            <text:p/>
          </draw:path>
          <draw:path draw:style-name="gr14" draw:text-style-name="P2" draw:layer="layout" svg:width="0.498cm" svg:height="0.671cm" draw:transform="rotate (-1.5707963267949) translate (7.415408014572cm 9.71914285714286cm)" svg:viewBox="0 0 499 672" svg:d="M0 672c665 0 665-672 0-672">
            <text:p/>
          </draw:path>
          <draw:path draw:style-name="gr14" draw:text-style-name="P2" draw:layer="layout" svg:width="0.498cm" svg:height="0.671cm" draw:transform="rotate (2.61799387799149) translate (7.7564363182564cm 11.4039807437989cm)" svg:viewBox="0 0 499 672" svg:d="M0 672c665 0 665-672 0-672">
            <text:p/>
          </draw:path>
          <draw:custom-shape draw:style-name="gr24" draw:text-style-name="P13" draw:layer="layout" svg:width="0.39cm" svg:height="0.433cm" svg:x="6.904cm" svg:y="9.685cm">
            <text:p text:style-name="P1"><text:span text:style-name="T7">s</text:span></text:p>
            <draw:enhanced-geometry svg:viewBox="0 0 21600 21600" draw:type="rectangle" draw:enhanced-path="M 0 0 L 21600 0 21600 21600 0 21600 0 0 Z N"/>
          </draw:custom-shape>
          <draw:line draw:style-name="gr25" draw:text-style-name="P2" draw:layer="layout" svg:x1="6.317cm" svg:y1="10.999cm" svg:x2="6.554cm" svg:y2="10.999cm">
            <text:p/>
          </draw:line>
          <draw:g>
            <draw:line draw:style-name="gr25" draw:text-style-name="P2" draw:layer="layout" svg:x1="7.646cm" svg:y1="11.03cm" svg:x2="7.883cm" svg:y2="11.03cm">
              <text:p/>
            </draw:line>
            <draw:line draw:style-name="gr25" draw:text-style-name="P2" draw:layer="layout" svg:x1="7.765cm" svg:y1="11.149cm" svg:x2="7.765cm" svg:y2="10.912cm">
              <text:p/>
            </draw:line>
          </draw:g>
        </draw:g>
        <draw:g draw:style-name="gr2">
          <draw:custom-shape draw:style-name="gr12" draw:text-style-name="P2" draw:layer="layout" svg:width="2.8cm" svg:height="2.8cm" draw:transform="rotate (0.785398163397448) translate (13.022cm 15.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draw:layer="layout" svg:width="0.396cm" svg:height="0.37cm" draw:transform="rotate (0.785398163397448) translate (14.337cm 14.73cm)">
            <text:p text:style-name="P1"><text:span text:style-name="T5">0~ </text:span></text:p>
            <draw:enhanced-geometry svg:viewBox="0 0 21600 21600" draw:type="rectangle" draw:enhanced-path="M 0 0 L 21600 0 21600 21600 0 21600 0 0 Z N"/>
          </draw:custom-shape>
          <draw:path draw:style-name="gr14" draw:text-style-name="P2" draw:layer="layout" svg:width="0.498cm" svg:height="0.671cm" draw:transform="rotate (-0.785398163397448) translate (14.2845577809125cm 14.0099198962957cm)" svg:viewBox="0 0 499 672" svg:d="M0 672c665 0 665-672 0-672">
            <text:p/>
          </draw:path>
          <draw:path draw:style-name="gr14" draw:text-style-name="P2" draw:layer="layout" svg:width="0.498cm" svg:height="0.671cm" draw:transform="skewX (-0.0015707963267949) rotate (-1.57184352434609) translate (15.3171783744184cm 13.8464164678044cm)" svg:viewBox="0 0 499 672" svg:d="M0 672c665-1 665-673 0-672">
            <text:p/>
          </draw:path>
          <draw:path draw:style-name="gr14" draw:text-style-name="P2" draw:layer="layout" svg:width="0.498cm" svg:height="0.671cm" svg:x="13.636cm" svg:y="14.872cm" svg:viewBox="0 0 499 672" svg:d="M0 672c665 0 665-672 0-672">
            <text:p/>
          </draw:path>
          <draw:path draw:style-name="gr14" draw:text-style-name="P2" draw:layer="layout" svg:width="0.498cm" svg:height="0.671cm" draw:transform="rotate (2.35619449019234) translate (15.7264785947917cm 16.4146599720713cm)" svg:viewBox="0 0 499 672" svg:d="M0 672c665 0 665-672 0-672">
            <text:p/>
          </draw:path>
          <draw:path draw:style-name="gr14" draw:text-style-name="P2" draw:layer="layout" svg:width="0.498cm" svg:height="0.671cm" draw:transform="rotate (3.1405454560386) translate (16.3593118727179cm 15.5465771692812cm)" svg:viewBox="0 0 499 672" svg:d="M1 672c665-1 664-673-1-672">
            <text:p/>
          </draw:path>
          <draw:path draw:style-name="gr14" draw:text-style-name="P2" draw:layer="layout" svg:width="0.498cm" svg:height="0.671cm" draw:transform="skewX (-0.0015707963267949) rotate (1.5697491292437) translate (14.6500173808523cm 16.5819918276873cm)" svg:viewBox="0 0 499 672" svg:d="M0 672c665-1 665-673 0-672">
            <text:p/>
          </draw:path>
          <draw:custom-shape draw:style-name="gr15" draw:text-style-name="P10" draw:layer="layout" svg:width="0.448cm" svg:height="0.341cm" draw:transform="rotate (0.785398163397448) translate (15.209cm 15.688cm)">
            <text:p text:style-name="P1"><text:span text:style-name="T5">1~</text:span></text:p>
            <draw:enhanced-geometry svg:viewBox="0 0 21600 21600" draw:type="rectangle" draw:enhanced-path="M 0 0 L 21600 0 21600 21600 0 21600 0 0 Z N"/>
          </draw:custom-shape>
          <draw:custom-shape draw:style-name="gr16" draw:text-style-name="P10" draw:layer="layout" svg:width="0.67cm" svg:height="0.396cm" draw:transform="rotate (0.785398163397448) translate (13.83cm 15.623cm)">
            <text:p text:style-name="P1"><text:span text:style-name="T5">A1/2</text:span></text:p>
            <draw:enhanced-geometry svg:viewBox="0 0 21600 21600" draw:type="rectangle" draw:enhanced-path="M 0 0 L 21600 0 21600 21600 0 21600 0 0 Z N"/>
          </draw:custom-shape>
          <draw:custom-shape draw:style-name="gr17" draw:text-style-name="P10" draw:layer="layout" svg:width="0.77cm" svg:height="0.298cm" draw:transform="rotate (0.785398163397448) translate (14.289cm 16.17cm)">
            <text:p text:style-name="P1"><text:span text:style-name="T5">GND</text:span></text:p>
            <draw:enhanced-geometry svg:viewBox="0 0 21600 21600" draw:mirror-horizontal="false" draw:mirror-vertical="false" draw:type="rectangle" draw:enhanced-path="M 0 0 L 21600 0 21600 21600 0 21600 0 0 Z N"/>
          </draw:custom-shape>
          <draw:custom-shape draw:style-name="gr18" draw:text-style-name="P11" draw:layer="layout" svg:width="0.604cm" svg:height="0.298cm" draw:transform="rotate (0.785398163397448) translate (15.558cm 14.919cm)">
            <text:p text:style-name="P1"><text:span text:style-name="T6">Vout</text:span></text:p>
            <draw:enhanced-geometry svg:viewBox="0 0 21600 21600" draw:mirror-horizontal="false" draw:mirror-vertical="false" draw:type="rectangle" draw:enhanced-path="M 0 0 L 21600 0 21600 21600 0 21600 0 0 Z N"/>
          </draw:custom-shape>
          <draw:custom-shape draw:style-name="gr19" draw:text-style-name="P10" draw:layer="layout" svg:width="0.485cm" svg:height="0.298cm" draw:transform="rotate (0.785398163397448) translate (15.141cm 14.42cm)">
            <text:p text:style-name="P1"><text:span text:style-name="T5">3.3V</text:span></text:p>
            <draw:enhanced-geometry svg:viewBox="0 0 21600 21600" draw:mirror-horizontal="false" draw:mirror-vertical="false" draw:type="rectangle" draw:enhanced-path="M 0 0 L 21600 0 21600 21600 0 21600 0 0 Z N"/>
          </draw:custom-shape>
          <draw:custom-shape draw:style-name="gr20" draw:text-style-name="P10" draw:layer="layout" svg:width="0.706cm" svg:height="0.395cm" draw:transform="rotate (-0.785398163397448) translate (13.755cm 15.948cm)">
            <text:p text:style-name="P1"><text:span text:style-name="T5">USB</text:span></text:p>
            <draw:enhanced-geometry svg:viewBox="0 0 21600 21600" draw:mirror-horizontal="false" draw:mirror-vertical="false" draw:type="rectangle" draw:enhanced-path="M 0 0 L 21600 0 21600 21600 0 21600 0 0 Z N"/>
          </draw:custom-shape>
          <draw:custom-shape draw:style-name="gr21" draw:text-style-name="P10" draw:layer="layout" svg:width="0.706cm" svg:height="0.396cm" draw:transform="rotate (-0.785398163397448) translate (16.015cm 13.688cm)">
            <text:p text:style-name="P1"><text:span text:style-name="T5">Batt</text:span></text:p>
            <draw:enhanced-geometry svg:viewBox="0 0 21600 21600" draw:mirror-horizontal="false" draw:mirror-vertical="false" draw:type="rectangle" draw:enhanced-path="M 0 0 L 21600 0 21600 21600 0 21600 0 0 Z N"/>
          </draw:custom-shape>
        </draw:g>
        <draw:g draw:style-name="gr2">
          <draw:custom-shape draw:style-name="gr38" draw:text-style-name="P2" draw:layer="layout" svg:width="0.317cm" svg:height="0.317cm" draw:transform="rotate (3.13199334270382) translate (12.55cm 10.4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2" draw:layer="layout" svg:width="1.1cm" svg:height="0.494cm" draw:transform="rotate (-1.5707963267949) translate (12.641cm 9.337cm)">
            <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8" draw:text-style-name="P2" draw:layer="layout" svg:width="0.317cm" svg:height="0.317cm" draw:transform="rotate (3.13199334270382) translate (12.545cm 9.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34cm" svg:height="0.114cm" draw:transform="rotate (-3.14159265358979) translate (12.56cm 9.869cm)">
            <text:p/>
            <draw:enhanced-geometry svg:viewBox="0 0 21600 21600" draw:mirror-horizontal="false" draw:mirror-vertical="false" draw:type="rectangle" draw:enhanced-path="M 0 0 L 21600 0 21600 21600 0 21600 0 0 Z N"/>
          </draw:custom-shape>
          <draw:custom-shape draw:style-name="gr46" draw:text-style-name="P2" draw:layer="layout" svg:width="0.211cm" svg:height="0.051cm" draw:transform="rotate (-3.14159265358979) translate (12.495cm 9.996cm)">
            <text:p/>
            <draw:enhanced-geometry svg:viewBox="0 0 21600 21600" draw:mirror-horizontal="false" draw:mirror-vertical="false" draw:type="rectangle" draw:enhanced-path="M 0 0 L 21600 0 21600 21600 0 21600 0 0 Z N"/>
          </draw:custom-shape>
          <draw:line draw:style-name="gr25" draw:text-style-name="P2" draw:layer="layout" svg:x1="12.481cm" svg:y1="10.275cm" svg:x2="12.308cm" svg:y2="10.275cm">
            <text:p/>
          </draw:line>
          <draw:g>
            <draw:line draw:style-name="gr25" draw:text-style-name="P2" draw:layer="layout" svg:x1="12.475cm" svg:y1="9.495cm" svg:x2="12.302cm" svg:y2="9.495cm">
              <text:p/>
            </draw:line>
            <draw:line draw:style-name="gr25" draw:text-style-name="P2" draw:layer="layout" svg:x1="12.388cm" svg:y1="9.408cm" svg:x2="12.388cm" svg:y2="9.581cm">
              <text:p/>
            </draw:line>
          </draw:g>
        </draw:g>
        <draw:g draw:style-name="gr2">
          <draw:custom-shape draw:style-name="gr38" draw:text-style-name="P2" draw:layer="layout" svg:width="0.317cm" svg:height="0.317cm" draw:transform="rotate (3.13199334270382) translate (16.878cm 10.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2" draw:layer="layout" svg:width="1.1cm" svg:height="0.494cm" draw:transform="rotate (-1.5707963267949) translate (16.969cm 9.323cm)">
            <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8" draw:text-style-name="P2" draw:layer="layout" svg:width="0.317cm" svg:height="0.317cm" draw:transform="rotate (3.13199334270382) translate (16.873cm 9.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34cm" svg:height="0.114cm" draw:transform="rotate (-3.14159265358979) translate (16.888cm 9.855cm)">
            <text:p/>
            <draw:enhanced-geometry svg:viewBox="0 0 21600 21600" draw:mirror-horizontal="false" draw:mirror-vertical="false" draw:type="rectangle" draw:enhanced-path="M 0 0 L 21600 0 21600 21600 0 21600 0 0 Z N"/>
          </draw:custom-shape>
          <draw:custom-shape draw:style-name="gr46" draw:text-style-name="P2" draw:layer="layout" svg:width="0.211cm" svg:height="0.051cm" draw:transform="rotate (-3.14159265358979) translate (16.823cm 9.982cm)">
            <text:p/>
            <draw:enhanced-geometry svg:viewBox="0 0 21600 21600" draw:mirror-horizontal="false" draw:mirror-vertical="false" draw:type="rectangle" draw:enhanced-path="M 0 0 L 21600 0 21600 21600 0 21600 0 0 Z N"/>
          </draw:custom-shape>
          <draw:line draw:style-name="gr25" draw:text-style-name="P2" draw:layer="layout" svg:x1="16.809cm" svg:y1="10.261cm" svg:x2="16.636cm" svg:y2="10.261cm">
            <text:p/>
          </draw:line>
          <draw:g>
            <draw:line draw:style-name="gr25" draw:text-style-name="P2" draw:layer="layout" svg:x1="16.803cm" svg:y1="9.481cm" svg:x2="16.63cm" svg:y2="9.481cm">
              <text:p/>
            </draw:line>
            <draw:line draw:style-name="gr25" draw:text-style-name="P2" draw:layer="layout" svg:x1="16.716cm" svg:y1="9.394cm" svg:x2="16.716cm" svg:y2="9.567cm">
              <text:p/>
            </draw:line>
          </draw:g>
        </draw:g>
        <draw:frame draw:style-name="gr31" draw:text-style-name="P12" draw:layer="layout" svg:width="4.8cm" svg:height="1.673cm" svg:x="0.8cm" svg:y="0.722cm">
          <draw:text-box>
            <text:p><text:span text:style-name="T8">Cute Bat</text:span></text:p>
            <text:p>Smart - Mono</text:p>
          </draw:text-box>
        </draw:frame>
        <draw:frame draw:style-name="gr9" draw:text-style-name="P17" draw:layer="layout" svg:width="2.102cm" svg:height="3.208cm" svg:x="19.731cm" svg:y="10.638cm">
          <draw:text-box>
            <text:p><text:span text:style-name="T4"/></text:p>
            <text:p><text:span text:style-name="T4"/></text:p>
            <text:p><text:span text:style-name="T4"/></text:p>
            <text:p text:style-name="P1"><text:span text:style-name="T4">Battery</text:span></text:p>
            <text:p><text:span text:style-name="T4"/></text:p>
          </draw:text-box>
        </draw:frame>
        <presentation:notes draw:style-name="dp2">
          <draw:page-thumbnail draw:style-name="gr2"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draw:g draw:style-name="gr3">
          <draw:path draw:style-name="gr48" draw:text-style-name="P4" draw:layer="layout" svg:width="23.235cm" svg:height="15.151cm" svg:x="3.061cm" svg:y="2.49cm" svg:viewBox="0 0 23236 15152" svg:d="M8655 12595c-814 182-1441 850-1551 1445-314-677-1065-2223-1896-2358s-1401 489-1580 968c-123-362-980-2038-1810-2209s-1508 520-1637 943c-86-210-211-410-174-798 124-1305 2830-5565 3850-5583s2688 2239 3559 3137c19-1098 465-2203 1123-2907-27-1686 329-5233 900-5233s1496 3965 1568 4389c446-56 1215 11 1215 11 72-424 1005-4389 1576-4389s927 3547 900 5233c658 704 1104 1809 1123 2907 871-898 2539-3155 3559-3137s3726 4278 3850 5583c37 388-88 588-174 798-129-423-807-1114-1637-943s-1687 1847-1810 2209c-179-479-749-1103-1580-968s-1582 1681-1896 2358c-110-595-737-1263-1551-1445 12 1170-959 2546-2934 2546s-3005-1387-2993-2557z">
            <text:p/>
          </draw:path>
          <draw:custom-shape draw:style-name="gr49" draw:text-style-name="P5" draw:layer="layout" svg:width="1.446cm" svg:height="1.884cm" svg:x="11.655cm" svg:y="8.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5" draw:layer="layout" svg:width="1.446cm" svg:height="1.884cm" svg:x="15.977cm" svg:y="8.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0" draw:text-style-name="P5" draw:layer="layout" svg:width="3.175cm" svg:height="2.442cm" svg:x="12.965cm" svg:y="10.496cm" svg:viewBox="0 0 3176 2443" svg:d="M1596 1769c882-68 1580-665 1580-665 0 591-679 1296-1567 1337s-1542-685-1547-1187c15 20 652 583 1534 515zM0 0zM3176 2441z">
            <text:p/>
          </draw:path>
        </draw:g>
        <draw:path draw:style-name="gr40" draw:text-style-name="P7" draw:layer="layout" svg:width="7.325cm" svg:height="2.128cm" draw:transform="rotate (-1.5707963267949) translate (17.906007676233cm 8.90346639233429cm)" svg:viewBox="0 0 7326 2129" svg:d="M7172 2129c866-1398-2135-1842-3331-2038s-5179-177-3382 1111">
          <text:p/>
        </draw:path>
        <draw:path draw:style-name="gr40" draw:text-style-name="P7" draw:layer="layout" svg:width="3.421cm" svg:height="2.624cm" draw:transform="rotate (0.650135146367888) translate (12.3947733536462cm 9.34126367376887cm)" svg:viewBox="0 0 3422 2625" svg:d="M0 81c917-475 3542 1231 3418 2544">
          <text:p/>
        </draw:path>
        <draw:path draw:style-name="gr40" draw:text-style-name="P7" draw:layer="layout" svg:width="0.734cm" svg:height="4.311cm" draw:transform="rotate (-1.5707963267949) translate (16.717cm 10.351cm)" svg:viewBox="0 0 735 4312" svg:d="M0 0c968 350 982 4161 29 4312">
          <text:p/>
        </draw:path>
        <draw:path draw:style-name="gr40" draw:text-style-name="P7" draw:layer="layout" svg:width="3.178cm" svg:height="1.966cm" draw:transform="rotate (-1.76766946641986) translate (14.3168404025995cm 10.7573294534885cm)" svg:viewBox="0 0 3179 1967" svg:d="M0 1949c441 33 2468 221 3179-1949">
          <text:p/>
        </draw:path>
        <draw:g draw:style-name="gr2">
          <draw:custom-shape draw:style-name="gr38" draw:text-style-name="P2" draw:layer="layout" svg:width="0.317cm" svg:height="0.317cm" draw:transform="rotate (3.13199334270382) translate (12.55cm 10.4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2" draw:layer="layout" svg:width="1.1cm" svg:height="0.494cm" draw:transform="rotate (-1.5707963267949) translate (12.641cm 9.337cm)">
            <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8" draw:text-style-name="P2" draw:layer="layout" svg:width="0.317cm" svg:height="0.317cm" draw:transform="rotate (3.13199334270382) translate (12.545cm 9.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34cm" svg:height="0.114cm" draw:transform="rotate (-3.14159265358979) translate (12.56cm 9.869cm)">
            <text:p/>
            <draw:enhanced-geometry svg:viewBox="0 0 21600 21600" draw:mirror-horizontal="false" draw:mirror-vertical="false" draw:type="rectangle" draw:enhanced-path="M 0 0 L 21600 0 21600 21600 0 21600 0 0 Z N"/>
          </draw:custom-shape>
          <draw:custom-shape draw:style-name="gr46" draw:text-style-name="P2" draw:layer="layout" svg:width="0.211cm" svg:height="0.051cm" draw:transform="rotate (-3.14159265358979) translate (12.495cm 9.996cm)">
            <text:p/>
            <draw:enhanced-geometry svg:viewBox="0 0 21600 21600" draw:mirror-horizontal="false" draw:mirror-vertical="false" draw:type="rectangle" draw:enhanced-path="M 0 0 L 21600 0 21600 21600 0 21600 0 0 Z N"/>
          </draw:custom-shape>
          <draw:line draw:style-name="gr25" draw:text-style-name="P2" draw:layer="layout" svg:x1="12.481cm" svg:y1="10.275cm" svg:x2="12.308cm" svg:y2="10.275cm">
            <text:p/>
          </draw:line>
          <draw:g>
            <draw:line draw:style-name="gr25" draw:text-style-name="P2" draw:layer="layout" svg:x1="12.475cm" svg:y1="9.495cm" svg:x2="12.302cm" svg:y2="9.495cm">
              <text:p/>
            </draw:line>
            <draw:line draw:style-name="gr25" draw:text-style-name="P2" draw:layer="layout" svg:x1="12.388cm" svg:y1="9.408cm" svg:x2="12.388cm" svg:y2="9.581cm">
              <text:p/>
            </draw:line>
          </draw:g>
        </draw:g>
        <draw:g draw:style-name="gr2">
          <draw:custom-shape draw:style-name="gr38" draw:text-style-name="P2" draw:layer="layout" svg:width="0.317cm" svg:height="0.317cm" draw:transform="rotate (3.13199334270382) translate (16.878cm 10.4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2" draw:layer="layout" svg:width="1.1cm" svg:height="0.494cm" draw:transform="rotate (-1.5707963267949) translate (16.969cm 9.323cm)">
            <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38" draw:text-style-name="P2" draw:layer="layout" svg:width="0.317cm" svg:height="0.317cm" draw:transform="rotate (3.13199334270382) translate (16.873cm 9.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34cm" svg:height="0.114cm" draw:transform="rotate (-3.14159265358979) translate (16.888cm 9.855cm)">
            <text:p/>
            <draw:enhanced-geometry svg:viewBox="0 0 21600 21600" draw:mirror-horizontal="false" draw:mirror-vertical="false" draw:type="rectangle" draw:enhanced-path="M 0 0 L 21600 0 21600 21600 0 21600 0 0 Z N"/>
          </draw:custom-shape>
          <draw:custom-shape draw:style-name="gr46" draw:text-style-name="P2" draw:layer="layout" svg:width="0.211cm" svg:height="0.051cm" draw:transform="rotate (-3.14159265358979) translate (16.823cm 9.982cm)">
            <text:p/>
            <draw:enhanced-geometry svg:viewBox="0 0 21600 21600" draw:mirror-horizontal="false" draw:mirror-vertical="false" draw:type="rectangle" draw:enhanced-path="M 0 0 L 21600 0 21600 21600 0 21600 0 0 Z N"/>
          </draw:custom-shape>
          <draw:line draw:style-name="gr25" draw:text-style-name="P2" draw:layer="layout" svg:x1="16.809cm" svg:y1="10.261cm" svg:x2="16.636cm" svg:y2="10.261cm">
            <text:p/>
          </draw:line>
          <draw:g>
            <draw:line draw:style-name="gr25" draw:text-style-name="P2" draw:layer="layout" svg:x1="16.803cm" svg:y1="9.481cm" svg:x2="16.63cm" svg:y2="9.481cm">
              <text:p/>
            </draw:line>
            <draw:line draw:style-name="gr25" draw:text-style-name="P2" draw:layer="layout" svg:x1="16.716cm" svg:y1="9.394cm" svg:x2="16.716cm" svg:y2="9.567cm">
              <text:p/>
            </draw:line>
          </draw:g>
        </draw:g>
        <draw:g draw:style-name="gr2">
          <draw:g>
            <draw:path draw:style-name="gr35" draw:text-style-name="P15" draw:layer="layout" svg:width="3.363cm" svg:height="2.977cm" draw:transform="rotate (1.5707963267949) translate (13.1710476190476cm 16.7283939393939cm)" svg:viewBox="0 0 3364 2978" svg:d="M1681 0c525 22 1280 346 1280 652s-458 143-457 865 457 499 457 825-726 625-1280 635c-953 0-1681-645-1681-1489s728-1488 1681-1488zM0 0zM3364 2978z">
              <text:p/>
            </draw:path>
            <draw:polygon draw:style-name="gr36" draw:text-style-name="P15" draw:layer="layout" svg:width="1.37cm" svg:height="2.181cm" draw:transform="rotate (1.5707963267949) translate (13.5820476190476cm 15.6323939393939cm)" svg:viewBox="0 0 1371 2182" draw:points="0,378 344,0 1029,0 1371,378 1371,1804 1029,2182 339,2182 0,1804">
              <text:p/>
            </draw:polygon>
            <draw:custom-shape draw:style-name="gr47" draw:text-style-name="P15" draw:layer="layout" svg:width="0.367cm" svg:height="0.76cm" draw:transform="rotate (1.5707963267949) translate (14.283cm 16.498cm)">
              <text:p/>
              <draw:enhanced-geometry svg:viewBox="0 0 21600 21600" draw:type="rectangle" draw:enhanced-path="M 0 0 L 21600 0 21600 21600 0 21600 0 0 Z N"/>
            </draw:custom-shape>
            <draw:custom-shape draw:style-name="gr38" draw:text-style-name="P15" draw:layer="layout" svg:width="0.371cm" svg:height="0.37cm" draw:transform="rotate (1.5707963267949) translate (13.466cm 16.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5" draw:layer="layout" svg:width="0.37cm" svg:height="0.371cm" draw:transform="rotate (1.5707963267949) translate (13.606cm 14.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5" draw:layer="layout" svg:width="0.37cm" svg:height="0.37cm" draw:transform="rotate (1.5707963267949) translate (15.378cm 14.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5" draw:layer="layout" svg:width="0.37cm" svg:height="0.37cm" draw:transform="rotate (1.5707963267949) translate (15.484cm 16.1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2" draw:layer="layout" svg:x1="15.458cm" svg:y1="13.979cm" svg:x2="15.675cm" svg:y2="13.979cm">
              <text:p/>
            </draw:line>
            <draw:g>
              <draw:line draw:style-name="gr25" draw:text-style-name="P2" draw:layer="layout" svg:x1="15.67cm" svg:y1="16.117cm" svg:x2="15.67cm" svg:y2="15.9cm">
                <text:p/>
              </draw:line>
              <draw:line draw:style-name="gr25" draw:text-style-name="P2" draw:layer="layout" svg:x1="15.779cm" svg:y1="16.009cm" svg:x2="15.562cm" svg:y2="16.009cm">
                <text:p/>
              </draw:line>
            </draw:g>
            <draw:line draw:style-name="gr25" draw:text-style-name="P2" draw:layer="layout" svg:x1="13.681cm" svg:y1="13.973cm" svg:x2="13.898cm" svg:y2="13.973cm">
              <text:p/>
            </draw:line>
            <draw:g>
              <draw:line draw:style-name="gr25" draw:text-style-name="P2" draw:layer="layout" svg:x1="13.651cm" svg:y1="16.12cm" svg:x2="13.651cm" svg:y2="15.903cm">
                <text:p/>
              </draw:line>
              <draw:line draw:style-name="gr25" draw:text-style-name="P2" draw:layer="layout" svg:x1="13.76cm" svg:y1="16.012cm" svg:x2="13.543cm" svg:y2="16.012cm">
                <text:p/>
              </draw:line>
            </draw:g>
          </draw:g>
        </draw:g>
        <draw:frame draw:style-name="gr31" draw:text-style-name="P12" draw:layer="layout" svg:width="4.8cm" svg:height="1.673cm" svg:x="0.8cm" svg:y="0.723cm">
          <draw:text-box>
            <text:p><text:span text:style-name="T8">Cute Bat</text:span></text:p>
            <text:p>Easy</text:p>
          </draw:text-box>
        </draw:frame>
        <presentation:notes draw:style-name="dp2">
          <draw:page-thumbnail draw:style-name="gr2"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7" draw:display-name="Gradient 7" draw:style="linear" draw:start-color="#3465a4" draw:end-color="#ffffff" draw:start-intensity="100%" draw:end-intensity="100%" draw:angle="0" draw:border="0%"/>
    <draw:gradient draw:name="Gradient_20_8" draw:display-name="Gradient 8"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opacity="50%" draw:fill-image-width="0cm" draw:fill-image-height="0cm"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8"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7" draw:fill-hatch-name="Hatching_20_1" draw:fill-image-name="Bitmap_20_1" draw:fill-image-width="0cm" draw:fill-image-height="0cm" draw:shadow="hidden" draw:shadow-color="#ffff0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7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7000007629395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82cm" fo:margin-bottom="0cm" fo:text-indent="0cm"/>
      <style:text-properties fo:font-size="26.8999996185303pt" style:font-size-asian="28pt" style:font-size-complex="28pt"/>
    </style:style>
    <style:style style:name="Default-outline3" style:family="presentation" style:parent-style-name="Default-outline2">
      <style:paragraph-properties fo:margin-left="0cm" fo:margin-right="0cm" fo:margin-top="0.287cm" fo:margin-bottom="0cm" fo:text-indent="0cm"/>
      <style:text-properties fo:font-size="23pt" style:font-size-asian="24pt" style:font-size-complex="24pt"/>
    </style:style>
    <style:style style:name="Default-outline4" style:family="presentation" style:parent-style-name="Default-outline3">
      <style:paragraph-properties fo:margin-left="0cm" fo:margin-right="0cm" fo:margin-top="0.19cm" fo:margin-bottom="0cm" fo:text-indent="0cm"/>
      <style:text-properties fo:font-size="19.2000007629395pt" style:font-size-asian="20pt" style:font-size-complex="20pt"/>
    </style:style>
    <style:style style:name="Default-outline5" style:family="presentation" style:parent-style-name="Default-outline4">
      <style:paragraph-properties fo:margin-left="0cm" fo:margin-right="0cm" fo:margin-top="0.095cm" fo:margin-bottom="0cm" fo:text-indent="0cm"/>
      <style:text-properties fo:font-size="19.2000007629395pt" style:font-size-asian="20pt" style:font-size-complex="20pt"/>
    </style:style>
    <style:style style:name="Default-outline6" style:family="presentation" style:parent-style-name="Default-outline5">
      <style:paragraph-properties fo:margin-left="0cm" fo:margin-right="0cm" fo:margin-top="0.095cm" fo:margin-bottom="0cm" fo:text-indent="0cm"/>
      <style:text-properties fo:font-size="19.2000007629395pt" style:font-size-asian="20pt" style:font-size-complex="20pt"/>
    </style:style>
    <style:style style:name="Default-outline7" style:family="presentation" style:parent-style-name="Default-outline6">
      <style:paragraph-properties fo:margin-left="0cm" fo:margin-right="0cm" fo:margin-top="0.095cm" fo:margin-bottom="0cm" fo:text-indent="0cm"/>
      <style:text-properties fo:font-size="19.2000007629395pt" style:font-size-asian="20pt" style:font-size-complex="20pt"/>
    </style:style>
    <style:style style:name="Default-outline8" style:family="presentation" style:parent-style-name="Default-outline7">
      <style:paragraph-properties fo:margin-left="0cm" fo:margin-right="0cm" fo:margin-top="0.095cm" fo:margin-bottom="0cm" fo:text-indent="0cm"/>
      <style:text-properties fo:font-size="19.2000007629395pt" style:font-size-asian="20pt" style:font-size-complex="20pt"/>
    </style:style>
    <style:style style:name="Default-outline9" style:family="presentation" style:parent-style-name="Default-outline8">
      <style:paragraph-properties fo:margin-left="0cm" fo:margin-right="0cm" fo:margin-top="0.095cm" fo:margin-bottom="0cm" fo:text-indent="0cm"/>
      <style:text-properties fo:font-size="19.2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2000007629395pt" fo:font-style="normal" fo:text-shadow="none" style:text-underline-style="none" fo:font-weight="normal" style:letter-kerning="true" fo:background-color="transparent" style:font-name-asian="SimSun" style:font-family-asian="SimSun"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42cm" fo:margin-bottom="0.42cm" fo:margin-left="0.5cm" fo:margin-right="0.5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Default" style:page-layout-name="PM1" draw:style-name="Mdp1">
      <draw:frame presentation:style-name="Default-title" draw:layer="backgroundobjects" svg:width="25.829cm" svg:height="3.366cm" svg:x="1.935cm" svg:y="1.222cm" presentation:class="title" presentation:placeholder="true">
        <draw:text-box/>
      </draw:frame>
      <draw:frame presentation:style-name="Default-outline1" draw:layer="backgroundobjects" svg:width="25.829cm" svg:height="11.692cm" svg:x="1.935cm" svg:y="5.136cm" presentation:class="outline" presentation:placeholder="true">
        <draw:text-box/>
      </draw:frame>
      <draw:frame presentation:style-name="Mpr1" draw:text-style-name="MP2" draw:layer="backgroundobjects" svg:width="6.686cm" svg:height="1.39cm" svg:x="1.935cm" svg:y="18.784cm" presentation:class="date-time">
        <draw:text-box>
          <text:p text:style-name="MP1"><text:span text:style-name="MT1"><presentation:date-time/></text:span></text:p>
        </draw:text-box>
      </draw:frame>
      <draw:frame presentation:style-name="Mpr1" draw:text-style-name="MP6" draw:layer="backgroundobjects" svg:width="9.097cm" svg:height="1.39cm" svg:x="10.314cm" svg:y="18.784cm" presentation:class="footer">
        <draw:text-box>
          <text:p text:style-name="MP5"><text:span text:style-name="MT1"><presentation:footer/></text:span></text:p>
        </draw:text-box>
      </draw:frame>
      <draw:frame presentation:style-name="Mpr1" draw:text-style-name="MP4" draw:layer="backgroundobjects" svg:width="6.686cm" svg:height="1.39cm" svg:x="21.076cm" svg:y="18.784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cP</meta:initial-creator>
    <meta:creation-date>2015-11-29T02:17:33.203000000</meta:creation-date>
    <dc:date>2015-12-20T00:41:10.687000000</dc:date>
    <dc:creator>McP</dc:creator>
    <meta:editing-duration>PT6H59M42S</meta:editing-duration>
    <meta:editing-cycles>55</meta:editing-cycles>
    <meta:generator>LibreOffice/5.0.3.2$Windows_x86 LibreOffice_project/e5f16313668ac592c1bfb310f4390624e3dbfb75</meta:generator>
    <meta:document-statistic meta:object-count="580"/>
  </office:meta>
</office:document-meta>
</file>